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3">
      <style:table-cell-properties fo:border="thick solid #808080" style:vertical-align="middle" style:repeat-content="false"/>
      <style:paragraph-properties fo:text-align="end" fo:margin-right="0cm"/>
      <style:text-properties fo:font-size="10pt" style:font-size-asian="10pt" style:font-size-complex="10pt"/>
    </style:style>
    <style:style style:name="ce6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7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4.39208333333333cm"/>
    </style:style>
    <style:style style:name="co2" style:family="table-column">
      <style:table-column-properties fo:break-before="auto" style:column-width="3.14854166666667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0.95pt" style:use-optimal-row-height="false" fo:break-before="auto"/>
    </style:style>
    <style:style style:name="ro3" style:family="table-row">
      <style:table-row-properties style:row-height="60pt" style:use-optimal-row-height="false" fo:break-before="auto"/>
    </style:style>
    <style:style style:name="ro4" style:family="table-row">
      <style:table-row-properties style:row-height="18.95pt" style:use-optimal-row-height="false" fo:break-before="auto"/>
    </style:style>
    <style:style style:name="ro5" style:family="table-row">
      <style:table-row-properties style:row-height="29.45pt" style:use-optimal-row-height="false" fo:break-before="auto"/>
    </style:style>
    <style:style style:name="ro6" style:family="table-row">
      <style:table-row-properties style:row-height="24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" table:style-name="ta1">
        <table:table-column table:style-name="co1" table:number-columns-repeated="2" table:default-cell-style-name="ce1"/>
        <table:table-column table:style-name="co2" table:number-columns-repeated="10" table:default-cell-style-name="ce1"/>
        <table:table-column table:style-name="co3" table:number-columns-repeated="16372" table:default-cell-style-name="ce1"/>
        <table:table-row table:style-name="ro1">
          <table:table-cell office:value-type="string" table:style-name="ce7">
            <text:p>A - HOUSEHOLDS WITH ICT EQUIPMEN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household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1" table:number-rows-spanned="2" table:style-name="ce8">
            <text:p>Television</text:p>
          </table:table-cell>
          <table:table-cell office:value-type="string" table:number-columns-spanned="1" table:number-rows-spanned="2" table:style-name="ce8">
            <text:p>Mobile phone</text:p>
          </table:table-cell>
          <table:table-cell office:value-type="string" table:number-columns-spanned="1" table:number-rows-spanned="2" table:style-name="ce8">
            <text:p>Radio</text:p>
          </table:table-cell>
          <table:table-cell office:value-type="string" table:number-columns-spanned="1" table:number-rows-spanned="2" table:style-name="ce8">
            <text:p>Satellite dish</text:p>
          </table:table-cell>
          <table:table-cell office:value-type="string" table:number-columns-spanned="1" table:number-rows-spanned="2" table:style-name="ce8">
            <text:p>Landline</text:p>
          </table:table-cell>
          <table:table-cell office:value-type="string" table:number-columns-spanned="1" table:number-rows-spanned="2" table:style-name="ce8">
            <text:p>Pay TV</text:p>
          </table:table-cell>
          <table:table-cell office:value-type="string" table:number-columns-spanned="1" table:number-rows-spanned="2" table:style-name="ce8">
            <text:p>Desktop computer</text:p>
          </table:table-cell>
          <table:table-cell office:value-type="string" table:number-columns-spanned="1" table:number-rows-spanned="2" table:style-name="ce8">
            <text:p>Notebook</text:p>
          </table:table-cell>
          <table:table-cell office:value-type="string" table:number-columns-spanned="1" table:number-rows-spanned="2" table:style-name="ce8">
            <text:p>Tablet</text:p>
          </table:table-cell>
          <table:table-cell office:value-type="string" table:number-columns-spanned="1" table:number-rows-spanned="2" table:style-name="ce8">
            <text:p>Game console</text:p>
          </table:table-cell>
          <table:table-cell table:style-name="ce4"/>
          <table:table-cell table:number-columns-repeated="16371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891308" table:style-name="ce5">
            <text:p>2.891.308</text:p>
          </table:table-cell>
          <table:table-cell office:value-type="float" office:value="2815786" table:style-name="ce5">
            <text:p>2.815.786</text:p>
          </table:table-cell>
          <table:table-cell office:value-type="float" office:value="1991899" table:style-name="ce5">
            <text:p>1.991.899</text:p>
          </table:table-cell>
          <table:table-cell office:value-type="float" office:value="1159548" table:style-name="ce5">
            <text:p>1.159.548</text:p>
          </table:table-cell>
          <table:table-cell office:value-type="float" office:value="1230017" table:style-name="ce5">
            <text:p>1.230.017</text:p>
          </table:table-cell>
          <table:table-cell office:value-type="float" office:value="1585215" table:style-name="ce5">
            <text:p>1.585.215</text:p>
          </table:table-cell>
          <table:table-cell office:value-type="float" office:value="1290456" table:style-name="ce5">
            <text:p>1.290.456</text:p>
          </table:table-cell>
          <table:table-cell office:value-type="float" office:value="1554545" table:style-name="ce5">
            <text:p>1.554.545</text:p>
          </table:table-cell>
          <table:table-cell office:value-type="float" office:value="1103966" table:style-name="ce5">
            <text:p>1.103.966</text:p>
          </table:table-cell>
          <table:table-cell office:value-type="float" office:value="1272045" table:style-name="ce5">
            <text:p>1.272.045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</text:p>
          </table:table-cell>
          <table:table-cell office:value-type="float" office:value="2814285" table:style-name="ce5">
            <text:p>2.814.285</text:p>
          </table:table-cell>
          <table:table-cell office:value-type="float" office:value="2727676" table:style-name="ce5">
            <text:p>2.727.676</text:p>
          </table:table-cell>
          <table:table-cell office:value-type="float" office:value="1954087" table:style-name="ce5">
            <text:p>1.954.087</text:p>
          </table:table-cell>
          <table:table-cell office:value-type="float" office:value="1072970" table:style-name="ce5">
            <text:p>1.072.970</text:p>
          </table:table-cell>
          <table:table-cell office:value-type="float" office:value="1220450" table:style-name="ce5">
            <text:p>1.220.450</text:p>
          </table:table-cell>
          <table:table-cell office:value-type="float" office:value="1561072" table:style-name="ce5">
            <text:p>1.561.072</text:p>
          </table:table-cell>
          <table:table-cell office:value-type="float" office:value="1297282" table:style-name="ce5">
            <text:p>1.297.282</text:p>
          </table:table-cell>
          <table:table-cell office:value-type="float" office:value="1548300" table:style-name="ce5">
            <text:p>1.548.300</text:p>
          </table:table-cell>
          <table:table-cell office:value-type="float" office:value="1080834" table:style-name="ce5">
            <text:p>1.080.834</text:p>
          </table:table-cell>
          <table:table-cell office:value-type="float" office:value="1261681" table:style-name="ce5">
            <text:p>1.261.681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940940" table:style-name="ce5">
            <text:p>940.940</text:p>
          </table:table-cell>
          <table:table-cell office:value-type="float" office:value="966266" table:style-name="ce5">
            <text:p>966.266</text:p>
          </table:table-cell>
          <table:table-cell office:value-type="float" office:value="558508" table:style-name="ce5">
            <text:p>558.508</text:p>
          </table:table-cell>
          <table:table-cell office:value-type="float" office:value="446841" table:style-name="ce5">
            <text:p>446.841</text:p>
          </table:table-cell>
          <table:table-cell office:value-type="float" office:value="171562" table:style-name="ce5">
            <text:p>171.562</text:p>
          </table:table-cell>
          <table:table-cell office:value-type="float" office:value="308944" table:style-name="ce5">
            <text:p>308.944</text:p>
          </table:table-cell>
          <table:table-cell office:value-type="float" office:value="191812" table:style-name="ce5">
            <text:p>191.812</text:p>
          </table:table-cell>
          <table:table-cell office:value-type="float" office:value="290372" table:style-name="ce5">
            <text:p>290.372</text:p>
          </table:table-cell>
          <table:table-cell office:value-type="float" office:value="263533" table:style-name="ce5">
            <text:p>263.533</text:p>
          </table:table-cell>
          <table:table-cell office:value-type="float" office:value="225779" table:style-name="ce5">
            <text:p>225.779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Southeast</text:p>
          </table:table-cell>
          <table:table-cell office:value-type="float" office:value="2581242" table:style-name="ce5">
            <text:p>2.581.242</text:p>
          </table:table-cell>
          <table:table-cell office:value-type="float" office:value="2497754" table:style-name="ce5">
            <text:p>2.497.754</text:p>
          </table:table-cell>
          <table:table-cell office:value-type="float" office:value="1751843" table:style-name="ce5">
            <text:p>1.751.843</text:p>
          </table:table-cell>
          <table:table-cell office:value-type="float" office:value="830674" table:style-name="ce5">
            <text:p>830.674</text:p>
          </table:table-cell>
          <table:table-cell office:value-type="float" office:value="1122964" table:style-name="ce5">
            <text:p>1.122.964</text:p>
          </table:table-cell>
          <table:table-cell office:value-type="float" office:value="1469260" table:style-name="ce5">
            <text:p>1.469.260</text:p>
          </table:table-cell>
          <table:table-cell office:value-type="float" office:value="1191828" table:style-name="ce5">
            <text:p>1.191.828</text:p>
          </table:table-cell>
          <table:table-cell office:value-type="float" office:value="1365677" table:style-name="ce5">
            <text:p>1.365.677</text:p>
          </table:table-cell>
          <table:table-cell office:value-type="float" office:value="1005159" table:style-name="ce5">
            <text:p>1.005.159</text:p>
          </table:table-cell>
          <table:table-cell office:value-type="float" office:value="1173346" table:style-name="ce5">
            <text:p>1.173.346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715460" table:style-name="ce5">
            <text:p>715.460</text:p>
          </table:table-cell>
          <table:table-cell office:value-type="float" office:value="728948" table:style-name="ce5">
            <text:p>728.948</text:p>
          </table:table-cell>
          <table:table-cell office:value-type="float" office:value="577100" table:style-name="ce5">
            <text:p>577.100</text:p>
          </table:table-cell>
          <table:table-cell office:value-type="float" office:value="683764" table:style-name="ce5">
            <text:p>683.764</text:p>
          </table:table-cell>
          <table:table-cell office:value-type="float" office:value="219948" table:style-name="ce5">
            <text:p>219.948</text:p>
          </table:table-cell>
          <table:table-cell office:value-type="float" office:value="296163" table:style-name="ce5">
            <text:p>296.163</text:p>
          </table:table-cell>
          <table:table-cell office:value-type="float" office:value="231784" table:style-name="ce5">
            <text:p>231.784</text:p>
          </table:table-cell>
          <table:table-cell office:value-type="float" office:value="323190" table:style-name="ce5">
            <text:p>323.190</text:p>
          </table:table-cell>
          <table:table-cell office:value-type="float" office:value="191420" table:style-name="ce5">
            <text:p>191.420</text:p>
          </table:table-cell>
          <table:table-cell office:value-type="float" office:value="195950" table:style-name="ce5">
            <text:p>195.95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954532" table:style-name="ce5">
            <text:p>954.532</text:p>
          </table:table-cell>
          <table:table-cell office:value-type="float" office:value="931537" table:style-name="ce5">
            <text:p>931.537</text:p>
          </table:table-cell>
          <table:table-cell office:value-type="float" office:value="683989" table:style-name="ce5">
            <text:p>683.989</text:p>
          </table:table-cell>
          <table:table-cell office:value-type="float" office:value="321483" table:style-name="ce5">
            <text:p>321.483</text:p>
          </table:table-cell>
          <table:table-cell office:value-type="float" office:value="425646" table:style-name="ce5">
            <text:p>425.646</text:p>
          </table:table-cell>
          <table:table-cell office:value-type="float" office:value="460928" table:style-name="ce5">
            <text:p>460.928</text:p>
          </table:table-cell>
          <table:table-cell office:value-type="float" office:value="379153" table:style-name="ce5">
            <text:p>379.153</text:p>
          </table:table-cell>
          <table:table-cell office:value-type="float" office:value="605533" table:style-name="ce5">
            <text:p>605.533</text:p>
          </table:table-cell>
          <table:table-cell office:value-type="float" office:value="385807" table:style-name="ce5">
            <text:p>385.807</text:p>
          </table:table-cell>
          <table:table-cell office:value-type="float" office:value="421507" table:style-name="ce5">
            <text:p>421.507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North</text:p>
          </table:table-cell>
          <table:table-cell office:value-type="float" office:value="305290" table:style-name="ce5">
            <text:p>305.290</text:p>
          </table:table-cell>
          <table:table-cell office:value-type="float" office:value="309577" table:style-name="ce5">
            <text:p>309.577</text:p>
          </table:table-cell>
          <table:table-cell office:value-type="float" office:value="226669" table:style-name="ce5">
            <text:p>226.669</text:p>
          </table:table-cell>
          <table:table-cell office:value-type="float" office:value="226411" table:style-name="ce5">
            <text:p>226.411</text:p>
          </table:table-cell>
          <table:table-cell office:value-type="float" office:value="62708" table:style-name="ce5">
            <text:p>62.708</text:p>
          </table:table-cell>
          <table:table-cell office:value-type="float" office:value="143682" table:style-name="ce5">
            <text:p>143.682</text:p>
          </table:table-cell>
          <table:table-cell office:value-type="float" office:value="97038" table:style-name="ce5">
            <text:p>97.038</text:p>
          </table:table-cell>
          <table:table-cell office:value-type="float" office:value="143927" table:style-name="ce5">
            <text:p>143.927</text:p>
          </table:table-cell>
          <table:table-cell office:value-type="float" office:value="93803" table:style-name="ce5">
            <text:p>93.803</text:p>
          </table:table-cell>
          <table:table-cell office:value-type="float" office:value="83521" table:style-name="ce5">
            <text:p>83.521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425010" table:style-name="ce5">
            <text:p>425.010</text:p>
          </table:table-cell>
          <table:table-cell office:value-type="float" office:value="441489" table:style-name="ce5">
            <text:p>441.489</text:p>
          </table:table-cell>
          <table:table-cell office:value-type="float" office:value="215507" table:style-name="ce5">
            <text:p>215.507</text:p>
          </table:table-cell>
          <table:table-cell office:value-type="float" office:value="179960" table:style-name="ce5">
            <text:p>179.960</text:p>
          </table:table-cell>
          <table:table-cell office:value-type="float" office:value="135684" table:style-name="ce5">
            <text:p>135.684</text:p>
          </table:table-cell>
          <table:table-cell office:value-type="float" office:value="182677" table:style-name="ce5">
            <text:p>182.677</text:p>
          </table:table-cell>
          <table:table-cell office:value-type="float" office:value="194746" table:style-name="ce5">
            <text:p>194.746</text:p>
          </table:table-cell>
          <table:table-cell office:value-type="float" office:value="244336" table:style-name="ce5">
            <text:p>244.336</text:p>
          </table:table-cell>
          <table:table-cell office:value-type="float" office:value="118774" table:style-name="ce5">
            <text:p>118.774</text:p>
          </table:table-cell>
          <table:table-cell office:value-type="float" office:value="135343" table:style-name="ce5">
            <text:p>135.343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9" table:style-name="ce11">
            <text:p>FAMILY INCOME</text:p>
          </table:table-cell>
          <table:table-cell office:value-type="string" table:style-name="ce3">
            <text:p>Up to 1 MW</text:p>
          </table:table-cell>
          <table:table-cell office:value-type="float" office:value="1256686" table:style-name="ce5">
            <text:p>1.256.686</text:p>
          </table:table-cell>
          <table:table-cell office:value-type="float" office:value="1242945" table:style-name="ce5">
            <text:p>1.242.945</text:p>
          </table:table-cell>
          <table:table-cell office:value-type="float" office:value="778004" table:style-name="ce5">
            <text:p>778.004</text:p>
          </table:table-cell>
          <table:table-cell office:value-type="float" office:value="561256" table:style-name="ce5">
            <text:p>561.256</text:p>
          </table:table-cell>
          <table:table-cell office:value-type="float" office:value="257978" table:style-name="ce5">
            <text:p>257.978</text:p>
          </table:table-cell>
          <table:table-cell office:value-type="float" office:value="386735" table:style-name="ce5">
            <text:p>386.735</text:p>
          </table:table-cell>
          <table:table-cell office:value-type="float" office:value="490444" table:style-name="ce5">
            <text:p>490.444</text:p>
          </table:table-cell>
          <table:table-cell office:value-type="float" office:value="326131" table:style-name="ce5">
            <text:p>326.131</text:p>
          </table:table-cell>
          <table:table-cell office:value-type="float" office:value="348005" table:style-name="ce5">
            <text:p>348.005</text:p>
          </table:table-cell>
          <table:table-cell office:value-type="float" office:value="327521" table:style-name="ce5">
            <text:p>327.521</text:p>
          </table:table-cell>
          <table:table-cell table:number-columns-repeated="16372" table:style-name="ce1"/>
        </table:table-row>
        <table:table-row table:style-name="ro5">
          <table:covered-table-cell/>
          <table:table-cell office:value-type="string" table:style-name="ce3">
            <text:p>More than 1 MW up to 2 MW</text:p>
          </table:table-cell>
          <table:table-cell office:value-type="float" office:value="1279707" table:style-name="ce5">
            <text:p>1.279.707</text:p>
          </table:table-cell>
          <table:table-cell office:value-type="float" office:value="1239294" table:style-name="ce5">
            <text:p>1.239.294</text:p>
          </table:table-cell>
          <table:table-cell office:value-type="float" office:value="996519" table:style-name="ce5">
            <text:p>996.519</text:p>
          </table:table-cell>
          <table:table-cell office:value-type="float" office:value="411041" table:style-name="ce5">
            <text:p>411.041</text:p>
          </table:table-cell>
          <table:table-cell office:value-type="float" office:value="409867" table:style-name="ce5">
            <text:p>409.867</text:p>
          </table:table-cell>
          <table:table-cell office:value-type="float" office:value="565393" table:style-name="ce5">
            <text:p>565.393</text:p>
          </table:table-cell>
          <table:table-cell office:value-type="float" office:value="373532" table:style-name="ce5">
            <text:p>373.532</text:p>
          </table:table-cell>
          <table:table-cell office:value-type="float" office:value="567807" table:style-name="ce5">
            <text:p>567.807</text:p>
          </table:table-cell>
          <table:table-cell office:value-type="float" office:value="423218" table:style-name="ce5">
            <text:p>423.218</text:p>
          </table:table-cell>
          <table:table-cell office:value-type="float" office:value="406309" table:style-name="ce5">
            <text:p>406.309</text:p>
          </table:table-cell>
          <table:table-cell table:number-columns-repeated="16372" table:style-name="ce1"/>
        </table:table-row>
        <table:table-row table:style-name="ro5">
          <table:covered-table-cell/>
          <table:table-cell office:value-type="string" table:style-name="ce3">
            <text:p>More than 2 MW up to 3 MW</text:p>
          </table:table-cell>
          <table:table-cell office:value-type="float" office:value="1032697" table:style-name="ce5">
            <text:p>1.032.697</text:p>
          </table:table-cell>
          <table:table-cell office:value-type="float" office:value="1017574" table:style-name="ce5">
            <text:p>1.017.574</text:p>
          </table:table-cell>
          <table:table-cell office:value-type="float" office:value="584404" table:style-name="ce5">
            <text:p>584.404</text:p>
          </table:table-cell>
          <table:table-cell office:value-type="float" office:value="344248" table:style-name="ce5">
            <text:p>344.248</text:p>
          </table:table-cell>
          <table:table-cell office:value-type="float" office:value="437040" table:style-name="ce5">
            <text:p>437.040</text:p>
          </table:table-cell>
          <table:table-cell office:value-type="float" office:value="478688" table:style-name="ce5">
            <text:p>478.688</text:p>
          </table:table-cell>
          <table:table-cell office:value-type="float" office:value="440377" table:style-name="ce5">
            <text:p>440.377</text:p>
          </table:table-cell>
          <table:table-cell office:value-type="float" office:value="841008" table:style-name="ce5">
            <text:p>841.008</text:p>
          </table:table-cell>
          <table:table-cell office:value-type="float" office:value="427463" table:style-name="ce5">
            <text:p>427.463</text:p>
          </table:table-cell>
          <table:table-cell office:value-type="float" office:value="670843" table:style-name="ce5">
            <text:p>670.843</text:p>
          </table:table-cell>
          <table:table-cell table:number-columns-repeated="16372" table:style-name="ce1"/>
        </table:table-row>
        <table:table-row table:style-name="ro5">
          <table:covered-table-cell/>
          <table:table-cell office:value-type="string" table:style-name="ce3">
            <text:p>More than 3 MW up to 5 MW</text:p>
          </table:table-cell>
          <table:table-cell office:value-type="float" office:value="823720" table:style-name="ce5">
            <text:p>823.720</text:p>
          </table:table-cell>
          <table:table-cell office:value-type="float" office:value="821404" table:style-name="ce5">
            <text:p>821.404</text:p>
          </table:table-cell>
          <table:table-cell office:value-type="float" office:value="588384" table:style-name="ce5">
            <text:p>588.384</text:p>
          </table:table-cell>
          <table:table-cell office:value-type="float" office:value="301826" table:style-name="ce5">
            <text:p>301.826</text:p>
          </table:table-cell>
          <table:table-cell office:value-type="float" office:value="469752" table:style-name="ce5">
            <text:p>469.752</text:p>
          </table:table-cell>
          <table:table-cell office:value-type="float" office:value="561541" table:style-name="ce5">
            <text:p>561.541</text:p>
          </table:table-cell>
          <table:table-cell office:value-type="float" office:value="427643" table:style-name="ce5">
            <text:p>427.643</text:p>
          </table:table-cell>
          <table:table-cell office:value-type="float" office:value="553666" table:style-name="ce5">
            <text:p>553.666</text:p>
          </table:table-cell>
          <table:table-cell office:value-type="float" office:value="281512" table:style-name="ce5">
            <text:p>281.512</text:p>
          </table:table-cell>
          <table:table-cell office:value-type="float" office:value="350910" table:style-name="ce5">
            <text:p>350.910</text:p>
          </table:table-cell>
          <table:table-cell table:number-columns-repeated="16372" table:style-name="ce1"/>
        </table:table-row>
        <table:table-row table:style-name="ro5">
          <table:covered-table-cell/>
          <table:table-cell office:value-type="string" table:style-name="ce3">
            <text:p>More than 5 MW up to 10 MW</text:p>
          </table:table-cell>
          <table:table-cell office:value-type="float" office:value="779539" table:style-name="ce5">
            <text:p>779.539</text:p>
          </table:table-cell>
          <table:table-cell office:value-type="float" office:value="786484" table:style-name="ce5">
            <text:p>786.484</text:p>
          </table:table-cell>
          <table:table-cell office:value-type="float" office:value="633443" table:style-name="ce5">
            <text:p>633.443</text:p>
          </table:table-cell>
          <table:table-cell office:value-type="float" office:value="210622" table:style-name="ce5">
            <text:p>210.622</text:p>
          </table:table-cell>
          <table:table-cell office:value-type="float" office:value="515702" table:style-name="ce5">
            <text:p>515.702</text:p>
          </table:table-cell>
          <table:table-cell office:value-type="float" office:value="693848" table:style-name="ce5">
            <text:p>693.848</text:p>
          </table:table-cell>
          <table:table-cell office:value-type="float" office:value="469859" table:style-name="ce5">
            <text:p>469.859</text:p>
          </table:table-cell>
          <table:table-cell office:value-type="float" office:value="605916" table:style-name="ce5">
            <text:p>605.916</text:p>
          </table:table-cell>
          <table:table-cell office:value-type="float" office:value="352411" table:style-name="ce5">
            <text:p>352.411</text:p>
          </table:table-cell>
          <table:table-cell office:value-type="float" office:value="435559" table:style-name="ce5">
            <text:p>435.559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More than 10 MW</text:p>
          </table:table-cell>
          <table:table-cell office:value-type="float" office:value="612630" table:style-name="ce5">
            <text:p>612.630</text:p>
          </table:table-cell>
          <table:table-cell office:value-type="float" office:value="612659" table:style-name="ce5">
            <text:p>612.659</text:p>
          </table:table-cell>
          <table:table-cell office:value-type="float" office:value="531065" table:style-name="ce5">
            <text:p>531.065</text:p>
          </table:table-cell>
          <table:table-cell office:value-type="float" office:value="177682" table:style-name="ce5">
            <text:p>177.682</text:p>
          </table:table-cell>
          <table:table-cell office:value-type="float" office:value="379252" table:style-name="ce5">
            <text:p>379.252</text:p>
          </table:table-cell>
          <table:table-cell office:value-type="float" office:value="564329" table:style-name="ce5">
            <text:p>564.329</text:p>
          </table:table-cell>
          <table:table-cell office:value-type="float" office:value="524061" table:style-name="ce5">
            <text:p>524.061</text:p>
          </table:table-cell>
          <table:table-cell office:value-type="float" office:value="583097" table:style-name="ce5">
            <text:p>583.097</text:p>
          </table:table-cell>
          <table:table-cell office:value-type="float" office:value="512482" table:style-name="ce5">
            <text:p>512.482</text:p>
          </table:table-cell>
          <table:table-cell office:value-type="float" office:value="502812" table:style-name="ce5">
            <text:p>502.812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Has no income</text:p>
          </table:table-cell>
          <table:table-cell office:value-type="float" office:value="258911" table:style-name="ce5">
            <text:p>258.911</text:p>
          </table:table-cell>
          <table:table-cell office:value-type="float" office:value="249310" table:style-name="ce5">
            <text:p>249.310</text:p>
          </table:table-cell>
          <table:table-cell office:value-type="float" office:value="169348" table:style-name="ce5">
            <text:p>169.348</text:p>
          </table:table-cell>
          <table:table-cell office:value-type="float" office:value="97148" table:style-name="ce5">
            <text:p>97.148</text:p>
          </table:table-cell>
          <table:table-cell office:value-type="float" office:value="55732" table:style-name="ce5">
            <text:p>55.732</text:p>
          </table:table-cell>
          <table:table-cell office:value-type="float" office:value="46659" table:style-name="ce5">
            <text:p>46.659</text:p>
          </table:table-cell>
          <table:table-cell office:value-type="float" office:value="63171" table:style-name="ce5">
            <text:p>63.171</text:p>
          </table:table-cell>
          <table:table-cell office:value-type="float" office:value="68779" table:style-name="ce5">
            <text:p>68.779</text:p>
          </table:table-cell>
          <table:table-cell office:value-type="float" office:value="36385" table:style-name="ce5">
            <text:p>36.385</text:p>
          </table:table-cell>
          <table:table-cell office:value-type="float" office:value="63786" table:style-name="ce5">
            <text:p>63.786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Does not know</text:p>
          </table:table-cell>
          <table:table-cell office:value-type="float" office:value="989969" table:style-name="ce5">
            <text:p>989.969</text:p>
          </table:table-cell>
          <table:table-cell office:value-type="float" office:value="991979" table:style-name="ce5">
            <text:p>991.979</text:p>
          </table:table-cell>
          <table:table-cell office:value-type="float" office:value="971445" table:style-name="ce5">
            <text:p>971.445</text:p>
          </table:table-cell>
          <table:table-cell office:value-type="float" office:value="212121" table:style-name="ce5">
            <text:p>212.121</text:p>
          </table:table-cell>
          <table:table-cell office:value-type="float" office:value="162466" table:style-name="ce5">
            <text:p>162.466</text:p>
          </table:table-cell>
          <table:table-cell office:value-type="float" office:value="188947" table:style-name="ce5">
            <text:p>188.947</text:p>
          </table:table-cell>
          <table:table-cell office:value-type="float" office:value="197914" table:style-name="ce5">
            <text:p>197.914</text:p>
          </table:table-cell>
          <table:table-cell office:value-type="float" office:value="227757" table:style-name="ce5">
            <text:p>227.757</text:p>
          </table:table-cell>
          <table:table-cell office:value-type="float" office:value="122857" table:style-name="ce5">
            <text:p>122.857</text:p>
          </table:table-cell>
          <table:table-cell office:value-type="float" office:value="165238" table:style-name="ce5">
            <text:p>165.238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Did not answer</text:p>
          </table:table-cell>
          <table:table-cell office:value-type="float" office:value="511068" table:style-name="ce5">
            <text:p>511.068</text:p>
          </table:table-cell>
          <table:table-cell office:value-type="float" office:value="524350" table:style-name="ce5">
            <text:p>524.350</text:p>
          </table:table-cell>
          <table:table-cell office:value-type="float" office:value="370280" table:style-name="ce5">
            <text:p>370.280</text:p>
          </table:table-cell>
          <table:table-cell office:value-type="float" office:value="220306" table:style-name="ce5">
            <text:p>220.306</text:p>
          </table:table-cell>
          <table:table-cell office:value-type="float" office:value="162492" table:style-name="ce5">
            <text:p>162.492</text:p>
          </table:table-cell>
          <table:table-cell office:value-type="float" office:value="232717" table:style-name="ce5">
            <text:p>232.717</text:p>
          </table:table-cell>
          <table:table-cell office:value-type="float" office:value="217917" table:style-name="ce5">
            <text:p>217.917</text:p>
          </table:table-cell>
          <table:table-cell office:value-type="float" office:value="322515" table:style-name="ce5">
            <text:p>322.515</text:p>
          </table:table-cell>
          <table:table-cell office:value-type="float" office:value="126032" table:style-name="ce5">
            <text:p>126.032</text:p>
          </table:table-cell>
          <table:table-cell office:value-type="float" office:value="185578" table:style-name="ce5">
            <text:p>185.578</text:p>
          </table:table-cell>
          <table:table-cell table:number-columns-repeated="16372"/>
        </table:table-row>
        <table:table-row table:style-name="ro4">
          <table:table-cell office:value-type="string" table:number-columns-spanned="1" table:number-rows-spanned="4" table:style-name="ce11">
            <text:p>SOCIAL CLASS</text:p>
          </table:table-cell>
          <table:table-cell office:value-type="string" table:style-name="ce3">
            <text:p>A</text:p>
          </table:table-cell>
          <table:table-cell office:value-type="float" office:value="562939" table:style-name="ce5">
            <text:p>562.939</text:p>
          </table:table-cell>
          <table:table-cell office:value-type="float" office:value="562939" table:style-name="ce5">
            <text:p>562.939</text:p>
          </table:table-cell>
          <table:table-cell office:value-type="float" office:value="502085" table:style-name="ce5">
            <text:p>502.085</text:p>
          </table:table-cell>
          <table:table-cell office:value-type="float" office:value="171047" table:style-name="ce5">
            <text:p>171.047</text:p>
          </table:table-cell>
          <table:table-cell office:value-type="float" office:value="286782" table:style-name="ce5">
            <text:p>286.782</text:p>
          </table:table-cell>
          <table:table-cell office:value-type="float" office:value="543475" table:style-name="ce5">
            <text:p>543.475</text:p>
          </table:table-cell>
          <table:table-cell office:value-type="float" office:value="550174" table:style-name="ce5">
            <text:p>550.174</text:p>
          </table:table-cell>
          <table:table-cell office:value-type="float" office:value="561768" table:style-name="ce5">
            <text:p>561.768</text:p>
          </table:table-cell>
          <table:table-cell office:value-type="float" office:value="492931" table:style-name="ce5">
            <text:p>492.931</text:p>
          </table:table-cell>
          <table:table-cell office:value-type="float" office:value="504200" table:style-name="ce5">
            <text:p>504.200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1402233" table:style-name="ce5">
            <text:p>1.402.233</text:p>
          </table:table-cell>
          <table:table-cell office:value-type="float" office:value="1399641" table:style-name="ce5">
            <text:p>1.399.641</text:p>
          </table:table-cell>
          <table:table-cell office:value-type="float" office:value="1050617" table:style-name="ce5">
            <text:p>1.050.617</text:p>
          </table:table-cell>
          <table:table-cell office:value-type="float" office:value="459517" table:style-name="ce5">
            <text:p>459.517</text:p>
          </table:table-cell>
          <table:table-cell office:value-type="float" office:value="797608" table:style-name="ce5">
            <text:p>797.608</text:p>
          </table:table-cell>
          <table:table-cell office:value-type="float" office:value="954409" table:style-name="ce5">
            <text:p>954.409</text:p>
          </table:table-cell>
          <table:table-cell office:value-type="float" office:value="808227" table:style-name="ce5">
            <text:p>808.227</text:p>
          </table:table-cell>
          <table:table-cell office:value-type="float" office:value="1172299" table:style-name="ce5">
            <text:p>1.172.299</text:p>
          </table:table-cell>
          <table:table-cell office:value-type="float" office:value="557266" table:style-name="ce5">
            <text:p>557.266</text:p>
          </table:table-cell>
          <table:table-cell office:value-type="float" office:value="930126" table:style-name="ce5">
            <text:p>930.126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2136993" table:style-name="ce5">
            <text:p>2.136.993</text:p>
          </table:table-cell>
          <table:table-cell office:value-type="float" office:value="2104979" table:style-name="ce5">
            <text:p>2.104.979</text:p>
          </table:table-cell>
          <table:table-cell office:value-type="float" office:value="1536728" table:style-name="ce5">
            <text:p>1.536.728</text:p>
          </table:table-cell>
          <table:table-cell office:value-type="float" office:value="667090" table:style-name="ce5">
            <text:p>667.090</text:p>
          </table:table-cell>
          <table:table-cell office:value-type="float" office:value="613881" table:style-name="ce5">
            <text:p>613.881</text:p>
          </table:table-cell>
          <table:table-cell office:value-type="float" office:value="962628" table:style-name="ce5">
            <text:p>962.628</text:p>
          </table:table-cell>
          <table:table-cell office:value-type="float" office:value="671627" table:style-name="ce5">
            <text:p>671.627</text:p>
          </table:table-cell>
          <table:table-cell office:value-type="float" office:value="903130" table:style-name="ce5">
            <text:p>903.130</text:p>
          </table:table-cell>
          <table:table-cell office:value-type="float" office:value="607104" table:style-name="ce5">
            <text:p>607.104</text:p>
          </table:table-cell>
          <table:table-cell office:value-type="float" office:value="664948" table:style-name="ce5">
            <text:p>664.948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1186005" table:style-name="ce5">
            <text:p>1.186.005</text:p>
          </table:table-cell>
          <table:table-cell office:value-type="float" office:value="1132960" table:style-name="ce5">
            <text:p>1.132.960</text:p>
          </table:table-cell>
          <table:table-cell office:value-type="float" office:value="785094" table:style-name="ce5">
            <text:p>785.094</text:p>
          </table:table-cell>
          <table:table-cell office:value-type="float" office:value="732978" table:style-name="ce5">
            <text:p>732.978</text:p>
          </table:table-cell>
          <table:table-cell office:value-type="float" office:value="259974" table:style-name="ce5">
            <text:p>259.974</text:p>
          </table:table-cell>
          <table:table-cell office:value-type="float" office:value="295710" table:style-name="ce5">
            <text:p>295.710</text:p>
          </table:table-cell>
          <table:table-cell office:value-type="float" office:value="127117" table:style-name="ce5">
            <text:p>127.117</text:p>
          </table:table-cell>
          <table:table-cell office:value-type="float" office:value="218131" table:style-name="ce5">
            <text:p>218.131</text:p>
          </table:table-cell>
          <table:table-cell office:value-type="float" office:value="160626" table:style-name="ce5">
            <text:p>160.626</text:p>
          </table:table-cell>
          <table:table-cell office:value-type="float" office:value="148308" table:style-name="ce5">
            <text:p>148.308</text:p>
          </table:table-cell>
          <table:table-cell table:number-columns-repeated="16372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" table:style-name="ta1">
        <table:table-column table:style-name="co1" table:number-columns-repeated="2" table:default-cell-style-name="ce1"/>
        <table:table-column table:style-name="co2" table:number-columns-repeated="2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7">
            <text:p>A1 - HOUSEHOLDS WITH COMPUTERS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household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table:style-name="ce4"/>
          <table:table-cell table:number-columns-repeated="16379"/>
        </table:table-row>
        <table:table-row table:style-name="ro3">
          <table:covered-table-cell/>
          <table:covered-table-cell/>
          <table:covered-table-cell/>
          <table:covered-table-cell/>
          <table:table-cell table:style-name="ce4"/>
          <table:table-cell table:number-columns-repeated="1637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982390" table:style-name="ce5">
            <text:p>1.982.390</text:p>
          </table:table-cell>
          <table:table-cell office:value-type="float" office:value="2129728" table:style-name="ce5">
            <text:p>2.129.728</text:p>
          </table:table-cell>
          <table:table-cell table:number-columns-repeated="16380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</text:p>
          </table:table-cell>
          <table:table-cell office:value-type="float" office:value="1972131" table:style-name="ce5">
            <text:p>1.972.131</text:p>
          </table:table-cell>
          <table:table-cell office:value-type="float" office:value="2034840" table:style-name="ce5">
            <text:p>2.034.840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409261" table:style-name="ce5">
            <text:p>409.261</text:p>
          </table:table-cell>
          <table:table-cell office:value-type="float" office:value="722797" table:style-name="ce5">
            <text:p>722.797</text:p>
          </table:table-cell>
          <table:table-cell table:number-columns-repeated="16380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Southeast</text:p>
          </table:table-cell>
          <table:table-cell office:value-type="float" office:value="1781855" table:style-name="ce5">
            <text:p>1.781.855</text:p>
          </table:table-cell>
          <table:table-cell office:value-type="float" office:value="1919021" table:style-name="ce5">
            <text:p>1.919.021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384804" table:style-name="ce5">
            <text:p>384.804</text:p>
          </table:table-cell>
          <table:table-cell office:value-type="float" office:value="652591" table:style-name="ce5">
            <text:p>652.591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693378" table:style-name="ce5">
            <text:p>693.378</text:p>
          </table:table-cell>
          <table:table-cell office:value-type="float" office:value="528557" table:style-name="ce5">
            <text:p>528.557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North</text:p>
          </table:table-cell>
          <table:table-cell office:value-type="float" office:value="186874" table:style-name="ce5">
            <text:p>186.874</text:p>
          </table:table-cell>
          <table:table-cell office:value-type="float" office:value="303958" table:style-name="ce5">
            <text:p>303.958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301823" table:style-name="ce5">
            <text:p>301.823</text:p>
          </table:table-cell>
          <table:table-cell office:value-type="float" office:value="235499" table:style-name="ce5">
            <text:p>235.499</text:p>
          </table:table-cell>
          <table:table-cell table:number-columns-repeated="16380" table:style-name="ce1"/>
        </table:table-row>
        <table:table-row table:style-name="ro4">
          <table:table-cell office:value-type="string" table:number-columns-spanned="1" table:number-rows-spanned="9" table:style-name="ce11">
            <text:p>FAMILY INCOME</text:p>
          </table:table-cell>
          <table:table-cell office:value-type="string" table:style-name="ce3">
            <text:p>Up to 1 MW</text:p>
          </table:table-cell>
          <table:table-cell office:value-type="float" office:value="661890" table:style-name="ce5">
            <text:p>661.890</text:p>
          </table:table-cell>
          <table:table-cell office:value-type="float" office:value="1045108" table:style-name="ce5">
            <text:p>1.045.108</text:p>
          </table:table-cell>
          <table:table-cell table:number-columns-repeated="16380" table:style-name="ce1"/>
        </table:table-row>
        <table:table-row table:style-name="ro5">
          <table:covered-table-cell/>
          <table:table-cell office:value-type="string" table:style-name="ce3">
            <text:p>More than 1 MW up to 2 MW</text:p>
          </table:table-cell>
          <table:table-cell office:value-type="float" office:value="650414" table:style-name="ce5">
            <text:p>650.414</text:p>
          </table:table-cell>
          <table:table-cell office:value-type="float" office:value="1134160" table:style-name="ce5">
            <text:p>1.134.160</text:p>
          </table:table-cell>
          <table:table-cell table:number-columns-repeated="16380" table:style-name="ce1"/>
        </table:table-row>
        <table:table-row table:style-name="ro5">
          <table:covered-table-cell/>
          <table:table-cell office:value-type="string" table:style-name="ce3">
            <text:p>More than 2 MW up to 3 MW</text:p>
          </table:table-cell>
          <table:table-cell office:value-type="float" office:value="882500" table:style-name="ce5">
            <text:p>882.500</text:p>
          </table:table-cell>
          <table:table-cell office:value-type="float" office:value="504355" table:style-name="ce5">
            <text:p>504.355</text:p>
          </table:table-cell>
          <table:table-cell table:number-columns-repeated="16380" table:style-name="ce1"/>
        </table:table-row>
        <table:table-row table:style-name="ro5">
          <table:covered-table-cell/>
          <table:table-cell office:value-type="string" table:style-name="ce3">
            <text:p>More than 3 MW up to 5 MW</text:p>
          </table:table-cell>
          <table:table-cell office:value-type="float" office:value="634210" table:style-name="ce5">
            <text:p>634.210</text:p>
          </table:table-cell>
          <table:table-cell office:value-type="float" office:value="430175" table:style-name="ce5">
            <text:p>430.175</text:p>
          </table:table-cell>
          <table:table-cell table:number-columns-repeated="16380" table:style-name="ce1"/>
        </table:table-row>
        <table:table-row table:style-name="ro5">
          <table:covered-table-cell/>
          <table:table-cell office:value-type="string" table:style-name="ce3">
            <text:p>More than 5 MW up to 10 MW</text:p>
          </table:table-cell>
          <table:table-cell office:value-type="float" office:value="751315" table:style-name="ce5">
            <text:p>751.315</text:p>
          </table:table-cell>
          <table:table-cell office:value-type="float" office:value="211376" table:style-name="ce5">
            <text:p>211.376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More than 10 MW</text:p>
          </table:table-cell>
          <table:table-cell office:value-type="float" office:value="602158" table:style-name="ce5">
            <text:p>602.158</text:p>
          </table:table-cell>
          <table:table-cell office:value-type="float" office:value="133553" table:style-name="ce5">
            <text:p>133.553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Has no income</text:p>
          </table:table-cell>
          <table:table-cell office:value-type="float" office:value="89486" table:style-name="ce5">
            <text:p>89.486</text:p>
          </table:table-cell>
          <table:table-cell office:value-type="float" office:value="249624" table:style-name="ce5">
            <text:p>249.624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Does not know</text:p>
          </table:table-cell>
          <table:table-cell office:value-type="float" office:value="268402" table:style-name="ce5">
            <text:p>268.402</text:p>
          </table:table-cell>
          <table:table-cell office:value-type="float" office:value="979225" table:style-name="ce5">
            <text:p>979.225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Did not answer</text:p>
          </table:table-cell>
          <table:table-cell office:value-type="float" office:value="341798" table:style-name="ce5">
            <text:p>341.798</text:p>
          </table:table-cell>
          <table:table-cell office:value-type="float" office:value="342557" table:style-name="ce5">
            <text:p>342.557</text:p>
          </table:table-cell>
          <table:table-cell table:number-columns-repeated="16380"/>
        </table:table-row>
        <table:table-row table:style-name="ro4">
          <table:table-cell office:value-type="string" table:number-columns-spanned="1" table:number-rows-spanned="4" table:style-name="ce11">
            <text:p>SOCIAL CLASS</text:p>
          </table:table-cell>
          <table:table-cell office:value-type="string" table:style-name="ce3">
            <text:p>A</text:p>
          </table:table-cell>
          <table:table-cell office:value-type="float" office:value="562594" table:style-name="ce5">
            <text:p>562.594</text:p>
          </table:table-cell>
          <table:table-cell office:value-type="float" office:value="8414" table:style-name="ce5">
            <text:p>8.414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1313618" table:style-name="ce5">
            <text:p>1.313.618</text:p>
          </table:table-cell>
          <table:table-cell office:value-type="float" office:value="455928" table:style-name="ce5">
            <text:p>455.928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1307559" table:style-name="ce5">
            <text:p>1.307.559</text:p>
          </table:table-cell>
          <table:table-cell office:value-type="float" office:value="1540124" table:style-name="ce5">
            <text:p>1.540.124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310235" table:style-name="ce5">
            <text:p>310.235</text:p>
          </table:table-cell>
          <table:table-cell office:value-type="float" office:value="1178066" table:style-name="ce5">
            <text:p>1.178.066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A household with computer access is considered to be one that reports having at least one of the following: desktop computers, notebooks and tablets.</text:p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2" table:style-name="ta1">
        <table:table-column table:style-name="co1" table:number-columns-repeated="2" table:default-cell-style-name="ce1"/>
        <table:table-column table:style-name="co2" table:number-columns-repeated="12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7">
            <text:p>A2 - HOUSEHOLDS WITH COMPUTERS BY TYPE OF COMPUTE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households with computer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4" table:number-rows-spanned="1" table:style-name="ce8">
            <text:p>Desktop computer</text:p>
          </table:table-cell>
          <table:covered-table-cell table:number-columns-repeated="3"/>
          <table:table-cell office:value-type="string" table:number-columns-spanned="4" table:number-rows-spanned="1" table:style-name="ce8">
            <text:p>Notebook</text:p>
          </table:table-cell>
          <table:covered-table-cell table:number-columns-repeated="3"/>
          <table:table-cell office:value-type="string" table:number-columns-spanned="4" table:number-rows-spanned="1" table:style-name="ce8">
            <text:p>Tablet</text:p>
          </table:table-cell>
          <table:covered-table-cell table:number-columns-repeated="3"/>
          <table:table-cell table:style-name="ce4"/>
          <table:table-cell table:number-columns-repeated="16369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table:style-name="ce4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290456" table:style-name="ce5">
            <text:p>1.290.456</text:p>
          </table:table-cell>
          <table:table-cell office:value-type="float" office:value="1437451" table:style-name="ce5">
            <text:p>1.437.451</text:p>
          </table:table-cell>
          <table:table-cell office:value-type="float" office:value="13769" table:style-name="ce5">
            <text:p>13.769</text:p>
          </table:table-cell>
          <table:table-cell office:value-type="float" office:value="550" table:style-name="ce5">
            <text:p>550</text:p>
          </table:table-cell>
          <table:table-cell office:value-type="float" office:value="1554545" table:style-name="ce5">
            <text:p>1.554.545</text:p>
          </table:table-cell>
          <table:table-cell office:value-type="float" office:value="934609" table:style-name="ce5">
            <text:p>934.609</text:p>
          </table:table-cell>
          <table:table-cell office:value-type="float" office:value="13125" table:style-name="ce5">
            <text:p>13.125</text:p>
          </table:table-cell>
          <table:table-cell office:value-type="float" office:value="0" table:style-name="ce5">
            <text:p>0</text:p>
          </table:table-cell>
          <table:table-cell office:value-type="float" office:value="1103966" table:style-name="ce5">
            <text:p>1.103.966</text:p>
          </table:table-cell>
          <table:table-cell office:value-type="float" office:value="1604303" table:style-name="ce5">
            <text:p>1.604.303</text:p>
          </table:table-cell>
          <table:table-cell office:value-type="float" office:value="16644" table:style-name="ce5">
            <text:p>16.644</text:p>
          </table:table-cell>
          <table:table-cell office:value-type="float" office:value="550" table:style-name="ce5">
            <text:p>55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</text:p>
          </table:table-cell>
          <table:table-cell office:value-type="float" office:value="1297282" table:style-name="ce5">
            <text:p>1.297.282</text:p>
          </table:table-cell>
          <table:table-cell office:value-type="float" office:value="1415455" table:style-name="ce5">
            <text:p>1.415.455</text:p>
          </table:table-cell>
          <table:table-cell office:value-type="float" office:value="13769" table:style-name="ce5">
            <text:p>13.769</text:p>
          </table:table-cell>
          <table:table-cell office:value-type="float" office:value="550" table:style-name="ce5">
            <text:p>550</text:p>
          </table:table-cell>
          <table:table-cell office:value-type="float" office:value="1548300" table:style-name="ce5">
            <text:p>1.548.300</text:p>
          </table:table-cell>
          <table:table-cell office:value-type="float" office:value="926697" table:style-name="ce5">
            <text:p>926.697</text:p>
          </table:table-cell>
          <table:table-cell office:value-type="float" office:value="13125" table:style-name="ce5">
            <text:p>13.125</text:p>
          </table:table-cell>
          <table:table-cell office:value-type="float" office:value="0" table:style-name="ce5">
            <text:p>0</text:p>
          </table:table-cell>
          <table:table-cell office:value-type="float" office:value="1080834" table:style-name="ce5">
            <text:p>1.080.834</text:p>
          </table:table-cell>
          <table:table-cell office:value-type="float" office:value="1596955" table:style-name="ce5">
            <text:p>1.596.955</text:p>
          </table:table-cell>
          <table:table-cell office:value-type="float" office:value="16644" table:style-name="ce5">
            <text:p>16.644</text:p>
          </table:table-cell>
          <table:table-cell office:value-type="float" office:value="550" table:style-name="ce5">
            <text:p>55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191812" table:style-name="ce5">
            <text:p>191.812</text:p>
          </table:table-cell>
          <table:table-cell office:value-type="float" office:value="268512" table:style-name="ce5">
            <text:p>268.5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90372" table:style-name="ce5">
            <text:p>290.372</text:p>
          </table:table-cell>
          <table:table-cell office:value-type="float" office:value="158113" table:style-name="ce5">
            <text:p>158.11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63533" table:style-name="ce5">
            <text:p>263.533</text:p>
          </table:table-cell>
          <table:table-cell office:value-type="float" office:value="264229" table:style-name="ce5">
            <text:p>264.22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Southeast</text:p>
          </table:table-cell>
          <table:table-cell office:value-type="float" office:value="1191828" table:style-name="ce5">
            <text:p>1.191.828</text:p>
          </table:table-cell>
          <table:table-cell office:value-type="float" office:value="1303520" table:style-name="ce5">
            <text:p>1.303.520</text:p>
          </table:table-cell>
          <table:table-cell office:value-type="float" office:value="12581" table:style-name="ce5">
            <text:p>12.581</text:p>
          </table:table-cell>
          <table:table-cell office:value-type="float" office:value="0" table:style-name="ce5">
            <text:p>0</text:p>
          </table:table-cell>
          <table:table-cell office:value-type="float" office:value="1365677" table:style-name="ce5">
            <text:p>1.365.677</text:p>
          </table:table-cell>
          <table:table-cell office:value-type="float" office:value="867196" table:style-name="ce5">
            <text:p>867.196</text:p>
          </table:table-cell>
          <table:table-cell office:value-type="float" office:value="12581" table:style-name="ce5">
            <text:p>12.581</text:p>
          </table:table-cell>
          <table:table-cell office:value-type="float" office:value="0" table:style-name="ce5">
            <text:p>0</text:p>
          </table:table-cell>
          <table:table-cell office:value-type="float" office:value="1005159" table:style-name="ce5">
            <text:p>1.005.159</text:p>
          </table:table-cell>
          <table:table-cell office:value-type="float" office:value="1472250" table:style-name="ce5">
            <text:p>1.472.25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231784" table:style-name="ce5">
            <text:p>231.784</text:p>
          </table:table-cell>
          <table:table-cell office:value-type="float" office:value="295433" table:style-name="ce5">
            <text:p>295.433</text:p>
          </table:table-cell>
          <table:table-cell office:value-type="float" office:value="0" table:style-name="ce5">
            <text:p>0</text:p>
          </table:table-cell>
          <table:table-cell office:value-type="float" office:value="550" table:style-name="ce5">
            <text:p>550</text:p>
          </table:table-cell>
          <table:table-cell office:value-type="float" office:value="323190" table:style-name="ce5">
            <text:p>323.190</text:p>
          </table:table-cell>
          <table:table-cell office:value-type="float" office:value="184971" table:style-name="ce5">
            <text:p>184.97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91420" table:style-name="ce5">
            <text:p>191.420</text:p>
          </table:table-cell>
          <table:table-cell office:value-type="float" office:value="323628" table:style-name="ce5">
            <text:p>323.628</text:p>
          </table:table-cell>
          <table:table-cell office:value-type="float" office:value="2224" table:style-name="ce5">
            <text:p>2.224</text:p>
          </table:table-cell>
          <table:table-cell office:value-type="float" office:value="550" table:style-name="ce5">
            <text:p>55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379153" table:style-name="ce5">
            <text:p>379.153</text:p>
          </table:table-cell>
          <table:table-cell office:value-type="float" office:value="480137" table:style-name="ce5">
            <text:p>480.137</text:p>
          </table:table-cell>
          <table:table-cell office:value-type="float" office:value="5132" table:style-name="ce5">
            <text:p>5.132</text:p>
          </table:table-cell>
          <table:table-cell office:value-type="float" office:value="0" table:style-name="ce5">
            <text:p>0</text:p>
          </table:table-cell>
          <table:table-cell office:value-type="float" office:value="605533" table:style-name="ce5">
            <text:p>605.533</text:p>
          </table:table-cell>
          <table:table-cell office:value-type="float" office:value="264507" table:style-name="ce5">
            <text:p>264.50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85807" table:style-name="ce5">
            <text:p>385.807</text:p>
          </table:table-cell>
          <table:table-cell office:value-type="float" office:value="465562" table:style-name="ce5">
            <text:p>465.562</text:p>
          </table:table-cell>
          <table:table-cell office:value-type="float" office:value="5132" table:style-name="ce5">
            <text:p>5.132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th</text:p>
          </table:table-cell>
          <table:table-cell office:value-type="float" office:value="97038" table:style-name="ce5">
            <text:p>97.038</text:p>
          </table:table-cell>
          <table:table-cell office:value-type="float" office:value="147729" table:style-name="ce5">
            <text:p>147.72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3927" table:style-name="ce5">
            <text:p>143.927</text:p>
          </table:table-cell>
          <table:table-cell office:value-type="float" office:value="81575" table:style-name="ce5">
            <text:p>81.57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3803" table:style-name="ce5">
            <text:p>93.803</text:p>
          </table:table-cell>
          <table:table-cell office:value-type="float" office:value="141637" table:style-name="ce5">
            <text:p>141.637</text:p>
          </table:table-cell>
          <table:table-cell office:value-type="float" office:value="1111" table:style-name="ce5">
            <text:p>1.111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94746" table:style-name="ce5">
            <text:p>194.746</text:p>
          </table:table-cell>
          <table:table-cell office:value-type="float" office:value="165727" table:style-name="ce5">
            <text:p>165.727</text:p>
          </table:table-cell>
          <table:table-cell office:value-type="float" office:value="2225" table:style-name="ce5">
            <text:p>2.225</text:p>
          </table:table-cell>
          <table:table-cell office:value-type="float" office:value="0" table:style-name="ce5">
            <text:p>0</text:p>
          </table:table-cell>
          <table:table-cell office:value-type="float" office:value="244336" table:style-name="ce5">
            <text:p>244.336</text:p>
          </table:table-cell>
          <table:table-cell office:value-type="float" office:value="103112" table:style-name="ce5">
            <text:p>103.112</text:p>
          </table:table-cell>
          <table:table-cell office:value-type="float" office:value="3740" table:style-name="ce5">
            <text:p>3.740</text:p>
          </table:table-cell>
          <table:table-cell office:value-type="float" office:value="0" table:style-name="ce5">
            <text:p>0</text:p>
          </table:table-cell>
          <table:table-cell office:value-type="float" office:value="118774" table:style-name="ce5">
            <text:p>118.774</text:p>
          </table:table-cell>
          <table:table-cell office:value-type="float" office:value="254409" table:style-name="ce5">
            <text:p>254.409</text:p>
          </table:table-cell>
          <table:table-cell office:value-type="float" office:value="15637" table:style-name="ce5">
            <text:p>15.637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9" table:style-name="ce11">
            <text:p>FAMILY INCOME</text:p>
          </table:table-cell>
          <table:table-cell office:value-type="string" table:style-name="ce3">
            <text:p>Up to 1 MW</text:p>
          </table:table-cell>
          <table:table-cell office:value-type="float" office:value="490444" table:style-name="ce5">
            <text:p>490.444</text:p>
          </table:table-cell>
          <table:table-cell office:value-type="float" office:value="405636" table:style-name="ce5">
            <text:p>405.636</text:p>
          </table:table-cell>
          <table:table-cell office:value-type="float" office:value="0" table:style-name="ce5">
            <text:p>0</text:p>
          </table:table-cell>
          <table:table-cell office:value-type="float" office:value="550" table:style-name="ce5">
            <text:p>550</text:p>
          </table:table-cell>
          <table:table-cell office:value-type="float" office:value="326131" table:style-name="ce5">
            <text:p>326.131</text:p>
          </table:table-cell>
          <table:table-cell office:value-type="float" office:value="519491" table:style-name="ce5">
            <text:p>519.49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48005" table:style-name="ce5">
            <text:p>348.005</text:p>
          </table:table-cell>
          <table:table-cell office:value-type="float" office:value="591904" table:style-name="ce5">
            <text:p>591.904</text:p>
          </table:table-cell>
          <table:table-cell office:value-type="float" office:value="3635" table:style-name="ce5">
            <text:p>3.635</text:p>
          </table:table-cell>
          <table:table-cell office:value-type="float" office:value="550" table:style-name="ce5">
            <text:p>550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ore than 1 MW up to 2 MW</text:p>
          </table:table-cell>
          <table:table-cell office:value-type="float" office:value="373532" table:style-name="ce5">
            <text:p>373.532</text:p>
          </table:table-cell>
          <table:table-cell office:value-type="float" office:value="563389" table:style-name="ce5">
            <text:p>563.38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67807" table:style-name="ce5">
            <text:p>567.807</text:p>
          </table:table-cell>
          <table:table-cell office:value-type="float" office:value="356569" table:style-name="ce5">
            <text:p>356.56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23218" table:style-name="ce5">
            <text:p>423.218</text:p>
          </table:table-cell>
          <table:table-cell office:value-type="float" office:value="460368" table:style-name="ce5">
            <text:p>460.368</text:p>
          </table:table-cell>
          <table:table-cell office:value-type="float" office:value="800" table:style-name="ce5">
            <text:p>800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ore than 2 MW up to 3 MW</text:p>
          </table:table-cell>
          <table:table-cell office:value-type="float" office:value="440377" table:style-name="ce5">
            <text:p>440.377</text:p>
          </table:table-cell>
          <table:table-cell office:value-type="float" office:value="757851" table:style-name="ce5">
            <text:p>757.851</text:p>
          </table:table-cell>
          <table:table-cell office:value-type="float" office:value="5132" table:style-name="ce5">
            <text:p>5.132</text:p>
          </table:table-cell>
          <table:table-cell office:value-type="float" office:value="0" table:style-name="ce5">
            <text:p>0</text:p>
          </table:table-cell>
          <table:table-cell office:value-type="float" office:value="841008" table:style-name="ce5">
            <text:p>841.008</text:p>
          </table:table-cell>
          <table:table-cell office:value-type="float" office:value="369353" table:style-name="ce5">
            <text:p>369.35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27463" table:style-name="ce5">
            <text:p>427.463</text:p>
          </table:table-cell>
          <table:table-cell office:value-type="float" office:value="812897" table:style-name="ce5">
            <text:p>812.897</text:p>
          </table:table-cell>
          <table:table-cell office:value-type="float" office:value="5132" table:style-name="ce5">
            <text:p>5.132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ore than 3 MW up to 5 MW</text:p>
          </table:table-cell>
          <table:table-cell office:value-type="float" office:value="427643" table:style-name="ce5">
            <text:p>427.643</text:p>
          </table:table-cell>
          <table:table-cell office:value-type="float" office:value="459030" table:style-name="ce5">
            <text:p>459.030</text:p>
          </table:table-cell>
          <table:table-cell office:value-type="float" office:value="1598" table:style-name="ce5">
            <text:p>1.598</text:p>
          </table:table-cell>
          <table:table-cell office:value-type="float" office:value="0" table:style-name="ce5">
            <text:p>0</text:p>
          </table:table-cell>
          <table:table-cell office:value-type="float" office:value="553666" table:style-name="ce5">
            <text:p>553.666</text:p>
          </table:table-cell>
          <table:table-cell office:value-type="float" office:value="324073" table:style-name="ce5">
            <text:p>324.07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81512" table:style-name="ce5">
            <text:p>281.512</text:p>
          </table:table-cell>
          <table:table-cell office:value-type="float" office:value="540541" table:style-name="ce5">
            <text:p>540.54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ore than 5 MW up to 10 MW</text:p>
          </table:table-cell>
          <table:table-cell office:value-type="float" office:value="469859" table:style-name="ce5">
            <text:p>469.859</text:p>
          </table:table-cell>
          <table:table-cell office:value-type="float" office:value="445588" table:style-name="ce5">
            <text:p>445.588</text:p>
          </table:table-cell>
          <table:table-cell office:value-type="float" office:value="1548" table:style-name="ce5">
            <text:p>1.548</text:p>
          </table:table-cell>
          <table:table-cell office:value-type="float" office:value="0" table:style-name="ce5">
            <text:p>0</text:p>
          </table:table-cell>
          <table:table-cell office:value-type="float" office:value="605916" table:style-name="ce5">
            <text:p>605.916</text:p>
          </table:table-cell>
          <table:table-cell office:value-type="float" office:value="231015" table:style-name="ce5">
            <text:p>231.0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52411" table:style-name="ce5">
            <text:p>352.411</text:p>
          </table:table-cell>
          <table:table-cell office:value-type="float" office:value="664692" table:style-name="ce5">
            <text:p>664.692</text:p>
          </table:table-cell>
          <table:table-cell office:value-type="float" office:value="13662" table:style-name="ce5">
            <text:p>13.662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More than 10 MW</text:p>
          </table:table-cell>
          <table:table-cell office:value-type="float" office:value="524061" table:style-name="ce5">
            <text:p>524.061</text:p>
          </table:table-cell>
          <table:table-cell office:value-type="float" office:value="354190" table:style-name="ce5">
            <text:p>354.19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83097" table:style-name="ce5">
            <text:p>583.097</text:p>
          </table:table-cell>
          <table:table-cell office:value-type="float" office:value="77641" table:style-name="ce5">
            <text:p>77.64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12482" table:style-name="ce5">
            <text:p>512.482</text:p>
          </table:table-cell>
          <table:table-cell office:value-type="float" office:value="365580" table:style-name="ce5">
            <text:p>365.58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Has no income</text:p>
          </table:table-cell>
          <table:table-cell office:value-type="float" office:value="63171" table:style-name="ce5">
            <text:p>63.171</text:p>
          </table:table-cell>
          <table:table-cell office:value-type="float" office:value="63840" table:style-name="ce5">
            <text:p>63.84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8779" table:style-name="ce5">
            <text:p>68.779</text:p>
          </table:table-cell>
          <table:table-cell office:value-type="float" office:value="57765" table:style-name="ce5">
            <text:p>57.76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6385" table:style-name="ce5">
            <text:p>36.385</text:p>
          </table:table-cell>
          <table:table-cell office:value-type="float" office:value="81917" table:style-name="ce5">
            <text:p>81.917</text:p>
          </table:table-cell>
          <table:table-cell office:value-type="float" office:value="6376" table:style-name="ce5">
            <text:p>6.376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Does not know</text:p>
          </table:table-cell>
          <table:table-cell office:value-type="float" office:value="197914" table:style-name="ce5">
            <text:p>197.914</text:p>
          </table:table-cell>
          <table:table-cell office:value-type="float" office:value="196249" table:style-name="ce5">
            <text:p>196.249</text:p>
          </table:table-cell>
          <table:table-cell office:value-type="float" office:value="12581" table:style-name="ce5">
            <text:p>12.581</text:p>
          </table:table-cell>
          <table:table-cell office:value-type="float" office:value="0" table:style-name="ce5">
            <text:p>0</text:p>
          </table:table-cell>
          <table:table-cell office:value-type="float" office:value="227757" table:style-name="ce5">
            <text:p>227.757</text:p>
          </table:table-cell>
          <table:table-cell office:value-type="float" office:value="155121" table:style-name="ce5">
            <text:p>155.121</text:p>
          </table:table-cell>
          <table:table-cell office:value-type="float" office:value="12581" table:style-name="ce5">
            <text:p>12.581</text:p>
          </table:table-cell>
          <table:table-cell office:value-type="float" office:value="0" table:style-name="ce5">
            <text:p>0</text:p>
          </table:table-cell>
          <table:table-cell office:value-type="float" office:value="122857" table:style-name="ce5">
            <text:p>122.857</text:p>
          </table:table-cell>
          <table:table-cell office:value-type="float" office:value="241935" table:style-name="ce5">
            <text:p>241.93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Did not answer</text:p>
          </table:table-cell>
          <table:table-cell office:value-type="float" office:value="217917" table:style-name="ce5">
            <text:p>217.917</text:p>
          </table:table-cell>
          <table:table-cell office:value-type="float" office:value="239288" table:style-name="ce5">
            <text:p>239.28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22515" table:style-name="ce5">
            <text:p>322.515</text:p>
          </table:table-cell>
          <table:table-cell office:value-type="float" office:value="87277" table:style-name="ce5">
            <text:p>87.277</text:p>
          </table:table-cell>
          <table:table-cell office:value-type="float" office:value="3740" table:style-name="ce5">
            <text:p>3.740</text:p>
          </table:table-cell>
          <table:table-cell office:value-type="float" office:value="0" table:style-name="ce5">
            <text:p>0</text:p>
          </table:table-cell>
          <table:table-cell office:value-type="float" office:value="126032" table:style-name="ce5">
            <text:p>126.032</text:p>
          </table:table-cell>
          <table:table-cell office:value-type="float" office:value="298043" table:style-name="ce5">
            <text:p>298.043</text:p>
          </table:table-cell>
          <table:table-cell office:value-type="float" office:value="3740" table:style-name="ce5">
            <text:p>3.74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4" table:style-name="ce11">
            <text:p>SOCIAL CLASS</text:p>
          </table:table-cell>
          <table:table-cell office:value-type="string" table:style-name="ce3">
            <text:p>A</text:p>
          </table:table-cell>
          <table:table-cell office:value-type="float" office:value="550174" table:style-name="ce5">
            <text:p>550.174</text:p>
          </table:table-cell>
          <table:table-cell office:value-type="float" office:value="170901" table:style-name="ce5">
            <text:p>170.90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61768" table:style-name="ce5">
            <text:p>561.768</text:p>
          </table:table-cell>
          <table:table-cell office:value-type="float" office:value="13773" table:style-name="ce5">
            <text:p>13.77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92931" table:style-name="ce5">
            <text:p>492.931</text:p>
          </table:table-cell>
          <table:table-cell office:value-type="float" office:value="244600" table:style-name="ce5">
            <text:p>244.60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808227" table:style-name="ce5">
            <text:p>808.227</text:p>
          </table:table-cell>
          <table:table-cell office:value-type="float" office:value="931690" table:style-name="ce5">
            <text:p>931.69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72299" table:style-name="ce5">
            <text:p>1.172.299</text:p>
          </table:table-cell>
          <table:table-cell office:value-type="float" office:value="410719" table:style-name="ce5">
            <text:p>410.719</text:p>
          </table:table-cell>
          <table:table-cell office:value-type="float" office:value="3740" table:style-name="ce5">
            <text:p>3.740</text:p>
          </table:table-cell>
          <table:table-cell office:value-type="float" office:value="0" table:style-name="ce5">
            <text:p>0</text:p>
          </table:table-cell>
          <table:table-cell office:value-type="float" office:value="557266" table:style-name="ce5">
            <text:p>557.266</text:p>
          </table:table-cell>
          <table:table-cell office:value-type="float" office:value="1106638" table:style-name="ce5">
            <text:p>1.106.638</text:p>
          </table:table-cell>
          <table:table-cell office:value-type="float" office:value="14007" table:style-name="ce5">
            <text:p>14.007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671627" table:style-name="ce5">
            <text:p>671.627</text:p>
          </table:table-cell>
          <table:table-cell office:value-type="float" office:value="962680" table:style-name="ce5">
            <text:p>962.680</text:p>
          </table:table-cell>
          <table:table-cell office:value-type="float" office:value="13769" table:style-name="ce5">
            <text:p>13.769</text:p>
          </table:table-cell>
          <table:table-cell office:value-type="float" office:value="0" table:style-name="ce5">
            <text:p>0</text:p>
          </table:table-cell>
          <table:table-cell office:value-type="float" office:value="903130" table:style-name="ce5">
            <text:p>903.130</text:p>
          </table:table-cell>
          <table:table-cell office:value-type="float" office:value="760240" table:style-name="ce5">
            <text:p>760.240</text:p>
          </table:table-cell>
          <table:table-cell office:value-type="float" office:value="12581" table:style-name="ce5">
            <text:p>12.581</text:p>
          </table:table-cell>
          <table:table-cell office:value-type="float" office:value="0" table:style-name="ce5">
            <text:p>0</text:p>
          </table:table-cell>
          <table:table-cell office:value-type="float" office:value="607104" table:style-name="ce5">
            <text:p>607.104</text:p>
          </table:table-cell>
          <table:table-cell office:value-type="float" office:value="1123409" table:style-name="ce5">
            <text:p>1.123.409</text:p>
          </table:table-cell>
          <table:table-cell office:value-type="float" office:value="8712" table:style-name="ce5">
            <text:p>8.712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127117" table:style-name="ce5">
            <text:p>127.117</text:p>
          </table:table-cell>
          <table:table-cell office:value-type="float" office:value="272093" table:style-name="ce5">
            <text:p>272.093</text:p>
          </table:table-cell>
          <table:table-cell office:value-type="float" office:value="0" table:style-name="ce5">
            <text:p>0</text:p>
          </table:table-cell>
          <table:table-cell office:value-type="float" office:value="550" table:style-name="ce5">
            <text:p>550</text:p>
          </table:table-cell>
          <table:table-cell office:value-type="float" office:value="218131" table:style-name="ce5">
            <text:p>218.131</text:p>
          </table:table-cell>
          <table:table-cell office:value-type="float" office:value="200311" table:style-name="ce5">
            <text:p>200.3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0626" table:style-name="ce5">
            <text:p>160.626</text:p>
          </table:table-cell>
          <table:table-cell office:value-type="float" office:value="248200" table:style-name="ce5">
            <text:p>248.200</text:p>
          </table:table-cell>
          <table:table-cell office:value-type="float" office:value="2224" table:style-name="ce5">
            <text:p>2.224</text:p>
          </table:table-cell>
          <table:table-cell office:value-type="float" office:value="550" table:style-name="ce5">
            <text:p>55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2A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7">
            <text:p>A2A - HOUSEHOLDS WITH COMPUTERS BY TYPE OF COMPUTER EXCLUSIVELY OR SIMULTANEOUSLY PRESENT IN THE HOUSEHOL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households with computer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1" table:number-rows-spanned="2" table:style-name="ce8">
            <text:p>Only desktop computer</text:p>
          </table:table-cell>
          <table:table-cell office:value-type="string" table:number-columns-spanned="1" table:number-rows-spanned="2" table:style-name="ce8">
            <text:p>Only notebook</text:p>
          </table:table-cell>
          <table:table-cell office:value-type="string" table:number-columns-spanned="1" table:number-rows-spanned="2" table:style-name="ce8">
            <text:p>Only tablet</text:p>
          </table:table-cell>
          <table:table-cell office:value-type="string" table:number-columns-spanned="1" table:number-rows-spanned="2" table:style-name="ce8">
            <text:p>More than one type of computer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716768" table:style-name="ce5">
            <text:p>716.768</text:p>
          </table:table-cell>
          <table:table-cell office:value-type="float" office:value="1107281" table:style-name="ce5">
            <text:p>1.107.281</text:p>
          </table:table-cell>
          <table:table-cell office:value-type="float" office:value="513745" table:style-name="ce5">
            <text:p>513.745</text:p>
          </table:table-cell>
          <table:table-cell office:value-type="float" office:value="1077133" table:style-name="ce5">
            <text:p>1.077.133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</text:p>
          </table:table-cell>
          <table:table-cell office:value-type="float" office:value="713361" table:style-name="ce5">
            <text:p>713.361</text:p>
          </table:table-cell>
          <table:table-cell office:value-type="float" office:value="1092354" table:style-name="ce5">
            <text:p>1.092.354</text:p>
          </table:table-cell>
          <table:table-cell office:value-type="float" office:value="496762" table:style-name="ce5">
            <text:p>496.762</text:p>
          </table:table-cell>
          <table:table-cell office:value-type="float" office:value="1081645" table:style-name="ce5">
            <text:p>1.081.645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89526" table:style-name="ce5">
            <text:p>89.526</text:p>
          </table:table-cell>
          <table:table-cell office:value-type="float" office:value="193916" table:style-name="ce5">
            <text:p>193.916</text:p>
          </table:table-cell>
          <table:table-cell office:value-type="float" office:value="131423" table:style-name="ce5">
            <text:p>131.423</text:p>
          </table:table-cell>
          <table:table-cell office:value-type="float" office:value="171727" table:style-name="ce5">
            <text:p>171.727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Southeast</text:p>
          </table:table-cell>
          <table:table-cell office:value-type="float" office:value="663270" table:style-name="ce5">
            <text:p>663.270</text:p>
          </table:table-cell>
          <table:table-cell office:value-type="float" office:value="1003529" table:style-name="ce5">
            <text:p>1.003.529</text:p>
          </table:table-cell>
          <table:table-cell office:value-type="float" office:value="464281" table:style-name="ce5">
            <text:p>464.281</text:p>
          </table:table-cell>
          <table:table-cell office:value-type="float" office:value="958319" table:style-name="ce5">
            <text:p>958.319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47448" table:style-name="ce5">
            <text:p>147.448</text:p>
          </table:table-cell>
          <table:table-cell office:value-type="float" office:value="245757" table:style-name="ce5">
            <text:p>245.757</text:p>
          </table:table-cell>
          <table:table-cell office:value-type="float" office:value="116564" table:style-name="ce5">
            <text:p>116.564</text:p>
          </table:table-cell>
          <table:table-cell office:value-type="float" office:value="217852" table:style-name="ce5">
            <text:p>217.85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202375" table:style-name="ce5">
            <text:p>202.375</text:p>
          </table:table-cell>
          <table:table-cell office:value-type="float" office:value="352204" table:style-name="ce5">
            <text:p>352.204</text:p>
          </table:table-cell>
          <table:table-cell office:value-type="float" office:value="175920" table:style-name="ce5">
            <text:p>175.920</text:p>
          </table:table-cell>
          <table:table-cell office:value-type="float" office:value="395180" table:style-name="ce5">
            <text:p>395.18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</text:p>
          </table:table-cell>
          <table:table-cell office:value-type="float" office:value="40725" table:style-name="ce5">
            <text:p>40.725</text:p>
          </table:table-cell>
          <table:table-cell office:value-type="float" office:value="114566" table:style-name="ce5">
            <text:p>114.566</text:p>
          </table:table-cell>
          <table:table-cell office:value-type="float" office:value="47103" table:style-name="ce5">
            <text:p>47.103</text:p>
          </table:table-cell>
          <table:table-cell office:value-type="float" office:value="95816" table:style-name="ce5">
            <text:p>95.816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97334" table:style-name="ce5">
            <text:p>97.334</text:p>
          </table:table-cell>
          <table:table-cell office:value-type="float" office:value="146388" table:style-name="ce5">
            <text:p>146.388</text:p>
          </table:table-cell>
          <table:table-cell office:value-type="float" office:value="40295" table:style-name="ce5">
            <text:p>40.295</text:p>
          </table:table-cell>
          <table:table-cell office:value-type="float" office:value="170384" table:style-name="ce5">
            <text:p>170.384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9" table:style-name="ce11">
            <text:p>FAMILY INCOME</text:p>
          </table:table-cell>
          <table:table-cell office:value-type="string" table:style-name="ce3">
            <text:p>Up to 1 MW</text:p>
          </table:table-cell>
          <table:table-cell office:value-type="float" office:value="463447" table:style-name="ce5">
            <text:p>463.447</text:p>
          </table:table-cell>
          <table:table-cell office:value-type="float" office:value="248894" table:style-name="ce5">
            <text:p>248.894</text:p>
          </table:table-cell>
          <table:table-cell office:value-type="float" office:value="269986" table:style-name="ce5">
            <text:p>269.986</text:p>
          </table:table-cell>
          <table:table-cell office:value-type="float" office:value="191695" table:style-name="ce5">
            <text:p>191.695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1 MW up to 2 MW</text:p>
          </table:table-cell>
          <table:table-cell office:value-type="float" office:value="212525" table:style-name="ce5">
            <text:p>212.525</text:p>
          </table:table-cell>
          <table:table-cell office:value-type="float" office:value="353271" table:style-name="ce5">
            <text:p>353.271</text:p>
          </table:table-cell>
          <table:table-cell office:value-type="float" office:value="263236" table:style-name="ce5">
            <text:p>263.236</text:p>
          </table:table-cell>
          <table:table-cell office:value-type="float" office:value="389929" table:style-name="ce5">
            <text:p>389.929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2 MW up to 3 MW</text:p>
          </table:table-cell>
          <table:table-cell office:value-type="float" office:value="286420" table:style-name="ce5">
            <text:p>286.420</text:p>
          </table:table-cell>
          <table:table-cell office:value-type="float" office:value="702078" table:style-name="ce5">
            <text:p>702.078</text:p>
          </table:table-cell>
          <table:table-cell office:value-type="float" office:value="236724" table:style-name="ce5">
            <text:p>236.724</text:p>
          </table:table-cell>
          <table:table-cell office:value-type="float" office:value="459563" table:style-name="ce5">
            <text:p>459.563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3 MW up to 5 MW</text:p>
          </table:table-cell>
          <table:table-cell office:value-type="float" office:value="273454" table:style-name="ce5">
            <text:p>273.454</text:p>
          </table:table-cell>
          <table:table-cell office:value-type="float" office:value="386932" table:style-name="ce5">
            <text:p>386.932</text:p>
          </table:table-cell>
          <table:table-cell office:value-type="float" office:value="128775" table:style-name="ce5">
            <text:p>128.775</text:p>
          </table:table-cell>
          <table:table-cell office:value-type="float" office:value="416021" table:style-name="ce5">
            <text:p>416.021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5 MW up to 10 MW</text:p>
          </table:table-cell>
          <table:table-cell office:value-type="float" office:value="229099" table:style-name="ce5">
            <text:p>229.099</text:p>
          </table:table-cell>
          <table:table-cell office:value-type="float" office:value="390976" table:style-name="ce5">
            <text:p>390.976</text:p>
          </table:table-cell>
          <table:table-cell office:value-type="float" office:value="18177" table:style-name="ce5">
            <text:p>18.177</text:p>
          </table:table-cell>
          <table:table-cell office:value-type="float" office:value="393359" table:style-name="ce5">
            <text:p>393.35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More than 10 MW</text:p>
          </table:table-cell>
          <table:table-cell office:value-type="float" office:value="69751" table:style-name="ce5">
            <text:p>69.751</text:p>
          </table:table-cell>
          <table:table-cell office:value-type="float" office:value="296666" table:style-name="ce5">
            <text:p>296.666</text:p>
          </table:table-cell>
          <table:table-cell office:value-type="float" office:value="19713" table:style-name="ce5">
            <text:p>19.713</text:p>
          </table:table-cell>
          <table:table-cell office:value-type="float" office:value="532862" table:style-name="ce5">
            <text:p>532.862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Has no income</text:p>
          </table:table-cell>
          <table:table-cell office:value-type="float" office:value="53911" table:style-name="ce5">
            <text:p>53.911</text:p>
          </table:table-cell>
          <table:table-cell office:value-type="float" office:value="61066" table:style-name="ce5">
            <text:p>61.066</text:p>
          </table:table-cell>
          <table:table-cell office:value-type="float" office:value="16486" table:style-name="ce5">
            <text:p>16.486</text:p>
          </table:table-cell>
          <table:table-cell office:value-type="float" office:value="34230" table:style-name="ce5">
            <text:p>34.23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oes not know</text:p>
          </table:table-cell>
          <table:table-cell office:value-type="float" office:value="112326" table:style-name="ce5">
            <text:p>112.326</text:p>
          </table:table-cell>
          <table:table-cell office:value-type="float" office:value="180002" table:style-name="ce5">
            <text:p>180.002</text:p>
          </table:table-cell>
          <table:table-cell office:value-type="float" office:value="65732" table:style-name="ce5">
            <text:p>65.732</text:p>
          </table:table-cell>
          <table:table-cell office:value-type="float" office:value="168109" table:style-name="ce5">
            <text:p>168.10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id not answer</text:p>
          </table:table-cell>
          <table:table-cell office:value-type="float" office:value="72494" table:style-name="ce5">
            <text:p>72.494</text:p>
          </table:table-cell>
          <table:table-cell office:value-type="float" office:value="193012" table:style-name="ce5">
            <text:p>193.012</text:p>
          </table:table-cell>
          <table:table-cell office:value-type="float" office:value="34675" table:style-name="ce5">
            <text:p>34.675</text:p>
          </table:table-cell>
          <table:table-cell office:value-type="float" office:value="228587" table:style-name="ce5">
            <text:p>228.587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SOCIAL CLASS</text:p>
          </table:table-cell>
          <table:table-cell office:value-type="string" table:style-name="ce3">
            <text:p>A</text:p>
          </table:table-cell>
          <table:table-cell office:value-type="float" office:value="4413" table:style-name="ce5">
            <text:p>4.413</text:p>
          </table:table-cell>
          <table:table-cell office:value-type="float" office:value="123941" table:style-name="ce5">
            <text:p>123.941</text:p>
          </table:table-cell>
          <table:table-cell office:value-type="float" office:value="10542" table:style-name="ce5">
            <text:p>10.542</text:p>
          </table:table-cell>
          <table:table-cell office:value-type="float" office:value="556249" table:style-name="ce5">
            <text:p>556.24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350764" table:style-name="ce5">
            <text:p>350.764</text:p>
          </table:table-cell>
          <table:table-cell office:value-type="float" office:value="821084" table:style-name="ce5">
            <text:p>821.084</text:p>
          </table:table-cell>
          <table:table-cell office:value-type="float" office:value="104104" table:style-name="ce5">
            <text:p>104.104</text:p>
          </table:table-cell>
          <table:table-cell office:value-type="float" office:value="801214" table:style-name="ce5">
            <text:p>801.21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615353" table:style-name="ce5">
            <text:p>615.353</text:p>
          </table:table-cell>
          <table:table-cell office:value-type="float" office:value="734219" table:style-name="ce5">
            <text:p>734.219</text:p>
          </table:table-cell>
          <table:table-cell office:value-type="float" office:value="443674" table:style-name="ce5">
            <text:p>443.674</text:p>
          </table:table-cell>
          <table:table-cell office:value-type="float" office:value="436981" table:style-name="ce5">
            <text:p>436.98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124993" table:style-name="ce5">
            <text:p>124.993</text:p>
          </table:table-cell>
          <table:table-cell office:value-type="float" office:value="209871" table:style-name="ce5">
            <text:p>209.871</text:p>
          </table:table-cell>
          <table:table-cell office:value-type="float" office:value="143361" table:style-name="ce5">
            <text:p>143.361</text:p>
          </table:table-cell>
          <table:table-cell office:value-type="float" office:value="64631" table:style-name="ce5">
            <text:p>64.631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2B" table:style-name="ta1">
        <table:table-column table:style-name="co1" table:number-columns-repeated="2" table:default-cell-style-name="ce1"/>
        <table:table-column table:style-name="co2" table:number-columns-repeated="9" table:default-cell-style-name="ce1"/>
        <table:table-column table:style-name="co3" table:number-columns-repeated="16373" table:default-cell-style-name="ce1"/>
        <table:table-row table:style-name="ro1">
          <table:table-cell office:value-type="string" table:style-name="ce7">
            <text:p>A2B - HOUSEHOLDS WITH COMPUTERS BY TYPES AND NUMBERS OF COMPUTER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households with computer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3" table:number-rows-spanned="1" table:style-name="ce8">
            <text:p>Desktop computer</text:p>
          </table:table-cell>
          <table:covered-table-cell table:number-columns-repeated="2"/>
          <table:table-cell office:value-type="string" table:number-columns-spanned="3" table:number-rows-spanned="1" table:style-name="ce8">
            <text:p>Notebook</text:p>
          </table:table-cell>
          <table:covered-table-cell table:number-columns-repeated="2"/>
          <table:table-cell office:value-type="string" table:number-columns-spanned="3" table:number-rows-spanned="1" table:style-name="ce8">
            <text:p>Tablet</text:p>
          </table:table-cell>
          <table:covered-table-cell table:number-columns-repeated="2"/>
          <table:table-cell table:style-name="ce4"/>
          <table:table-cell table:number-columns-repeated="16372"/>
        </table:table-row>
        <table:table-row table:style-name="ro3">
          <table:covered-table-cell/>
          <table:covered-table-cell/>
          <table:table-cell office:value-type="string" table:style-name="ce2">
            <text:p>None</text:p>
          </table:table-cell>
          <table:table-cell office:value-type="string" table:style-name="ce2">
            <text:p>One</text:p>
          </table:table-cell>
          <table:table-cell office:value-type="string" table:style-name="ce2">
            <text:p>Two or mor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One</text:p>
          </table:table-cell>
          <table:table-cell office:value-type="string" table:style-name="ce2">
            <text:p>Two or mor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One</text:p>
          </table:table-cell>
          <table:table-cell office:value-type="string" table:style-name="ce2">
            <text:p>Two or more</text:p>
          </table:table-cell>
          <table:table-cell table:style-name="ce4"/>
          <table:table-cell table:number-columns-repeated="16372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437359" table:style-name="ce5">
            <text:p>1.437.359</text:p>
          </table:table-cell>
          <table:table-cell office:value-type="float" office:value="1260071" table:style-name="ce5">
            <text:p>1.260.071</text:p>
          </table:table-cell>
          <table:table-cell office:value-type="float" office:value="245219" table:style-name="ce5">
            <text:p>245.219</text:p>
          </table:table-cell>
          <table:table-cell office:value-type="float" office:value="934230" table:style-name="ce5">
            <text:p>934.230</text:p>
          </table:table-cell>
          <table:table-cell office:value-type="float" office:value="1356830" table:style-name="ce5">
            <text:p>1.356.830</text:p>
          </table:table-cell>
          <table:table-cell office:value-type="float" office:value="789717" table:style-name="ce5">
            <text:p>789.717</text:p>
          </table:table-cell>
          <table:table-cell office:value-type="float" office:value="1604453" table:style-name="ce5">
            <text:p>1.604.453</text:p>
          </table:table-cell>
          <table:table-cell office:value-type="float" office:value="997629" table:style-name="ce5">
            <text:p>997.629</text:p>
          </table:table-cell>
          <table:table-cell office:value-type="float" office:value="519720" table:style-name="ce5">
            <text:p>519.720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</text:p>
          </table:table-cell>
          <table:table-cell office:value-type="float" office:value="1415362" table:style-name="ce5">
            <text:p>1.415.362</text:p>
          </table:table-cell>
          <table:table-cell office:value-type="float" office:value="1266234" table:style-name="ce5">
            <text:p>1.266.234</text:p>
          </table:table-cell>
          <table:table-cell office:value-type="float" office:value="243764" table:style-name="ce5">
            <text:p>243.764</text:p>
          </table:table-cell>
          <table:table-cell office:value-type="float" office:value="926314" table:style-name="ce5">
            <text:p>926.314</text:p>
          </table:table-cell>
          <table:table-cell office:value-type="float" office:value="1343917" table:style-name="ce5">
            <text:p>1.343.917</text:p>
          </table:table-cell>
          <table:table-cell office:value-type="float" office:value="787245" table:style-name="ce5">
            <text:p>787.245</text:p>
          </table:table-cell>
          <table:table-cell office:value-type="float" office:value="1597106" table:style-name="ce5">
            <text:p>1.597.106</text:p>
          </table:table-cell>
          <table:table-cell office:value-type="float" office:value="969364" table:style-name="ce5">
            <text:p>969.364</text:p>
          </table:table-cell>
          <table:table-cell office:value-type="float" office:value="518874" table:style-name="ce5">
            <text:p>518.874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268512" table:style-name="ce5">
            <text:p>268.512</text:p>
          </table:table-cell>
          <table:table-cell office:value-type="float" office:value="194408" table:style-name="ce5">
            <text:p>194.408</text:p>
          </table:table-cell>
          <table:table-cell office:value-type="float" office:value="26765" table:style-name="ce5">
            <text:p>26.765</text:p>
          </table:table-cell>
          <table:table-cell office:value-type="float" office:value="158113" table:style-name="ce5">
            <text:p>158.113</text:p>
          </table:table-cell>
          <table:table-cell office:value-type="float" office:value="272097" table:style-name="ce5">
            <text:p>272.097</text:p>
          </table:table-cell>
          <table:table-cell office:value-type="float" office:value="65504" table:style-name="ce5">
            <text:p>65.504</text:p>
          </table:table-cell>
          <table:table-cell office:value-type="float" office:value="264229" table:style-name="ce5">
            <text:p>264.229</text:p>
          </table:table-cell>
          <table:table-cell office:value-type="float" office:value="260933" table:style-name="ce5">
            <text:p>260.933</text:p>
          </table:table-cell>
          <table:table-cell office:value-type="float" office:value="29731" table:style-name="ce5">
            <text:p>29.731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Southeast</text:p>
          </table:table-cell>
          <table:table-cell office:value-type="float" office:value="1303210" table:style-name="ce5">
            <text:p>1.303.210</text:p>
          </table:table-cell>
          <table:table-cell office:value-type="float" office:value="1164492" table:style-name="ce5">
            <text:p>1.164.492</text:p>
          </table:table-cell>
          <table:table-cell office:value-type="float" office:value="227025" table:style-name="ce5">
            <text:p>227.025</text:p>
          </table:table-cell>
          <table:table-cell office:value-type="float" office:value="866841" table:style-name="ce5">
            <text:p>866.841</text:p>
          </table:table-cell>
          <table:table-cell office:value-type="float" office:value="1220938" table:style-name="ce5">
            <text:p>1.220.938</text:p>
          </table:table-cell>
          <table:table-cell office:value-type="float" office:value="721881" table:style-name="ce5">
            <text:p>721.881</text:p>
          </table:table-cell>
          <table:table-cell office:value-type="float" office:value="1472250" table:style-name="ce5">
            <text:p>1.472.250</text:p>
          </table:table-cell>
          <table:table-cell office:value-type="float" office:value="896194" table:style-name="ce5">
            <text:p>896.194</text:p>
          </table:table-cell>
          <table:table-cell office:value-type="float" office:value="509774" table:style-name="ce5">
            <text:p>509.774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295415" table:style-name="ce5">
            <text:p>295.415</text:p>
          </table:table-cell>
          <table:table-cell office:value-type="float" office:value="217257" table:style-name="ce5">
            <text:p>217.257</text:p>
          </table:table-cell>
          <table:table-cell office:value-type="float" office:value="67014" table:style-name="ce5">
            <text:p>67.014</text:p>
          </table:table-cell>
          <table:table-cell office:value-type="float" office:value="184971" table:style-name="ce5">
            <text:p>184.971</text:p>
          </table:table-cell>
          <table:table-cell office:value-type="float" office:value="269915" table:style-name="ce5">
            <text:p>269.915</text:p>
          </table:table-cell>
          <table:table-cell office:value-type="float" office:value="167426" table:style-name="ce5">
            <text:p>167.426</text:p>
          </table:table-cell>
          <table:table-cell office:value-type="float" office:value="323586" table:style-name="ce5">
            <text:p>323.586</text:p>
          </table:table-cell>
          <table:table-cell office:value-type="float" office:value="179001" table:style-name="ce5">
            <text:p>179.001</text:p>
          </table:table-cell>
          <table:table-cell office:value-type="float" office:value="61752" table:style-name="ce5">
            <text:p>61.752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480708" table:style-name="ce5">
            <text:p>480.708</text:p>
          </table:table-cell>
          <table:table-cell office:value-type="float" office:value="374411" table:style-name="ce5">
            <text:p>374.411</text:p>
          </table:table-cell>
          <table:table-cell office:value-type="float" office:value="50717" table:style-name="ce5">
            <text:p>50.717</text:p>
          </table:table-cell>
          <table:table-cell office:value-type="float" office:value="264507" table:style-name="ce5">
            <text:p>264.507</text:p>
          </table:table-cell>
          <table:table-cell office:value-type="float" office:value="472696" table:style-name="ce5">
            <text:p>472.696</text:p>
          </table:table-cell>
          <table:table-cell office:value-type="float" office:value="241938" table:style-name="ce5">
            <text:p>241.938</text:p>
          </table:table-cell>
          <table:table-cell office:value-type="float" office:value="465882" table:style-name="ce5">
            <text:p>465.882</text:p>
          </table:table-cell>
          <table:table-cell office:value-type="float" office:value="373957" table:style-name="ce5">
            <text:p>373.957</text:p>
          </table:table-cell>
          <table:table-cell office:value-type="float" office:value="59129" table:style-name="ce5">
            <text:p>59.129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North</text:p>
          </table:table-cell>
          <table:table-cell office:value-type="float" office:value="147729" table:style-name="ce5">
            <text:p>147.729</text:p>
          </table:table-cell>
          <table:table-cell office:value-type="float" office:value="97052" table:style-name="ce5">
            <text:p>97.052</text:p>
          </table:table-cell>
          <table:table-cell office:value-type="float" office:value="20249" table:style-name="ce5">
            <text:p>20.249</text:p>
          </table:table-cell>
          <table:table-cell office:value-type="float" office:value="81575" table:style-name="ce5">
            <text:p>81.575</text:p>
          </table:table-cell>
          <table:table-cell office:value-type="float" office:value="119616" table:style-name="ce5">
            <text:p>119.616</text:p>
          </table:table-cell>
          <table:table-cell office:value-type="float" office:value="79305" table:style-name="ce5">
            <text:p>79.305</text:p>
          </table:table-cell>
          <table:table-cell office:value-type="float" office:value="141673" table:style-name="ce5">
            <text:p>141.673</text:p>
          </table:table-cell>
          <table:table-cell office:value-type="float" office:value="93188" table:style-name="ce5">
            <text:p>93.188</text:p>
          </table:table-cell>
          <table:table-cell office:value-type="float" office:value="17255" table:style-name="ce5">
            <text:p>17.255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65744" table:style-name="ce5">
            <text:p>165.744</text:p>
          </table:table-cell>
          <table:table-cell office:value-type="float" office:value="186908" table:style-name="ce5">
            <text:p>186.908</text:p>
          </table:table-cell>
          <table:table-cell office:value-type="float" office:value="33451" table:style-name="ce5">
            <text:p>33.451</text:p>
          </table:table-cell>
          <table:table-cell office:value-type="float" office:value="102660" table:style-name="ce5">
            <text:p>102.660</text:p>
          </table:table-cell>
          <table:table-cell office:value-type="float" office:value="199234" table:style-name="ce5">
            <text:p>199.234</text:p>
          </table:table-cell>
          <table:table-cell office:value-type="float" office:value="98418" table:style-name="ce5">
            <text:p>98.418</text:p>
          </table:table-cell>
          <table:table-cell office:value-type="float" office:value="254799" table:style-name="ce5">
            <text:p>254.799</text:p>
          </table:table-cell>
          <table:table-cell office:value-type="float" office:value="107389" table:style-name="ce5">
            <text:p>107.389</text:p>
          </table:table-cell>
          <table:table-cell office:value-type="float" office:value="51300" table:style-name="ce5">
            <text:p>51.300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9" table:style-name="ce11">
            <text:p>FAMILY INCOME</text:p>
          </table:table-cell>
          <table:table-cell office:value-type="string" table:style-name="ce3">
            <text:p>Up to 1 MW</text:p>
          </table:table-cell>
          <table:table-cell office:value-type="float" office:value="405640" table:style-name="ce5">
            <text:p>405.640</text:p>
          </table:table-cell>
          <table:table-cell office:value-type="float" office:value="486502" table:style-name="ce5">
            <text:p>486.502</text:p>
          </table:table-cell>
          <table:table-cell office:value-type="float" office:value="77759" table:style-name="ce5">
            <text:p>77.759</text:p>
          </table:table-cell>
          <table:table-cell office:value-type="float" office:value="519491" table:style-name="ce5">
            <text:p>519.491</text:p>
          </table:table-cell>
          <table:table-cell office:value-type="float" office:value="324318" table:style-name="ce5">
            <text:p>324.318</text:p>
          </table:table-cell>
          <table:table-cell office:value-type="float" office:value="54682" table:style-name="ce5">
            <text:p>54.682</text:p>
          </table:table-cell>
          <table:table-cell office:value-type="float" office:value="591957" table:style-name="ce5">
            <text:p>591.957</text:p>
          </table:table-cell>
          <table:table-cell office:value-type="float" office:value="340772" table:style-name="ce5">
            <text:p>340.772</text:p>
          </table:table-cell>
          <table:table-cell office:value-type="float" office:value="95540" table:style-name="ce5">
            <text:p>95.540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ore than 1 MW up to 2 MW</text:p>
          </table:table-cell>
          <table:table-cell office:value-type="float" office:value="563389" table:style-name="ce5">
            <text:p>563.389</text:p>
          </table:table-cell>
          <table:table-cell office:value-type="float" office:value="372176" table:style-name="ce5">
            <text:p>372.176</text:p>
          </table:table-cell>
          <table:table-cell office:value-type="float" office:value="37867" table:style-name="ce5">
            <text:p>37.867</text:p>
          </table:table-cell>
          <table:table-cell office:value-type="float" office:value="356569" table:style-name="ce5">
            <text:p>356.569</text:p>
          </table:table-cell>
          <table:table-cell office:value-type="float" office:value="501708" table:style-name="ce5">
            <text:p>501.708</text:p>
          </table:table-cell>
          <table:table-cell office:value-type="float" office:value="182342" table:style-name="ce5">
            <text:p>182.342</text:p>
          </table:table-cell>
          <table:table-cell office:value-type="float" office:value="460375" table:style-name="ce5">
            <text:p>460.375</text:p>
          </table:table-cell>
          <table:table-cell office:value-type="float" office:value="416395" table:style-name="ce5">
            <text:p>416.395</text:p>
          </table:table-cell>
          <table:table-cell office:value-type="float" office:value="152696" table:style-name="ce5">
            <text:p>152.696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ore than 2 MW up to 3 MW</text:p>
          </table:table-cell>
          <table:table-cell office:value-type="float" office:value="757936" table:style-name="ce5">
            <text:p>757.936</text:p>
          </table:table-cell>
          <table:table-cell office:value-type="float" office:value="438290" table:style-name="ce5">
            <text:p>438.290</text:p>
          </table:table-cell>
          <table:table-cell office:value-type="float" office:value="47247" table:style-name="ce5">
            <text:p>47.247</text:p>
          </table:table-cell>
          <table:table-cell office:value-type="float" office:value="369353" table:style-name="ce5">
            <text:p>369.353</text:p>
          </table:table-cell>
          <table:table-cell office:value-type="float" office:value="784280" table:style-name="ce5">
            <text:p>784.280</text:p>
          </table:table-cell>
          <table:table-cell office:value-type="float" office:value="234195" table:style-name="ce5">
            <text:p>234.195</text:p>
          </table:table-cell>
          <table:table-cell office:value-type="float" office:value="812867" table:style-name="ce5">
            <text:p>812.867</text:p>
          </table:table-cell>
          <table:table-cell office:value-type="float" office:value="401741" table:style-name="ce5">
            <text:p>401.741</text:p>
          </table:table-cell>
          <table:table-cell office:value-type="float" office:value="122521" table:style-name="ce5">
            <text:p>122.521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ore than 3 MW up to 5 MW</text:p>
          </table:table-cell>
          <table:table-cell office:value-type="float" office:value="459040" table:style-name="ce5">
            <text:p>459.040</text:p>
          </table:table-cell>
          <table:table-cell office:value-type="float" office:value="403878" table:style-name="ce5">
            <text:p>403.878</text:p>
          </table:table-cell>
          <table:table-cell office:value-type="float" office:value="157610" table:style-name="ce5">
            <text:p>157.610</text:p>
          </table:table-cell>
          <table:table-cell office:value-type="float" office:value="324073" table:style-name="ce5">
            <text:p>324.073</text:p>
          </table:table-cell>
          <table:table-cell office:value-type="float" office:value="487475" table:style-name="ce5">
            <text:p>487.475</text:p>
          </table:table-cell>
          <table:table-cell office:value-type="float" office:value="276699" table:style-name="ce5">
            <text:p>276.699</text:p>
          </table:table-cell>
          <table:table-cell office:value-type="float" office:value="540541" table:style-name="ce5">
            <text:p>540.541</text:p>
          </table:table-cell>
          <table:table-cell office:value-type="float" office:value="268758" table:style-name="ce5">
            <text:p>268.758</text:p>
          </table:table-cell>
          <table:table-cell office:value-type="float" office:value="136262" table:style-name="ce5">
            <text:p>136.262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ore than 5 MW up to 10 MW</text:p>
          </table:table-cell>
          <table:table-cell office:value-type="float" office:value="445586" table:style-name="ce5">
            <text:p>445.586</text:p>
          </table:table-cell>
          <table:table-cell office:value-type="float" office:value="457197" table:style-name="ce5">
            <text:p>457.197</text:p>
          </table:table-cell>
          <table:table-cell office:value-type="float" office:value="116572" table:style-name="ce5">
            <text:p>116.572</text:p>
          </table:table-cell>
          <table:table-cell office:value-type="float" office:value="231015" table:style-name="ce5">
            <text:p>231.015</text:p>
          </table:table-cell>
          <table:table-cell office:value-type="float" office:value="515558" table:style-name="ce5">
            <text:p>515.558</text:p>
          </table:table-cell>
          <table:table-cell office:value-type="float" office:value="359019" table:style-name="ce5">
            <text:p>359.019</text:p>
          </table:table-cell>
          <table:table-cell office:value-type="float" office:value="664743" table:style-name="ce5">
            <text:p>664.743</text:p>
          </table:table-cell>
          <table:table-cell office:value-type="float" office:value="337146" table:style-name="ce5">
            <text:p>337.146</text:p>
          </table:table-cell>
          <table:table-cell office:value-type="float" office:value="109131" table:style-name="ce5">
            <text:p>109.131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More than 10 MW</text:p>
          </table:table-cell>
          <table:table-cell office:value-type="float" office:value="354190" table:style-name="ce5">
            <text:p>354.190</text:p>
          </table:table-cell>
          <table:table-cell office:value-type="float" office:value="501241" table:style-name="ce5">
            <text:p>501.241</text:p>
          </table:table-cell>
          <table:table-cell office:value-type="float" office:value="90695" table:style-name="ce5">
            <text:p>90.695</text:p>
          </table:table-cell>
          <table:table-cell office:value-type="float" office:value="77641" table:style-name="ce5">
            <text:p>77.641</text:p>
          </table:table-cell>
          <table:table-cell office:value-type="float" office:value="375526" table:style-name="ce5">
            <text:p>375.526</text:p>
          </table:table-cell>
          <table:table-cell office:value-type="float" office:value="490708" table:style-name="ce5">
            <text:p>490.708</text:p>
          </table:table-cell>
          <table:table-cell office:value-type="float" office:value="365580" table:style-name="ce5">
            <text:p>365.580</text:p>
          </table:table-cell>
          <table:table-cell office:value-type="float" office:value="262832" table:style-name="ce5">
            <text:p>262.832</text:p>
          </table:table-cell>
          <table:table-cell office:value-type="float" office:value="449437" table:style-name="ce5">
            <text:p>449.437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Has no income</text:p>
          </table:table-cell>
          <table:table-cell office:value-type="float" office:value="63840" table:style-name="ce5">
            <text:p>63.840</text:p>
          </table:table-cell>
          <table:table-cell office:value-type="float" office:value="63171" table:style-name="ce5">
            <text:p>63.171</text:p>
          </table:table-cell>
          <table:table-cell office:value-type="float" office:value="0" table:style-name="ce5">
            <text:p>0</text:p>
          </table:table-cell>
          <table:table-cell office:value-type="float" office:value="57765" table:style-name="ce5">
            <text:p>57.765</text:p>
          </table:table-cell>
          <table:table-cell office:value-type="float" office:value="68026" table:style-name="ce5">
            <text:p>68.026</text:p>
          </table:table-cell>
          <table:table-cell office:value-type="float" office:value="10756" table:style-name="ce5">
            <text:p>10.756</text:p>
          </table:table-cell>
          <table:table-cell office:value-type="float" office:value="82165" table:style-name="ce5">
            <text:p>82.165</text:p>
          </table:table-cell>
          <table:table-cell office:value-type="float" office:value="36385" table:style-name="ce5">
            <text:p>36.385</text:p>
          </table:table-cell>
          <table:table-cell office:value-type="float" office:value="0" table:style-name="ce5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Does not know</text:p>
          </table:table-cell>
          <table:table-cell office:value-type="float" office:value="195811" table:style-name="ce5">
            <text:p>195.811</text:p>
          </table:table-cell>
          <table:table-cell office:value-type="float" office:value="179590" table:style-name="ce5">
            <text:p>179.590</text:p>
          </table:table-cell>
          <table:table-cell office:value-type="float" office:value="78954" table:style-name="ce5">
            <text:p>78.954</text:p>
          </table:table-cell>
          <table:table-cell office:value-type="float" office:value="156502" table:style-name="ce5">
            <text:p>156.502</text:p>
          </table:table-cell>
          <table:table-cell office:value-type="float" office:value="156182" table:style-name="ce5">
            <text:p>156.182</text:p>
          </table:table-cell>
          <table:table-cell office:value-type="float" office:value="127401" table:style-name="ce5">
            <text:p>127.401</text:p>
          </table:table-cell>
          <table:table-cell office:value-type="float" office:value="241935" table:style-name="ce5">
            <text:p>241.935</text:p>
          </table:table-cell>
          <table:table-cell office:value-type="float" office:value="122600" table:style-name="ce5">
            <text:p>122.600</text:p>
          </table:table-cell>
          <table:table-cell office:value-type="float" office:value="15117" table:style-name="ce5">
            <text:p>15.117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Did not answer</text:p>
          </table:table-cell>
          <table:table-cell office:value-type="float" office:value="239288" table:style-name="ce5">
            <text:p>239.288</text:p>
          </table:table-cell>
          <table:table-cell office:value-type="float" office:value="213509" table:style-name="ce5">
            <text:p>213.509</text:p>
          </table:table-cell>
          <table:table-cell office:value-type="float" office:value="44072" table:style-name="ce5">
            <text:p>44.072</text:p>
          </table:table-cell>
          <table:table-cell office:value-type="float" office:value="87195" table:style-name="ce5">
            <text:p>87.195</text:p>
          </table:table-cell>
          <table:table-cell office:value-type="float" office:value="268316" table:style-name="ce5">
            <text:p>268.316</text:p>
          </table:table-cell>
          <table:table-cell office:value-type="float" office:value="143621" table:style-name="ce5">
            <text:p>143.621</text:p>
          </table:table-cell>
          <table:table-cell office:value-type="float" office:value="297998" table:style-name="ce5">
            <text:p>297.998</text:p>
          </table:table-cell>
          <table:table-cell office:value-type="float" office:value="118631" table:style-name="ce5">
            <text:p>118.631</text:p>
          </table:table-cell>
          <table:table-cell office:value-type="float" office:value="42850" table:style-name="ce5">
            <text:p>42.850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4" table:style-name="ce11">
            <text:p>SOCIAL CLASS</text:p>
          </table:table-cell>
          <table:table-cell office:value-type="string" table:style-name="ce3">
            <text:p>A</text:p>
          </table:table-cell>
          <table:table-cell office:value-type="float" office:value="170901" table:style-name="ce5">
            <text:p>170.901</text:p>
          </table:table-cell>
          <table:table-cell office:value-type="float" office:value="545584" table:style-name="ce5">
            <text:p>545.584</text:p>
          </table:table-cell>
          <table:table-cell office:value-type="float" office:value="74182" table:style-name="ce5">
            <text:p>74.182</text:p>
          </table:table-cell>
          <table:table-cell office:value-type="float" office:value="13773" table:style-name="ce5">
            <text:p>13.773</text:p>
          </table:table-cell>
          <table:table-cell office:value-type="float" office:value="275754" table:style-name="ce5">
            <text:p>275.754</text:p>
          </table:table-cell>
          <table:table-cell office:value-type="float" office:value="483271" table:style-name="ce5">
            <text:p>483.271</text:p>
          </table:table-cell>
          <table:table-cell office:value-type="float" office:value="244600" table:style-name="ce5">
            <text:p>244.600</text:p>
          </table:table-cell>
          <table:table-cell office:value-type="float" office:value="226518" table:style-name="ce5">
            <text:p>226.518</text:p>
          </table:table-cell>
          <table:table-cell office:value-type="float" office:value="449559" table:style-name="ce5">
            <text:p>449.559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931690" table:style-name="ce5">
            <text:p>931.690</text:p>
          </table:table-cell>
          <table:table-cell office:value-type="float" office:value="784492" table:style-name="ce5">
            <text:p>784.492</text:p>
          </table:table-cell>
          <table:table-cell office:value-type="float" office:value="189196" table:style-name="ce5">
            <text:p>189.196</text:p>
          </table:table-cell>
          <table:table-cell office:value-type="float" office:value="410704" table:style-name="ce5">
            <text:p>410.704</text:p>
          </table:table-cell>
          <table:table-cell office:value-type="float" office:value="1072422" table:style-name="ce5">
            <text:p>1.072.422</text:p>
          </table:table-cell>
          <table:table-cell office:value-type="float" office:value="528811" table:style-name="ce5">
            <text:p>528.811</text:p>
          </table:table-cell>
          <table:table-cell office:value-type="float" office:value="1106505" table:style-name="ce5">
            <text:p>1.106.505</text:p>
          </table:table-cell>
          <table:table-cell office:value-type="float" office:value="554785" table:style-name="ce5">
            <text:p>554.785</text:p>
          </table:table-cell>
          <table:table-cell office:value-type="float" office:value="192138" table:style-name="ce5">
            <text:p>192.138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962504" table:style-name="ce5">
            <text:p>962.504</text:p>
          </table:table-cell>
          <table:table-cell office:value-type="float" office:value="665422" table:style-name="ce5">
            <text:p>665.422</text:p>
          </table:table-cell>
          <table:table-cell office:value-type="float" office:value="162953" table:style-name="ce5">
            <text:p>162.953</text:p>
          </table:table-cell>
          <table:table-cell office:value-type="float" office:value="759755" table:style-name="ce5">
            <text:p>759.755</text:p>
          </table:table-cell>
          <table:table-cell office:value-type="float" office:value="790108" table:style-name="ce5">
            <text:p>790.108</text:p>
          </table:table-cell>
          <table:table-cell office:value-type="float" office:value="338309" table:style-name="ce5">
            <text:p>338.309</text:p>
          </table:table-cell>
          <table:table-cell office:value-type="float" office:value="1123537" table:style-name="ce5">
            <text:p>1.123.537</text:p>
          </table:table-cell>
          <table:table-cell office:value-type="float" office:value="591645" table:style-name="ce5">
            <text:p>591.645</text:p>
          </table:table-cell>
          <table:table-cell office:value-type="float" office:value="178285" table:style-name="ce5">
            <text:p>178.285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272097" table:style-name="ce5">
            <text:p>272.097</text:p>
          </table:table-cell>
          <table:table-cell office:value-type="float" office:value="127061" table:style-name="ce5">
            <text:p>127.061</text:p>
          </table:table-cell>
          <table:table-cell office:value-type="float" office:value="8692" table:style-name="ce5">
            <text:p>8.692</text:p>
          </table:table-cell>
          <table:table-cell office:value-type="float" office:value="200311" table:style-name="ce5">
            <text:p>200.311</text:p>
          </table:table-cell>
          <table:table-cell office:value-type="float" office:value="210357" table:style-name="ce5">
            <text:p>210.357</text:p>
          </table:table-cell>
          <table:table-cell office:value-type="float" office:value="49165" table:style-name="ce5">
            <text:p>49.165</text:p>
          </table:table-cell>
          <table:table-cell office:value-type="float" office:value="248217" table:style-name="ce5">
            <text:p>248.217</text:p>
          </table:table-cell>
          <table:table-cell office:value-type="float" office:value="150281" table:style-name="ce5">
            <text:p>150.281</text:p>
          </table:table-cell>
          <table:table-cell office:value-type="float" office:value="47876" table:style-name="ce5">
            <text:p>47.876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4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7">
            <text:p>A4 - HOUSEHOLDS WITH INTERNET ACCES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household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643049" table:style-name="ce5">
            <text:p>2.643.049</text:p>
          </table:table-cell>
          <table:table-cell office:value-type="float" office:value="908704" table:style-name="ce5">
            <text:p>908.704</text:p>
          </table:table-cell>
          <table:table-cell office:value-type="float" office:value="28575" table:style-name="ce5">
            <text:p>28.575</text:p>
          </table:table-cell>
          <table:table-cell office:value-type="float" office:value="17698" table:style-name="ce5">
            <text:p>17.698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</text:p>
          </table:table-cell>
          <table:table-cell office:value-type="float" office:value="2612290" table:style-name="ce5">
            <text:p>2.612.290</text:p>
          </table:table-cell>
          <table:table-cell office:value-type="float" office:value="802679" table:style-name="ce5">
            <text:p>802.679</text:p>
          </table:table-cell>
          <table:table-cell office:value-type="float" office:value="28127" table:style-name="ce5">
            <text:p>28.127</text:p>
          </table:table-cell>
          <table:table-cell office:value-type="float" office:value="17253" table:style-name="ce5">
            <text:p>17.253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714418" table:style-name="ce5">
            <text:p>714.418</text:p>
          </table:table-cell>
          <table:table-cell office:value-type="float" office:value="438590" table:style-name="ce5">
            <text:p>438.590</text:p>
          </table:table-cell>
          <table:table-cell office:value-type="float" office:value="5040" table:style-name="ce5">
            <text:p>5.040</text:p>
          </table:table-cell>
          <table:table-cell office:value-type="float" office:value="3948" table:style-name="ce5">
            <text:p>3.948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Southeast</text:p>
          </table:table-cell>
          <table:table-cell office:value-type="float" office:value="2338249" table:style-name="ce5">
            <text:p>2.338.249</text:p>
          </table:table-cell>
          <table:table-cell office:value-type="float" office:value="805700" table:style-name="ce5">
            <text:p>805.700</text:p>
          </table:table-cell>
          <table:table-cell office:value-type="float" office:value="8401" table:style-name="ce5">
            <text:p>8.401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698601" table:style-name="ce5">
            <text:p>698.601</text:p>
          </table:table-cell>
          <table:table-cell office:value-type="float" office:value="296196" table:style-name="ce5">
            <text:p>296.196</text:p>
          </table:table-cell>
          <table:table-cell office:value-type="float" office:value="15091" table:style-name="ce5">
            <text:p>15.091</text:p>
          </table:table-cell>
          <table:table-cell office:value-type="float" office:value="13406" table:style-name="ce5">
            <text:p>13.406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876696" table:style-name="ce5">
            <text:p>876.696</text:p>
          </table:table-cell>
          <table:table-cell office:value-type="float" office:value="238835" table:style-name="ce5">
            <text:p>238.835</text:p>
          </table:table-cell>
          <table:table-cell office:value-type="float" office:value="21572" table:style-name="ce5">
            <text:p>21.572</text:p>
          </table:table-cell>
          <table:table-cell office:value-type="float" office:value="6464" table:style-name="ce5">
            <text:p>6.464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</text:p>
          </table:table-cell>
          <table:table-cell office:value-type="float" office:value="310776" table:style-name="ce5">
            <text:p>310.776</text:p>
          </table:table-cell>
          <table:table-cell office:value-type="float" office:value="137959" table:style-name="ce5">
            <text:p>137.959</text:p>
          </table:table-cell>
          <table:table-cell office:value-type="float" office:value="4420" table:style-name="ce5">
            <text:p>4.420</text:p>
          </table:table-cell>
          <table:table-cell office:value-type="float" office:value="9578" table:style-name="ce5">
            <text:p>9.578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406300" table:style-name="ce5">
            <text:p>406.300</text:p>
          </table:table-cell>
          <table:table-cell office:value-type="float" office:value="113061" table:style-name="ce5">
            <text:p>113.061</text:p>
          </table:table-cell>
          <table:table-cell office:value-type="float" office:value="5776" table:style-name="ce5">
            <text:p>5.776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9" table:style-name="ce11">
            <text:p>FAMILY INCOME</text:p>
          </table:table-cell>
          <table:table-cell office:value-type="string" table:style-name="ce3">
            <text:p>Up to 1 MW</text:p>
          </table:table-cell>
          <table:table-cell office:value-type="float" office:value="1127322" table:style-name="ce5">
            <text:p>1.127.322</text:p>
          </table:table-cell>
          <table:table-cell office:value-type="float" office:value="539232" table:style-name="ce5">
            <text:p>539.232</text:p>
          </table:table-cell>
          <table:table-cell office:value-type="float" office:value="23692" table:style-name="ce5">
            <text:p>23.692</text:p>
          </table:table-cell>
          <table:table-cell office:value-type="float" office:value="9515" table:style-name="ce5">
            <text:p>9.515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1 MW up to 2 MW</text:p>
          </table:table-cell>
          <table:table-cell office:value-type="float" office:value="1106006" table:style-name="ce5">
            <text:p>1.106.006</text:p>
          </table:table-cell>
          <table:table-cell office:value-type="float" office:value="427955" table:style-name="ce5">
            <text:p>427.955</text:p>
          </table:table-cell>
          <table:table-cell office:value-type="float" office:value="9622" table:style-name="ce5">
            <text:p>9.622</text:p>
          </table:table-cell>
          <table:table-cell office:value-type="float" office:value="7558" table:style-name="ce5">
            <text:p>7.558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2 MW up to 3 MW</text:p>
          </table:table-cell>
          <table:table-cell office:value-type="float" office:value="1028586" table:style-name="ce5">
            <text:p>1.028.586</text:p>
          </table:table-cell>
          <table:table-cell office:value-type="float" office:value="182989" table:style-name="ce5">
            <text:p>182.98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3 MW up to 5 MW</text:p>
          </table:table-cell>
          <table:table-cell office:value-type="float" office:value="808910" table:style-name="ce5">
            <text:p>808.910</text:p>
          </table:table-cell>
          <table:table-cell office:value-type="float" office:value="138270" table:style-name="ce5">
            <text:p>138.270</text:p>
          </table:table-cell>
          <table:table-cell office:value-type="float" office:value="0" table:style-name="ce5">
            <text:p>0</text:p>
          </table:table-cell>
          <table:table-cell office:value-type="float" office:value="8261" table:style-name="ce5">
            <text:p>8.261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5 MW up to 10 MW</text:p>
          </table:table-cell>
          <table:table-cell office:value-type="float" office:value="786781" table:style-name="ce5">
            <text:p>786.781</text:p>
          </table:table-cell>
          <table:table-cell office:value-type="float" office:value="67963" table:style-name="ce5">
            <text:p>67.963</text:p>
          </table:table-cell>
          <table:table-cell office:value-type="float" office:value="3839" table:style-name="ce5">
            <text:p>3.839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More than 10 MW</text:p>
          </table:table-cell>
          <table:table-cell office:value-type="float" office:value="613142" table:style-name="ce5">
            <text:p>613.142</text:p>
          </table:table-cell>
          <table:table-cell office:value-type="float" office:value="29883" table:style-name="ce5">
            <text:p>29.88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Has no income</text:p>
          </table:table-cell>
          <table:table-cell office:value-type="float" office:value="198159" table:style-name="ce5">
            <text:p>198.159</text:p>
          </table:table-cell>
          <table:table-cell office:value-type="float" office:value="171971" table:style-name="ce5">
            <text:p>171.971</text:p>
          </table:table-cell>
          <table:table-cell office:value-type="float" office:value="2551" table:style-name="ce5">
            <text:p>2.551</text:p>
          </table:table-cell>
          <table:table-cell office:value-type="float" office:value="2181" table:style-name="ce5">
            <text:p>2.18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oes not know</text:p>
          </table:table-cell>
          <table:table-cell office:value-type="float" office:value="985389" table:style-name="ce5">
            <text:p>985.389</text:p>
          </table:table-cell>
          <table:table-cell office:value-type="float" office:value="191612" table:style-name="ce5">
            <text:p>191.612</text:p>
          </table:table-cell>
          <table:table-cell office:value-type="float" office:value="9867" table:style-name="ce5">
            <text:p>9.867</text:p>
          </table:table-cell>
          <table:table-cell office:value-type="float" office:value="3779" table:style-name="ce5">
            <text:p>3.77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id not answer</text:p>
          </table:table-cell>
          <table:table-cell office:value-type="float" office:value="511584" table:style-name="ce5">
            <text:p>511.584</text:p>
          </table:table-cell>
          <table:table-cell office:value-type="float" office:value="153477" table:style-name="ce5">
            <text:p>153.477</text:p>
          </table:table-cell>
          <table:table-cell office:value-type="float" office:value="5158" table:style-name="ce5">
            <text:p>5.158</text:p>
          </table:table-cell>
          <table:table-cell office:value-type="float" office:value="2586" table:style-name="ce5">
            <text:p>2.586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SOCIAL CLASS</text:p>
          </table:table-cell>
          <table:table-cell office:value-type="string" table:style-name="ce3">
            <text:p>A</text:p>
          </table:table-cell>
          <table:table-cell office:value-type="float" office:value="562939" table:style-name="ce5">
            <text:p>562.93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1407075" table:style-name="ce5">
            <text:p>1.407.075</text:p>
          </table:table-cell>
          <table:table-cell office:value-type="float" office:value="113775" table:style-name="ce5">
            <text:p>113.77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2078616" table:style-name="ce5">
            <text:p>2.078.616</text:p>
          </table:table-cell>
          <table:table-cell office:value-type="float" office:value="482031" table:style-name="ce5">
            <text:p>482.031</text:p>
          </table:table-cell>
          <table:table-cell office:value-type="float" office:value="24337" table:style-name="ce5">
            <text:p>24.337</text:p>
          </table:table-cell>
          <table:table-cell office:value-type="float" office:value="9113" table:style-name="ce5">
            <text:p>9.11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912231" table:style-name="ce5">
            <text:p>912.231</text:p>
          </table:table-cell>
          <table:table-cell office:value-type="float" office:value="654378" table:style-name="ce5">
            <text:p>654.378</text:p>
          </table:table-cell>
          <table:table-cell office:value-type="float" office:value="14339" table:style-name="ce5">
            <text:p>14.339</text:p>
          </table:table-cell>
          <table:table-cell office:value-type="float" office:value="14381" table:style-name="ce5">
            <text:p>14.381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4B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7">
            <text:p>A4B - HOUSEHOLDS BY PRESENCE OF COMPUTER AND INTERNET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household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1" table:number-rows-spanned="2" table:style-name="ce8">
            <text:p>Both</text:p>
          </table:table-cell>
          <table:table-cell office:value-type="string" table:number-columns-spanned="1" table:number-rows-spanned="2" table:style-name="ce8">
            <text:p>Only computer</text:p>
          </table:table-cell>
          <table:table-cell office:value-type="string" table:number-columns-spanned="1" table:number-rows-spanned="2" table:style-name="ce8">
            <text:p>Only Internet</text:p>
          </table:table-cell>
          <table:table-cell office:value-type="string" table:number-columns-spanned="1" table:number-rows-spanned="2" table:style-name="ce8">
            <text:p>Neither computer nor Internet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998613" table:style-name="ce5">
            <text:p>1.998.613</text:p>
          </table:table-cell>
          <table:table-cell office:value-type="float" office:value="147655" table:style-name="ce5">
            <text:p>147.655</text:p>
          </table:table-cell>
          <table:table-cell office:value-type="float" office:value="1708667" table:style-name="ce5">
            <text:p>1.708.667</text:p>
          </table:table-cell>
          <table:table-cell office:value-type="float" office:value="885105" table:style-name="ce5">
            <text:p>885.105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</text:p>
          </table:table-cell>
          <table:table-cell office:value-type="float" office:value="1988248" table:style-name="ce5">
            <text:p>1.988.248</text:p>
          </table:table-cell>
          <table:table-cell office:value-type="float" office:value="141343" table:style-name="ce5">
            <text:p>141.343</text:p>
          </table:table-cell>
          <table:table-cell office:value-type="float" office:value="1673018" table:style-name="ce5">
            <text:p>1.673.018</text:p>
          </table:table-cell>
          <table:table-cell office:value-type="float" office:value="775430" table:style-name="ce5">
            <text:p>775.43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407498" table:style-name="ce5">
            <text:p>407.498</text:p>
          </table:table-cell>
          <table:table-cell office:value-type="float" office:value="42810" table:style-name="ce5">
            <text:p>42.810</text:p>
          </table:table-cell>
          <table:table-cell office:value-type="float" office:value="431751" table:style-name="ce5">
            <text:p>431.751</text:p>
          </table:table-cell>
          <table:table-cell office:value-type="float" office:value="438551" table:style-name="ce5">
            <text:p>438.551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Southeast</text:p>
          </table:table-cell>
          <table:table-cell office:value-type="float" office:value="1800830" table:style-name="ce5">
            <text:p>1.800.830</text:p>
          </table:table-cell>
          <table:table-cell office:value-type="float" office:value="109966" table:style-name="ce5">
            <text:p>109.966</text:p>
          </table:table-cell>
          <table:table-cell office:value-type="float" office:value="1506694" table:style-name="ce5">
            <text:p>1.506.694</text:p>
          </table:table-cell>
          <table:table-cell office:value-type="float" office:value="782367" table:style-name="ce5">
            <text:p>782.367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382522" table:style-name="ce5">
            <text:p>382.522</text:p>
          </table:table-cell>
          <table:table-cell office:value-type="float" office:value="60473" table:style-name="ce5">
            <text:p>60.473</text:p>
          </table:table-cell>
          <table:table-cell office:value-type="float" office:value="576931" table:style-name="ce5">
            <text:p>576.931</text:p>
          </table:table-cell>
          <table:table-cell office:value-type="float" office:value="288932" table:style-name="ce5">
            <text:p>288.93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693335" table:style-name="ce5">
            <text:p>693.335</text:p>
          </table:table-cell>
          <table:table-cell office:value-type="float" office:value="70967" table:style-name="ce5">
            <text:p>70.967</text:p>
          </table:table-cell>
          <table:table-cell office:value-type="float" office:value="445187" table:style-name="ce5">
            <text:p>445.187</text:p>
          </table:table-cell>
          <table:table-cell office:value-type="float" office:value="241349" table:style-name="ce5">
            <text:p>241.349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</text:p>
          </table:table-cell>
          <table:table-cell office:value-type="float" office:value="183333" table:style-name="ce5">
            <text:p>183.333</text:p>
          </table:table-cell>
          <table:table-cell office:value-type="float" office:value="26901" table:style-name="ce5">
            <text:p>26.901</text:p>
          </table:table-cell>
          <table:table-cell office:value-type="float" office:value="271119" table:style-name="ce5">
            <text:p>271.119</text:p>
          </table:table-cell>
          <table:table-cell office:value-type="float" office:value="131912" table:style-name="ce5">
            <text:p>131.91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301359" table:style-name="ce5">
            <text:p>301.359</text:p>
          </table:table-cell>
          <table:table-cell office:value-type="float" office:value="17108" table:style-name="ce5">
            <text:p>17.108</text:p>
          </table:table-cell>
          <table:table-cell office:value-type="float" office:value="211825" table:style-name="ce5">
            <text:p>211.825</text:p>
          </table:table-cell>
          <table:table-cell office:value-type="float" office:value="110370" table:style-name="ce5">
            <text:p>110.37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9" table:style-name="ce11">
            <text:p>FAMILY INCOME</text:p>
          </table:table-cell>
          <table:table-cell office:value-type="string" table:style-name="ce3">
            <text:p>Up to 1 MW</text:p>
          </table:table-cell>
          <table:table-cell office:value-type="float" office:value="659274" table:style-name="ce5">
            <text:p>659.274</text:p>
          </table:table-cell>
          <table:table-cell office:value-type="float" office:value="97118" table:style-name="ce5">
            <text:p>97.118</text:p>
          </table:table-cell>
          <table:table-cell office:value-type="float" office:value="812004" table:style-name="ce5">
            <text:p>812.004</text:p>
          </table:table-cell>
          <table:table-cell office:value-type="float" office:value="506112" table:style-name="ce5">
            <text:p>506.112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1 MW up to 2 MW</text:p>
          </table:table-cell>
          <table:table-cell office:value-type="float" office:value="652489" table:style-name="ce5">
            <text:p>652.489</text:p>
          </table:table-cell>
          <table:table-cell office:value-type="float" office:value="64794" table:style-name="ce5">
            <text:p>64.794</text:p>
          </table:table-cell>
          <table:table-cell office:value-type="float" office:value="892537" table:style-name="ce5">
            <text:p>892.537</text:p>
          </table:table-cell>
          <table:table-cell office:value-type="float" office:value="417928" table:style-name="ce5">
            <text:p>417.928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2 MW up to 3 MW</text:p>
          </table:table-cell>
          <table:table-cell office:value-type="float" office:value="877527" table:style-name="ce5">
            <text:p>877.527</text:p>
          </table:table-cell>
          <table:table-cell office:value-type="float" office:value="56713" table:style-name="ce5">
            <text:p>56.713</text:p>
          </table:table-cell>
          <table:table-cell office:value-type="float" office:value="486985" table:style-name="ce5">
            <text:p>486.985</text:p>
          </table:table-cell>
          <table:table-cell office:value-type="float" office:value="173883" table:style-name="ce5">
            <text:p>173.883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3 MW up to 5 MW</text:p>
          </table:table-cell>
          <table:table-cell office:value-type="float" office:value="634628" table:style-name="ce5">
            <text:p>634.628</text:p>
          </table:table-cell>
          <table:table-cell office:value-type="float" office:value="19658" table:style-name="ce5">
            <text:p>19.658</text:p>
          </table:table-cell>
          <table:table-cell office:value-type="float" office:value="405027" table:style-name="ce5">
            <text:p>405.027</text:p>
          </table:table-cell>
          <table:table-cell office:value-type="float" office:value="137850" table:style-name="ce5">
            <text:p>137.85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5 MW up to 10 MW</text:p>
          </table:table-cell>
          <table:table-cell office:value-type="float" office:value="751024" table:style-name="ce5">
            <text:p>751.024</text:p>
          </table:table-cell>
          <table:table-cell office:value-type="float" office:value="25808" table:style-name="ce5">
            <text:p>25.808</text:p>
          </table:table-cell>
          <table:table-cell office:value-type="float" office:value="203604" table:style-name="ce5">
            <text:p>203.604</text:p>
          </table:table-cell>
          <table:table-cell office:value-type="float" office:value="64449" table:style-name="ce5">
            <text:p>64.44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More than 10 MW</text:p>
          </table:table-cell>
          <table:table-cell office:value-type="float" office:value="602040" table:style-name="ce5">
            <text:p>602.040</text:p>
          </table:table-cell>
          <table:table-cell office:value-type="float" office:value="9203" table:style-name="ce5">
            <text:p>9.203</text:p>
          </table:table-cell>
          <table:table-cell office:value-type="float" office:value="130447" table:style-name="ce5">
            <text:p>130.447</text:p>
          </table:table-cell>
          <table:table-cell office:value-type="float" office:value="28431" table:style-name="ce5">
            <text:p>28.43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Has no income</text:p>
          </table:table-cell>
          <table:table-cell office:value-type="float" office:value="89216" table:style-name="ce5">
            <text:p>89.216</text:p>
          </table:table-cell>
          <table:table-cell office:value-type="float" office:value="7360" table:style-name="ce5">
            <text:p>7.360</text:p>
          </table:table-cell>
          <table:table-cell office:value-type="float" office:value="177779" table:style-name="ce5">
            <text:p>177.779</text:p>
          </table:table-cell>
          <table:table-cell office:value-type="float" office:value="171551" table:style-name="ce5">
            <text:p>171.55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oes not know</text:p>
          </table:table-cell>
          <table:table-cell office:value-type="float" office:value="268281" table:style-name="ce5">
            <text:p>268.281</text:p>
          </table:table-cell>
          <table:table-cell office:value-type="float" office:value="16314" table:style-name="ce5">
            <text:p>16.314</text:p>
          </table:table-cell>
          <table:table-cell office:value-type="float" office:value="960624" table:style-name="ce5">
            <text:p>960.624</text:p>
          </table:table-cell>
          <table:table-cell office:value-type="float" office:value="191572" table:style-name="ce5">
            <text:p>191.572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id not answer</text:p>
          </table:table-cell>
          <table:table-cell office:value-type="float" office:value="341226" table:style-name="ce5">
            <text:p>341.226</text:p>
          </table:table-cell>
          <table:table-cell office:value-type="float" office:value="24136" table:style-name="ce5">
            <text:p>24.136</text:p>
          </table:table-cell>
          <table:table-cell office:value-type="float" office:value="294471" table:style-name="ce5">
            <text:p>294.471</text:p>
          </table:table-cell>
          <table:table-cell office:value-type="float" office:value="150772" table:style-name="ce5">
            <text:p>150.772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SOCIAL CLASS</text:p>
          </table:table-cell>
          <table:table-cell office:value-type="string" table:style-name="ce3">
            <text:p>A</text:p>
          </table:table-cell>
          <table:table-cell office:value-type="float" office:value="562594" table:style-name="ce5">
            <text:p>562.594</text:p>
          </table:table-cell>
          <table:table-cell office:value-type="float" office:value="0" table:style-name="ce5">
            <text:p>0</text:p>
          </table:table-cell>
          <table:table-cell office:value-type="float" office:value="8414" table:style-name="ce5">
            <text:p>8.414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1317319" table:style-name="ce5">
            <text:p>1.317.319</text:p>
          </table:table-cell>
          <table:table-cell office:value-type="float" office:value="64014" table:style-name="ce5">
            <text:p>64.014</text:p>
          </table:table-cell>
          <table:table-cell office:value-type="float" office:value="437168" table:style-name="ce5">
            <text:p>437.168</text:p>
          </table:table-cell>
          <table:table-cell office:value-type="float" office:value="96266" table:style-name="ce5">
            <text:p>96.266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1310907" table:style-name="ce5">
            <text:p>1.310.907</text:p>
          </table:table-cell>
          <table:table-cell office:value-type="float" office:value="89459" table:style-name="ce5">
            <text:p>89.459</text:p>
          </table:table-cell>
          <table:table-cell office:value-type="float" office:value="1407461" table:style-name="ce5">
            <text:p>1.407.461</text:p>
          </table:table-cell>
          <table:table-cell office:value-type="float" office:value="464869" table:style-name="ce5">
            <text:p>464.86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300015" table:style-name="ce5">
            <text:p>300.015</text:p>
          </table:table-cell>
          <table:table-cell office:value-type="float" office:value="78691" table:style-name="ce5">
            <text:p>78.691</text:p>
          </table:table-cell>
          <table:table-cell office:value-type="float" office:value="793731" table:style-name="ce5">
            <text:p>793.731</text:p>
          </table:table-cell>
          <table:table-cell office:value-type="float" office:value="646605" table:style-name="ce5">
            <text:p>646.605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Respondents who did not know or did not answer at least one of the questions that generated this data crossing were counted in the column 'Neither computer nor Internet'.</text:p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5" table:style-name="ta1">
        <table:table-column table:style-name="co1" table:number-columns-repeated="2" table:default-cell-style-name="ce1"/>
        <table:table-column table:style-name="co2" table:number-columns-repeated="9" table:default-cell-style-name="ce1"/>
        <table:table-column table:style-name="co3" table:number-columns-repeated="16373" table:default-cell-style-name="ce1"/>
        <table:table-row table:style-name="ro1">
          <table:table-cell office:value-type="string" table:style-name="ce7">
            <text:p>A5 - HOUSEHOLDS WITH INTERNET ACCESS BY TYPE OF CONNEC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households with Internet acces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1" table:number-rows-spanned="2" table:style-name="ce8">
            <text:p>Dial-up connection</text:p>
          </table:table-cell>
          <table:table-cell office:value-type="string" table:number-columns-spanned="5" table:number-rows-spanned="1" table:style-name="ce8">
            <text:p>Fixed broadband</text:p>
          </table:table-cell>
          <table:covered-table-cell table:number-columns-repeated="4"/>
          <table:table-cell office:value-type="string" table:number-columns-spanned="1" table:number-rows-spanned="2" table:style-name="ce8">
            <text:p>Mobile connection via 3G or 4G modem or chip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72"/>
        </table:table-row>
        <table:table-row table:style-name="ro3">
          <table:covered-table-cell/>
          <table:covered-table-cell/>
          <table:covered-table-cell/>
          <table:table-cell office:value-type="string" table:style-name="ce2">
            <text:p>Total - Fixed broadband</text:p>
          </table:table-cell>
          <table:table-cell office:value-type="string" table:style-name="ce2">
            <text:p>TV cable or fiber-optic connection</text:p>
          </table:table-cell>
          <table:table-cell office:value-type="string" table:style-name="ce2">
            <text:p>Connection via telephone line (DSL)</text:p>
          </table:table-cell>
          <table:table-cell office:value-type="string" table:style-name="ce2">
            <text:p>Radio connection</text:p>
          </table:table-cell>
          <table:table-cell office:value-type="string" table:style-name="ce2">
            <text:p>Satellite connection</text:p>
          </table:table-cell>
          <table:covered-table-cell/>
          <table:covered-table-cell/>
          <table:covered-table-cell/>
          <table:table-cell table:style-name="ce4"/>
          <table:table-cell table:number-columns-repeated="16372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95766" table:style-name="ce5">
            <text:p>95.766</text:p>
          </table:table-cell>
          <table:table-cell office:value-type="float" office:value="2406058" table:style-name="ce5">
            <text:p>2.406.058</text:p>
          </table:table-cell>
          <table:table-cell office:value-type="float" office:value="2391034" table:style-name="ce5">
            <text:p>2.391.034</text:p>
          </table:table-cell>
          <table:table-cell office:value-type="float" office:value="370103" table:style-name="ce5">
            <text:p>370.103</text:p>
          </table:table-cell>
          <table:table-cell office:value-type="float" office:value="292264" table:style-name="ce5">
            <text:p>292.264</text:p>
          </table:table-cell>
          <table:table-cell office:value-type="float" office:value="464446" table:style-name="ce5">
            <text:p>464.446</text:p>
          </table:table-cell>
          <table:table-cell office:value-type="float" office:value="783558" table:style-name="ce5">
            <text:p>783.558</text:p>
          </table:table-cell>
          <table:table-cell office:value-type="float" office:value="1222284" table:style-name="ce5">
            <text:p>1.222.284</text:p>
          </table:table-cell>
          <table:table-cell office:value-type="float" office:value="72789" table:style-name="ce5">
            <text:p>72.789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</text:p>
          </table:table-cell>
          <table:table-cell office:value-type="float" office:value="92042" table:style-name="ce5">
            <text:p>92.042</text:p>
          </table:table-cell>
          <table:table-cell office:value-type="float" office:value="2408846" table:style-name="ce5">
            <text:p>2.408.846</text:p>
          </table:table-cell>
          <table:table-cell office:value-type="float" office:value="2392254" table:style-name="ce5">
            <text:p>2.392.254</text:p>
          </table:table-cell>
          <table:table-cell office:value-type="float" office:value="369104" table:style-name="ce5">
            <text:p>369.104</text:p>
          </table:table-cell>
          <table:table-cell office:value-type="float" office:value="186690" table:style-name="ce5">
            <text:p>186.690</text:p>
          </table:table-cell>
          <table:table-cell office:value-type="float" office:value="443189" table:style-name="ce5">
            <text:p>443.189</text:p>
          </table:table-cell>
          <table:table-cell office:value-type="float" office:value="748304" table:style-name="ce5">
            <text:p>748.304</text:p>
          </table:table-cell>
          <table:table-cell office:value-type="float" office:value="1174692" table:style-name="ce5">
            <text:p>1.174.692</text:p>
          </table:table-cell>
          <table:table-cell office:value-type="float" office:value="69286" table:style-name="ce5">
            <text:p>69.286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26446" table:style-name="ce5">
            <text:p>26.446</text:p>
          </table:table-cell>
          <table:table-cell office:value-type="float" office:value="462528" table:style-name="ce5">
            <text:p>462.528</text:p>
          </table:table-cell>
          <table:table-cell office:value-type="float" office:value="429484" table:style-name="ce5">
            <text:p>429.484</text:p>
          </table:table-cell>
          <table:table-cell office:value-type="float" office:value="27855" table:style-name="ce5">
            <text:p>27.855</text:p>
          </table:table-cell>
          <table:table-cell office:value-type="float" office:value="225194" table:style-name="ce5">
            <text:p>225.194</text:p>
          </table:table-cell>
          <table:table-cell office:value-type="float" office:value="139966" table:style-name="ce5">
            <text:p>139.966</text:p>
          </table:table-cell>
          <table:table-cell office:value-type="float" office:value="245480" table:style-name="ce5">
            <text:p>245.480</text:p>
          </table:table-cell>
          <table:table-cell office:value-type="float" office:value="338627" table:style-name="ce5">
            <text:p>338.627</text:p>
          </table:table-cell>
          <table:table-cell office:value-type="float" office:value="22439" table:style-name="ce5">
            <text:p>22.439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Southeast</text:p>
          </table:table-cell>
          <table:table-cell office:value-type="float" office:value="84237" table:style-name="ce5">
            <text:p>84.237</text:p>
          </table:table-cell>
          <table:table-cell office:value-type="float" office:value="2126570" table:style-name="ce5">
            <text:p>2.126.570</text:p>
          </table:table-cell>
          <table:table-cell office:value-type="float" office:value="2129637" table:style-name="ce5">
            <text:p>2.129.637</text:p>
          </table:table-cell>
          <table:table-cell office:value-type="float" office:value="338658" table:style-name="ce5">
            <text:p>338.658</text:p>
          </table:table-cell>
          <table:table-cell office:value-type="float" office:value="219697" table:style-name="ce5">
            <text:p>219.697</text:p>
          </table:table-cell>
          <table:table-cell office:value-type="float" office:value="379420" table:style-name="ce5">
            <text:p>379.420</text:p>
          </table:table-cell>
          <table:table-cell office:value-type="float" office:value="662105" table:style-name="ce5">
            <text:p>662.105</text:p>
          </table:table-cell>
          <table:table-cell office:value-type="float" office:value="1163668" table:style-name="ce5">
            <text:p>1.163.668</text:p>
          </table:table-cell>
          <table:table-cell office:value-type="float" office:value="26007" table:style-name="ce5">
            <text:p>26.007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37835" table:style-name="ce5">
            <text:p>37.835</text:p>
          </table:table-cell>
          <table:table-cell office:value-type="float" office:value="556462" table:style-name="ce5">
            <text:p>556.462</text:p>
          </table:table-cell>
          <table:table-cell office:value-type="float" office:value="510027" table:style-name="ce5">
            <text:p>510.027</text:p>
          </table:table-cell>
          <table:table-cell office:value-type="float" office:value="79144" table:style-name="ce5">
            <text:p>79.144</text:p>
          </table:table-cell>
          <table:table-cell office:value-type="float" office:value="108010" table:style-name="ce5">
            <text:p>108.010</text:p>
          </table:table-cell>
          <table:table-cell office:value-type="float" office:value="242606" table:style-name="ce5">
            <text:p>242.606</text:p>
          </table:table-cell>
          <table:table-cell office:value-type="float" office:value="273257" table:style-name="ce5">
            <text:p>273.257</text:p>
          </table:table-cell>
          <table:table-cell office:value-type="float" office:value="321541" table:style-name="ce5">
            <text:p>321.541</text:p>
          </table:table-cell>
          <table:table-cell office:value-type="float" office:value="58586" table:style-name="ce5">
            <text:p>58.586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6978" table:style-name="ce5">
            <text:p>16.978</text:p>
          </table:table-cell>
          <table:table-cell office:value-type="float" office:value="873791" table:style-name="ce5">
            <text:p>873.791</text:p>
          </table:table-cell>
          <table:table-cell office:value-type="float" office:value="877392" table:style-name="ce5">
            <text:p>877.392</text:p>
          </table:table-cell>
          <table:table-cell office:value-type="float" office:value="121227" table:style-name="ce5">
            <text:p>121.227</text:p>
          </table:table-cell>
          <table:table-cell office:value-type="float" office:value="137705" table:style-name="ce5">
            <text:p>137.705</text:p>
          </table:table-cell>
          <table:table-cell office:value-type="float" office:value="79710" table:style-name="ce5">
            <text:p>79.710</text:p>
          </table:table-cell>
          <table:table-cell office:value-type="float" office:value="202838" table:style-name="ce5">
            <text:p>202.838</text:p>
          </table:table-cell>
          <table:table-cell office:value-type="float" office:value="144371" table:style-name="ce5">
            <text:p>144.371</text:p>
          </table:table-cell>
          <table:table-cell office:value-type="float" office:value="25247" table:style-name="ce5">
            <text:p>25.247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North</text:p>
          </table:table-cell>
          <table:table-cell office:value-type="float" office:value="16693" table:style-name="ce5">
            <text:p>16.693</text:p>
          </table:table-cell>
          <table:table-cell office:value-type="float" office:value="270047" table:style-name="ce5">
            <text:p>270.047</text:p>
          </table:table-cell>
          <table:table-cell office:value-type="float" office:value="237890" table:style-name="ce5">
            <text:p>237.890</text:p>
          </table:table-cell>
          <table:table-cell office:value-type="float" office:value="18436" table:style-name="ce5">
            <text:p>18.436</text:p>
          </table:table-cell>
          <table:table-cell office:value-type="float" office:value="29146" table:style-name="ce5">
            <text:p>29.146</text:p>
          </table:table-cell>
          <table:table-cell office:value-type="float" office:value="63199" table:style-name="ce5">
            <text:p>63.199</text:p>
          </table:table-cell>
          <table:table-cell office:value-type="float" office:value="216020" table:style-name="ce5">
            <text:p>216.020</text:p>
          </table:table-cell>
          <table:table-cell office:value-type="float" office:value="48323" table:style-name="ce5">
            <text:p>48.323</text:p>
          </table:table-cell>
          <table:table-cell office:value-type="float" office:value="23036" table:style-name="ce5">
            <text:p>23.036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8768" table:style-name="ce5">
            <text:p>8.768</text:p>
          </table:table-cell>
          <table:table-cell office:value-type="float" office:value="347457" table:style-name="ce5">
            <text:p>347.457</text:p>
          </table:table-cell>
          <table:table-cell office:value-type="float" office:value="308469" table:style-name="ce5">
            <text:p>308.469</text:p>
          </table:table-cell>
          <table:table-cell office:value-type="float" office:value="31424" table:style-name="ce5">
            <text:p>31.424</text:p>
          </table:table-cell>
          <table:table-cell office:value-type="float" office:value="75321" table:style-name="ce5">
            <text:p>75.321</text:p>
          </table:table-cell>
          <table:table-cell office:value-type="float" office:value="50453" table:style-name="ce5">
            <text:p>50.453</text:p>
          </table:table-cell>
          <table:table-cell office:value-type="float" office:value="114468" table:style-name="ce5">
            <text:p>114.468</text:p>
          </table:table-cell>
          <table:table-cell office:value-type="float" office:value="115279" table:style-name="ce5">
            <text:p>115.279</text:p>
          </table:table-cell>
          <table:table-cell office:value-type="float" office:value="4633" table:style-name="ce5">
            <text:p>4.633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9" table:style-name="ce11">
            <text:p>FAMILY INCOME</text:p>
          </table:table-cell>
          <table:table-cell office:value-type="string" table:style-name="ce3">
            <text:p>Up to 1 MW</text:p>
          </table:table-cell>
          <table:table-cell office:value-type="float" office:value="70029" table:style-name="ce5">
            <text:p>70.029</text:p>
          </table:table-cell>
          <table:table-cell office:value-type="float" office:value="787702" table:style-name="ce5">
            <text:p>787.702</text:p>
          </table:table-cell>
          <table:table-cell office:value-type="float" office:value="726120" table:style-name="ce5">
            <text:p>726.120</text:p>
          </table:table-cell>
          <table:table-cell office:value-type="float" office:value="107263" table:style-name="ce5">
            <text:p>107.263</text:p>
          </table:table-cell>
          <table:table-cell office:value-type="float" office:value="96705" table:style-name="ce5">
            <text:p>96.705</text:p>
          </table:table-cell>
          <table:table-cell office:value-type="float" office:value="232949" table:style-name="ce5">
            <text:p>232.949</text:p>
          </table:table-cell>
          <table:table-cell office:value-type="float" office:value="465787" table:style-name="ce5">
            <text:p>465.787</text:p>
          </table:table-cell>
          <table:table-cell office:value-type="float" office:value="494474" table:style-name="ce5">
            <text:p>494.474</text:p>
          </table:table-cell>
          <table:table-cell office:value-type="float" office:value="29219" table:style-name="ce5">
            <text:p>29.219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ore than 1 MW up to 2 MW</text:p>
          </table:table-cell>
          <table:table-cell office:value-type="float" office:value="42206" table:style-name="ce5">
            <text:p>42.206</text:p>
          </table:table-cell>
          <table:table-cell office:value-type="float" office:value="919841" table:style-name="ce5">
            <text:p>919.841</text:p>
          </table:table-cell>
          <table:table-cell office:value-type="float" office:value="898144" table:style-name="ce5">
            <text:p>898.144</text:p>
          </table:table-cell>
          <table:table-cell office:value-type="float" office:value="138838" table:style-name="ce5">
            <text:p>138.838</text:p>
          </table:table-cell>
          <table:table-cell office:value-type="float" office:value="127943" table:style-name="ce5">
            <text:p>127.943</text:p>
          </table:table-cell>
          <table:table-cell office:value-type="float" office:value="204074" table:style-name="ce5">
            <text:p>204.074</text:p>
          </table:table-cell>
          <table:table-cell office:value-type="float" office:value="400949" table:style-name="ce5">
            <text:p>400.949</text:p>
          </table:table-cell>
          <table:table-cell office:value-type="float" office:value="381697" table:style-name="ce5">
            <text:p>381.697</text:p>
          </table:table-cell>
          <table:table-cell office:value-type="float" office:value="33450" table:style-name="ce5">
            <text:p>33.450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ore than 2 MW up to 3 MW</text:p>
          </table:table-cell>
          <table:table-cell office:value-type="float" office:value="13850" table:style-name="ce5">
            <text:p>13.850</text:p>
          </table:table-cell>
          <table:table-cell office:value-type="float" office:value="968110" table:style-name="ce5">
            <text:p>968.110</text:p>
          </table:table-cell>
          <table:table-cell office:value-type="float" office:value="943219" table:style-name="ce5">
            <text:p>943.219</text:p>
          </table:table-cell>
          <table:table-cell office:value-type="float" office:value="98987" table:style-name="ce5">
            <text:p>98.987</text:p>
          </table:table-cell>
          <table:table-cell office:value-type="float" office:value="95580" table:style-name="ce5">
            <text:p>95.580</text:p>
          </table:table-cell>
          <table:table-cell office:value-type="float" office:value="163501" table:style-name="ce5">
            <text:p>163.501</text:p>
          </table:table-cell>
          <table:table-cell office:value-type="float" office:value="258214" table:style-name="ce5">
            <text:p>258.214</text:p>
          </table:table-cell>
          <table:table-cell office:value-type="float" office:value="192029" table:style-name="ce5">
            <text:p>192.029</text:p>
          </table:table-cell>
          <table:table-cell office:value-type="float" office:value="5983" table:style-name="ce5">
            <text:p>5.983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ore than 3 MW up to 5 MW</text:p>
          </table:table-cell>
          <table:table-cell office:value-type="float" office:value="51128" table:style-name="ce5">
            <text:p>51.128</text:p>
          </table:table-cell>
          <table:table-cell office:value-type="float" office:value="770150" table:style-name="ce5">
            <text:p>770.150</text:p>
          </table:table-cell>
          <table:table-cell office:value-type="float" office:value="719168" table:style-name="ce5">
            <text:p>719.168</text:p>
          </table:table-cell>
          <table:table-cell office:value-type="float" office:value="144197" table:style-name="ce5">
            <text:p>144.197</text:p>
          </table:table-cell>
          <table:table-cell office:value-type="float" office:value="86422" table:style-name="ce5">
            <text:p>86.422</text:p>
          </table:table-cell>
          <table:table-cell office:value-type="float" office:value="186443" table:style-name="ce5">
            <text:p>186.443</text:p>
          </table:table-cell>
          <table:table-cell office:value-type="float" office:value="197116" table:style-name="ce5">
            <text:p>197.116</text:p>
          </table:table-cell>
          <table:table-cell office:value-type="float" office:value="130270" table:style-name="ce5">
            <text:p>130.270</text:p>
          </table:table-cell>
          <table:table-cell office:value-type="float" office:value="2015" table:style-name="ce5">
            <text:p>2.015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ore than 5 MW up to 10 MW</text:p>
          </table:table-cell>
          <table:table-cell office:value-type="float" office:value="5062" table:style-name="ce5">
            <text:p>5.062</text:p>
          </table:table-cell>
          <table:table-cell office:value-type="float" office:value="773434" table:style-name="ce5">
            <text:p>773.434</text:p>
          </table:table-cell>
          <table:table-cell office:value-type="float" office:value="665303" table:style-name="ce5">
            <text:p>665.303</text:p>
          </table:table-cell>
          <table:table-cell office:value-type="float" office:value="210814" table:style-name="ce5">
            <text:p>210.814</text:p>
          </table:table-cell>
          <table:table-cell office:value-type="float" office:value="37554" table:style-name="ce5">
            <text:p>37.554</text:p>
          </table:table-cell>
          <table:table-cell office:value-type="float" office:value="49795" table:style-name="ce5">
            <text:p>49.795</text:p>
          </table:table-cell>
          <table:table-cell office:value-type="float" office:value="99553" table:style-name="ce5">
            <text:p>99.553</text:p>
          </table:table-cell>
          <table:table-cell office:value-type="float" office:value="58226" table:style-name="ce5">
            <text:p>58.226</text:p>
          </table:table-cell>
          <table:table-cell office:value-type="float" office:value="4510" table:style-name="ce5">
            <text:p>4.51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More than 10 MW</text:p>
          </table:table-cell>
          <table:table-cell office:value-type="float" office:value="3758" table:style-name="ce5">
            <text:p>3.758</text:p>
          </table:table-cell>
          <table:table-cell office:value-type="float" office:value="608739" table:style-name="ce5">
            <text:p>608.739</text:p>
          </table:table-cell>
          <table:table-cell office:value-type="float" office:value="584332" table:style-name="ce5">
            <text:p>584.332</text:p>
          </table:table-cell>
          <table:table-cell office:value-type="float" office:value="168037" table:style-name="ce5">
            <text:p>168.037</text:p>
          </table:table-cell>
          <table:table-cell office:value-type="float" office:value="19575" table:style-name="ce5">
            <text:p>19.575</text:p>
          </table:table-cell>
          <table:table-cell office:value-type="float" office:value="17542" table:style-name="ce5">
            <text:p>17.542</text:p>
          </table:table-cell>
          <table:table-cell office:value-type="float" office:value="88110" table:style-name="ce5">
            <text:p>88.110</text:p>
          </table:table-cell>
          <table:table-cell office:value-type="float" office:value="20403" table:style-name="ce5">
            <text:p>20.403</text:p>
          </table:table-cell>
          <table:table-cell office:value-type="float" office:value="0" table:style-name="ce5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Has no income</text:p>
          </table:table-cell>
          <table:table-cell office:value-type="float" office:value="836" table:style-name="ce5">
            <text:p>836</text:p>
          </table:table-cell>
          <table:table-cell office:value-type="float" office:value="178169" table:style-name="ce5">
            <text:p>178.169</text:p>
          </table:table-cell>
          <table:table-cell office:value-type="float" office:value="173139" table:style-name="ce5">
            <text:p>173.139</text:p>
          </table:table-cell>
          <table:table-cell office:value-type="float" office:value="2992" table:style-name="ce5">
            <text:p>2.992</text:p>
          </table:table-cell>
          <table:table-cell office:value-type="float" office:value="38929" table:style-name="ce5">
            <text:p>38.929</text:p>
          </table:table-cell>
          <table:table-cell office:value-type="float" office:value="18857" table:style-name="ce5">
            <text:p>18.857</text:p>
          </table:table-cell>
          <table:table-cell office:value-type="float" office:value="57655" table:style-name="ce5">
            <text:p>57.655</text:p>
          </table:table-cell>
          <table:table-cell office:value-type="float" office:value="65915" table:style-name="ce5">
            <text:p>65.915</text:p>
          </table:table-cell>
          <table:table-cell office:value-type="float" office:value="0" table:style-name="ce5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Does not know</text:p>
          </table:table-cell>
          <table:table-cell office:value-type="float" office:value="2594" table:style-name="ce5">
            <text:p>2.594</text:p>
          </table:table-cell>
          <table:table-cell office:value-type="float" office:value="282777" table:style-name="ce5">
            <text:p>282.777</text:p>
          </table:table-cell>
          <table:table-cell office:value-type="float" office:value="273060" table:style-name="ce5">
            <text:p>273.060</text:p>
          </table:table-cell>
          <table:table-cell office:value-type="float" office:value="41860" table:style-name="ce5">
            <text:p>41.860</text:p>
          </table:table-cell>
          <table:table-cell office:value-type="float" office:value="40953" table:style-name="ce5">
            <text:p>40.953</text:p>
          </table:table-cell>
          <table:table-cell office:value-type="float" office:value="51906" table:style-name="ce5">
            <text:p>51.906</text:p>
          </table:table-cell>
          <table:table-cell office:value-type="float" office:value="153553" table:style-name="ce5">
            <text:p>153.553</text:p>
          </table:table-cell>
          <table:table-cell office:value-type="float" office:value="939608" table:style-name="ce5">
            <text:p>939.608</text:p>
          </table:table-cell>
          <table:table-cell office:value-type="float" office:value="16488" table:style-name="ce5">
            <text:p>16.488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Did not answer</text:p>
          </table:table-cell>
          <table:table-cell office:value-type="float" office:value="8292" table:style-name="ce5">
            <text:p>8.292</text:p>
          </table:table-cell>
          <table:table-cell office:value-type="float" office:value="425949" table:style-name="ce5">
            <text:p>425.949</text:p>
          </table:table-cell>
          <table:table-cell office:value-type="float" office:value="421097" table:style-name="ce5">
            <text:p>421.097</text:p>
          </table:table-cell>
          <table:table-cell office:value-type="float" office:value="5097" table:style-name="ce5">
            <text:p>5.097</text:p>
          </table:table-cell>
          <table:table-cell office:value-type="float" office:value="36279" table:style-name="ce5">
            <text:p>36.279</text:p>
          </table:table-cell>
          <table:table-cell office:value-type="float" office:value="26730" table:style-name="ce5">
            <text:p>26.730</text:p>
          </table:table-cell>
          <table:table-cell office:value-type="float" office:value="142756" table:style-name="ce5">
            <text:p>142.756</text:p>
          </table:table-cell>
          <table:table-cell office:value-type="float" office:value="183064" table:style-name="ce5">
            <text:p>183.064</text:p>
          </table:table-cell>
          <table:table-cell office:value-type="float" office:value="40576" table:style-name="ce5">
            <text:p>40.576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4" table:style-name="ce11">
            <text:p>SOCIAL CLASS</text:p>
          </table:table-cell>
          <table:table-cell office:value-type="string" table:style-name="ce3">
            <text:p>A</text:p>
          </table:table-cell>
          <table:table-cell office:value-type="float" office:value="0" table:style-name="ce5">
            <text:p>0</text:p>
          </table:table-cell>
          <table:table-cell office:value-type="float" office:value="555296" table:style-name="ce5">
            <text:p>555.296</text:p>
          </table:table-cell>
          <table:table-cell office:value-type="float" office:value="528546" table:style-name="ce5">
            <text:p>528.546</text:p>
          </table:table-cell>
          <table:table-cell office:value-type="float" office:value="170129" table:style-name="ce5">
            <text:p>170.129</text:p>
          </table:table-cell>
          <table:table-cell office:value-type="float" office:value="13736" table:style-name="ce5">
            <text:p>13.736</text:p>
          </table:table-cell>
          <table:table-cell office:value-type="float" office:value="43277" table:style-name="ce5">
            <text:p>43.277</text:p>
          </table:table-cell>
          <table:table-cell office:value-type="float" office:value="43804" table:style-name="ce5">
            <text:p>43.804</text:p>
          </table:table-cell>
          <table:table-cell office:value-type="float" office:value="26074" table:style-name="ce5">
            <text:p>26.074</text:p>
          </table:table-cell>
          <table:table-cell office:value-type="float" office:value="0" table:style-name="ce5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52787" table:style-name="ce5">
            <text:p>52.787</text:p>
          </table:table-cell>
          <table:table-cell office:value-type="float" office:value="1323036" table:style-name="ce5">
            <text:p>1.323.036</text:p>
          </table:table-cell>
          <table:table-cell office:value-type="float" office:value="1271253" table:style-name="ce5">
            <text:p>1.271.253</text:p>
          </table:table-cell>
          <table:table-cell office:value-type="float" office:value="243361" table:style-name="ce5">
            <text:p>243.361</text:p>
          </table:table-cell>
          <table:table-cell office:value-type="float" office:value="115922" table:style-name="ce5">
            <text:p>115.922</text:p>
          </table:table-cell>
          <table:table-cell office:value-type="float" office:value="185797" table:style-name="ce5">
            <text:p>185.797</text:p>
          </table:table-cell>
          <table:table-cell office:value-type="float" office:value="267490" table:style-name="ce5">
            <text:p>267.490</text:p>
          </table:table-cell>
          <table:table-cell office:value-type="float" office:value="239563" table:style-name="ce5">
            <text:p>239.563</text:p>
          </table:table-cell>
          <table:table-cell office:value-type="float" office:value="6690" table:style-name="ce5">
            <text:p>6.69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42875" table:style-name="ce5">
            <text:p>42.875</text:p>
          </table:table-cell>
          <table:table-cell office:value-type="float" office:value="1773961" table:style-name="ce5">
            <text:p>1.773.961</text:p>
          </table:table-cell>
          <table:table-cell office:value-type="float" office:value="1744348" table:style-name="ce5">
            <text:p>1.744.348</text:p>
          </table:table-cell>
          <table:table-cell office:value-type="float" office:value="229538" table:style-name="ce5">
            <text:p>229.538</text:p>
          </table:table-cell>
          <table:table-cell office:value-type="float" office:value="160017" table:style-name="ce5">
            <text:p>160.017</text:p>
          </table:table-cell>
          <table:table-cell office:value-type="float" office:value="319532" table:style-name="ce5">
            <text:p>319.532</text:p>
          </table:table-cell>
          <table:table-cell office:value-type="float" office:value="540836" table:style-name="ce5">
            <text:p>540.836</text:p>
          </table:table-cell>
          <table:table-cell office:value-type="float" office:value="1068324" table:style-name="ce5">
            <text:p>1.068.324</text:p>
          </table:table-cell>
          <table:table-cell office:value-type="float" office:value="33144" table:style-name="ce5">
            <text:p>33.144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70848" table:style-name="ce5">
            <text:p>70.848</text:p>
          </table:table-cell>
          <table:table-cell office:value-type="float" office:value="640257" table:style-name="ce5">
            <text:p>640.257</text:p>
          </table:table-cell>
          <table:table-cell office:value-type="float" office:value="516669" table:style-name="ce5">
            <text:p>516.669</text:p>
          </table:table-cell>
          <table:table-cell office:value-type="float" office:value="78942" table:style-name="ce5">
            <text:p>78.942</text:p>
          </table:table-cell>
          <table:table-cell office:value-type="float" office:value="149423" table:style-name="ce5">
            <text:p>149.423</text:p>
          </table:table-cell>
          <table:table-cell office:value-type="float" office:value="203082" table:style-name="ce5">
            <text:p>203.082</text:p>
          </table:table-cell>
          <table:table-cell office:value-type="float" office:value="397047" table:style-name="ce5">
            <text:p>397.047</text:p>
          </table:table-cell>
          <table:table-cell office:value-type="float" office:value="353749" table:style-name="ce5">
            <text:p>353.749</text:p>
          </table:table-cell>
          <table:table-cell office:value-type="float" office:value="63112" table:style-name="ce5">
            <text:p>63.112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6" table:style-name="ta1">
        <table:table-column table:style-name="co1" table:number-columns-repeated="2" table:default-cell-style-name="ce1"/>
        <table:table-column table:style-name="co2" table:number-columns-repeated="13" table:default-cell-style-name="ce1"/>
        <table:table-column table:style-name="co3" table:number-columns-repeated="16369" table:default-cell-style-name="ce1"/>
        <table:table-row table:style-name="ro1">
          <table:table-cell office:value-type="string" table:style-name="ce7">
            <text:p>A6 - HOUSEHOLDS WITH INTERNET ACCESS BY CONNECTION SPEE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households with Internet acces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1" table:number-rows-spanned="2" table:style-name="ce8">
            <text:p>Up to 256 Kbps</text:p>
          </table:table-cell>
          <table:table-cell office:value-type="string" table:number-columns-spanned="1" table:number-rows-spanned="2" table:style-name="ce8">
            <text:p>257 Kbps to 999 Kbps</text:p>
          </table:table-cell>
          <table:table-cell office:value-type="string" table:number-columns-spanned="1" table:number-rows-spanned="2" table:style-name="ce8">
            <text:p>1 Mbps</text:p>
          </table:table-cell>
          <table:table-cell office:value-type="string" table:number-columns-spanned="1" table:number-rows-spanned="2" table:style-name="ce8">
            <text:p>2 Mbps</text:p>
          </table:table-cell>
          <table:table-cell office:value-type="string" table:number-columns-spanned="1" table:number-rows-spanned="2" table:style-name="ce8">
            <text:p>3 Mbps to 4 Mbps</text:p>
          </table:table-cell>
          <table:table-cell office:value-type="string" table:number-columns-spanned="1" table:number-rows-spanned="2" table:style-name="ce8">
            <text:p>5 Mbps to 8 Mbps</text:p>
          </table:table-cell>
          <table:table-cell office:value-type="string" table:number-columns-spanned="1" table:number-rows-spanned="2" table:style-name="ce8">
            <text:p>9 Mbps to 10 Mbps</text:p>
          </table:table-cell>
          <table:table-cell office:value-type="string" table:number-columns-spanned="1" table:number-rows-spanned="2" table:style-name="ce8">
            <text:p>11 Mbps to 20 Mbps</text:p>
          </table:table-cell>
          <table:table-cell office:value-type="string" table:number-columns-spanned="1" table:number-rows-spanned="2" table:style-name="ce8">
            <text:p>21 Mbps to 50 Mbps</text:p>
          </table:table-cell>
          <table:table-cell office:value-type="string" table:number-columns-spanned="1" table:number-rows-spanned="2" table:style-name="ce8">
            <text:p>51 Mbps or more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have fixed broadband</text:p>
          </table:table-cell>
          <table:table-cell table:style-name="ce4"/>
          <table:table-cell table:number-columns-repeated="16368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68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31752" table:style-name="ce5">
            <text:p>231.752</text:p>
          </table:table-cell>
          <table:table-cell office:value-type="float" office:value="214212" table:style-name="ce5">
            <text:p>214.212</text:p>
          </table:table-cell>
          <table:table-cell office:value-type="float" office:value="214203" table:style-name="ce5">
            <text:p>214.203</text:p>
          </table:table-cell>
          <table:table-cell office:value-type="float" office:value="228715" table:style-name="ce5">
            <text:p>228.715</text:p>
          </table:table-cell>
          <table:table-cell office:value-type="float" office:value="445944" table:style-name="ce5">
            <text:p>445.944</text:p>
          </table:table-cell>
          <table:table-cell office:value-type="float" office:value="482740" table:style-name="ce5">
            <text:p>482.740</text:p>
          </table:table-cell>
          <table:table-cell office:value-type="float" office:value="465984" table:style-name="ce5">
            <text:p>465.984</text:p>
          </table:table-cell>
          <table:table-cell office:value-type="float" office:value="671718" table:style-name="ce5">
            <text:p>671.718</text:p>
          </table:table-cell>
          <table:table-cell office:value-type="float" office:value="944243" table:style-name="ce5">
            <text:p>944.243</text:p>
          </table:table-cell>
          <table:table-cell office:value-type="float" office:value="1152261" table:style-name="ce5">
            <text:p>1.152.261</text:p>
          </table:table-cell>
          <table:table-cell office:value-type="float" office:value="941372" table:style-name="ce5">
            <text:p>941.372</text:p>
          </table:table-cell>
          <table:table-cell office:value-type="float" office:value="116750" table:style-name="ce5">
            <text:p>116.750</text:p>
          </table:table-cell>
          <table:table-cell office:value-type="float" office:value="1448088" table:style-name="ce5">
            <text:p>1.448.088</text:p>
          </table:table-cell>
          <table:table-cell table:number-columns-repeated="16369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</text:p>
          </table:table-cell>
          <table:table-cell office:value-type="float" office:value="229699" table:style-name="ce5">
            <text:p>229.699</text:p>
          </table:table-cell>
          <table:table-cell office:value-type="float" office:value="208201" table:style-name="ce5">
            <text:p>208.201</text:p>
          </table:table-cell>
          <table:table-cell office:value-type="float" office:value="206442" table:style-name="ce5">
            <text:p>206.442</text:p>
          </table:table-cell>
          <table:table-cell office:value-type="float" office:value="213326" table:style-name="ce5">
            <text:p>213.326</text:p>
          </table:table-cell>
          <table:table-cell office:value-type="float" office:value="436487" table:style-name="ce5">
            <text:p>436.487</text:p>
          </table:table-cell>
          <table:table-cell office:value-type="float" office:value="473150" table:style-name="ce5">
            <text:p>473.150</text:p>
          </table:table-cell>
          <table:table-cell office:value-type="float" office:value="458418" table:style-name="ce5">
            <text:p>458.418</text:p>
          </table:table-cell>
          <table:table-cell office:value-type="float" office:value="667333" table:style-name="ce5">
            <text:p>667.333</text:p>
          </table:table-cell>
          <table:table-cell office:value-type="float" office:value="942075" table:style-name="ce5">
            <text:p>942.075</text:p>
          </table:table-cell>
          <table:table-cell office:value-type="float" office:value="1151548" table:style-name="ce5">
            <text:p>1.151.548</text:p>
          </table:table-cell>
          <table:table-cell office:value-type="float" office:value="916434" table:style-name="ce5">
            <text:p>916.434</text:p>
          </table:table-cell>
          <table:table-cell office:value-type="float" office:value="114339" table:style-name="ce5">
            <text:p>114.339</text:p>
          </table:table-cell>
          <table:table-cell office:value-type="float" office:value="1381776" table:style-name="ce5">
            <text:p>1.381.776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30782" table:style-name="ce5">
            <text:p>30.782</text:p>
          </table:table-cell>
          <table:table-cell office:value-type="float" office:value="50483" table:style-name="ce5">
            <text:p>50.483</text:p>
          </table:table-cell>
          <table:table-cell office:value-type="float" office:value="57187" table:style-name="ce5">
            <text:p>57.187</text:p>
          </table:table-cell>
          <table:table-cell office:value-type="float" office:value="84206" table:style-name="ce5">
            <text:p>84.206</text:p>
          </table:table-cell>
          <table:table-cell office:value-type="float" office:value="93448" table:style-name="ce5">
            <text:p>93.448</text:p>
          </table:table-cell>
          <table:table-cell office:value-type="float" office:value="97063" table:style-name="ce5">
            <text:p>97.063</text:p>
          </table:table-cell>
          <table:table-cell office:value-type="float" office:value="89276" table:style-name="ce5">
            <text:p>89.276</text:p>
          </table:table-cell>
          <table:table-cell office:value-type="float" office:value="79085" table:style-name="ce5">
            <text:p>79.085</text:p>
          </table:table-cell>
          <table:table-cell office:value-type="float" office:value="100843" table:style-name="ce5">
            <text:p>100.843</text:p>
          </table:table-cell>
          <table:table-cell office:value-type="float" office:value="203214" table:style-name="ce5">
            <text:p>203.214</text:p>
          </table:table-cell>
          <table:table-cell office:value-type="float" office:value="219832" table:style-name="ce5">
            <text:p>219.832</text:p>
          </table:table-cell>
          <table:table-cell office:value-type="float" office:value="23605" table:style-name="ce5">
            <text:p>23.605</text:p>
          </table:table-cell>
          <table:table-cell office:value-type="float" office:value="445165" table:style-name="ce5">
            <text:p>445.165</text:p>
          </table:table-cell>
          <table:table-cell table:number-columns-repeated="16369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Southeast</text:p>
          </table:table-cell>
          <table:table-cell office:value-type="float" office:value="100331" table:style-name="ce5">
            <text:p>100.331</text:p>
          </table:table-cell>
          <table:table-cell office:value-type="float" office:value="55723" table:style-name="ce5">
            <text:p>55.723</text:p>
          </table:table-cell>
          <table:table-cell office:value-type="float" office:value="162106" table:style-name="ce5">
            <text:p>162.106</text:p>
          </table:table-cell>
          <table:table-cell office:value-type="float" office:value="179830" table:style-name="ce5">
            <text:p>179.830</text:p>
          </table:table-cell>
          <table:table-cell office:value-type="float" office:value="403635" table:style-name="ce5">
            <text:p>403.635</text:p>
          </table:table-cell>
          <table:table-cell office:value-type="float" office:value="432285" table:style-name="ce5">
            <text:p>432.285</text:p>
          </table:table-cell>
          <table:table-cell office:value-type="float" office:value="361751" table:style-name="ce5">
            <text:p>361.751</text:p>
          </table:table-cell>
          <table:table-cell office:value-type="float" office:value="643399" table:style-name="ce5">
            <text:p>643.399</text:p>
          </table:table-cell>
          <table:table-cell office:value-type="float" office:value="862258" table:style-name="ce5">
            <text:p>862.258</text:p>
          </table:table-cell>
          <table:table-cell office:value-type="float" office:value="962648" table:style-name="ce5">
            <text:p>962.648</text:p>
          </table:table-cell>
          <table:table-cell office:value-type="float" office:value="848366" table:style-name="ce5">
            <text:p>848.366</text:p>
          </table:table-cell>
          <table:table-cell office:value-type="float" office:value="9334" table:style-name="ce5">
            <text:p>9.334</text:p>
          </table:table-cell>
          <table:table-cell office:value-type="float" office:value="1331105" table:style-name="ce5">
            <text:p>1.331.105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75414" table:style-name="ce5">
            <text:p>75.414</text:p>
          </table:table-cell>
          <table:table-cell office:value-type="float" office:value="25575" table:style-name="ce5">
            <text:p>25.575</text:p>
          </table:table-cell>
          <table:table-cell office:value-type="float" office:value="99179" table:style-name="ce5">
            <text:p>99.179</text:p>
          </table:table-cell>
          <table:table-cell office:value-type="float" office:value="90968" table:style-name="ce5">
            <text:p>90.968</text:p>
          </table:table-cell>
          <table:table-cell office:value-type="float" office:value="128961" table:style-name="ce5">
            <text:p>128.961</text:p>
          </table:table-cell>
          <table:table-cell office:value-type="float" office:value="133589" table:style-name="ce5">
            <text:p>133.589</text:p>
          </table:table-cell>
          <table:table-cell office:value-type="float" office:value="158111" table:style-name="ce5">
            <text:p>158.111</text:p>
          </table:table-cell>
          <table:table-cell office:value-type="float" office:value="95783" table:style-name="ce5">
            <text:p>95.783</text:p>
          </table:table-cell>
          <table:table-cell office:value-type="float" office:value="242112" table:style-name="ce5">
            <text:p>242.112</text:p>
          </table:table-cell>
          <table:table-cell office:value-type="float" office:value="249248" table:style-name="ce5">
            <text:p>249.248</text:p>
          </table:table-cell>
          <table:table-cell office:value-type="float" office:value="254441" table:style-name="ce5">
            <text:p>254.441</text:p>
          </table:table-cell>
          <table:table-cell office:value-type="float" office:value="28585" table:style-name="ce5">
            <text:p>28.585</text:p>
          </table:table-cell>
          <table:table-cell office:value-type="float" office:value="426432" table:style-name="ce5">
            <text:p>426.432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62367" table:style-name="ce5">
            <text:p>162.367</text:p>
          </table:table-cell>
          <table:table-cell office:value-type="float" office:value="187310" table:style-name="ce5">
            <text:p>187.310</text:p>
          </table:table-cell>
          <table:table-cell office:value-type="float" office:value="92725" table:style-name="ce5">
            <text:p>92.725</text:p>
          </table:table-cell>
          <table:table-cell office:value-type="float" office:value="91346" table:style-name="ce5">
            <text:p>91.346</text:p>
          </table:table-cell>
          <table:table-cell office:value-type="float" office:value="119645" table:style-name="ce5">
            <text:p>119.645</text:p>
          </table:table-cell>
          <table:table-cell office:value-type="float" office:value="152002" table:style-name="ce5">
            <text:p>152.002</text:p>
          </table:table-cell>
          <table:table-cell office:value-type="float" office:value="230222" table:style-name="ce5">
            <text:p>230.222</text:p>
          </table:table-cell>
          <table:table-cell office:value-type="float" office:value="138920" table:style-name="ce5">
            <text:p>138.920</text:p>
          </table:table-cell>
          <table:table-cell office:value-type="float" office:value="266458" table:style-name="ce5">
            <text:p>266.458</text:p>
          </table:table-cell>
          <table:table-cell office:value-type="float" office:value="544708" table:style-name="ce5">
            <text:p>544.708</text:p>
          </table:table-cell>
          <table:table-cell office:value-type="float" office:value="256423" table:style-name="ce5">
            <text:p>256.423</text:p>
          </table:table-cell>
          <table:table-cell office:value-type="float" office:value="111401" table:style-name="ce5">
            <text:p>111.401</text:p>
          </table:table-cell>
          <table:table-cell office:value-type="float" office:value="257862" table:style-name="ce5">
            <text:p>257.862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North</text:p>
          </table:table-cell>
          <table:table-cell office:value-type="float" office:value="23003" table:style-name="ce5">
            <text:p>23.003</text:p>
          </table:table-cell>
          <table:table-cell office:value-type="float" office:value="52577" table:style-name="ce5">
            <text:p>52.577</text:p>
          </table:table-cell>
          <table:table-cell office:value-type="float" office:value="21618" table:style-name="ce5">
            <text:p>21.618</text:p>
          </table:table-cell>
          <table:table-cell office:value-type="float" office:value="42785" table:style-name="ce5">
            <text:p>42.785</text:p>
          </table:table-cell>
          <table:table-cell office:value-type="float" office:value="51884" table:style-name="ce5">
            <text:p>51.884</text:p>
          </table:table-cell>
          <table:table-cell office:value-type="float" office:value="45981" table:style-name="ce5">
            <text:p>45.981</text:p>
          </table:table-cell>
          <table:table-cell office:value-type="float" office:value="55967" table:style-name="ce5">
            <text:p>55.967</text:p>
          </table:table-cell>
          <table:table-cell office:value-type="float" office:value="76148" table:style-name="ce5">
            <text:p>76.148</text:p>
          </table:table-cell>
          <table:table-cell office:value-type="float" office:value="87168" table:style-name="ce5">
            <text:p>87.168</text:p>
          </table:table-cell>
          <table:table-cell office:value-type="float" office:value="127512" table:style-name="ce5">
            <text:p>127.512</text:p>
          </table:table-cell>
          <table:table-cell office:value-type="float" office:value="155199" table:style-name="ce5">
            <text:p>155.199</text:p>
          </table:table-cell>
          <table:table-cell office:value-type="float" office:value="899" table:style-name="ce5">
            <text:p>899</text:p>
          </table:table-cell>
          <table:table-cell office:value-type="float" office:value="221239" table:style-name="ce5">
            <text:p>221.239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05183" table:style-name="ce5">
            <text:p>105.183</text:p>
          </table:table-cell>
          <table:table-cell office:value-type="float" office:value="65410" table:style-name="ce5">
            <text:p>65.410</text:p>
          </table:table-cell>
          <table:table-cell office:value-type="float" office:value="26516" table:style-name="ce5">
            <text:p>26.516</text:p>
          </table:table-cell>
          <table:table-cell office:value-type="float" office:value="39012" table:style-name="ce5">
            <text:p>39.012</text:p>
          </table:table-cell>
          <table:table-cell office:value-type="float" office:value="48028" table:style-name="ce5">
            <text:p>48.028</text:p>
          </table:table-cell>
          <table:table-cell office:value-type="float" office:value="55706" table:style-name="ce5">
            <text:p>55.706</text:p>
          </table:table-cell>
          <table:table-cell office:value-type="float" office:value="71717" table:style-name="ce5">
            <text:p>71.717</text:p>
          </table:table-cell>
          <table:table-cell office:value-type="float" office:value="54506" table:style-name="ce5">
            <text:p>54.506</text:p>
          </table:table-cell>
          <table:table-cell office:value-type="float" office:value="104353" table:style-name="ce5">
            <text:p>104.353</text:p>
          </table:table-cell>
          <table:table-cell office:value-type="float" office:value="161004" table:style-name="ce5">
            <text:p>161.004</text:p>
          </table:table-cell>
          <table:table-cell office:value-type="float" office:value="108981" table:style-name="ce5">
            <text:p>108.981</text:p>
          </table:table-cell>
          <table:table-cell office:value-type="float" office:value="17762" table:style-name="ce5">
            <text:p>17.762</text:p>
          </table:table-cell>
          <table:table-cell office:value-type="float" office:value="166838" table:style-name="ce5">
            <text:p>166.838</text:p>
          </table:table-cell>
          <table:table-cell table:number-columns-repeated="16369" table:style-name="ce1"/>
        </table:table-row>
        <table:table-row table:style-name="ro4">
          <table:table-cell office:value-type="string" table:number-columns-spanned="1" table:number-rows-spanned="9" table:style-name="ce11">
            <text:p>FAMILY INCOME</text:p>
          </table:table-cell>
          <table:table-cell office:value-type="string" table:style-name="ce3">
            <text:p>Up to 1 MW</text:p>
          </table:table-cell>
          <table:table-cell office:value-type="float" office:value="81119" table:style-name="ce5">
            <text:p>81.119</text:p>
          </table:table-cell>
          <table:table-cell office:value-type="float" office:value="41968" table:style-name="ce5">
            <text:p>41.968</text:p>
          </table:table-cell>
          <table:table-cell office:value-type="float" office:value="105203" table:style-name="ce5">
            <text:p>105.203</text:p>
          </table:table-cell>
          <table:table-cell office:value-type="float" office:value="138917" table:style-name="ce5">
            <text:p>138.917</text:p>
          </table:table-cell>
          <table:table-cell office:value-type="float" office:value="242260" table:style-name="ce5">
            <text:p>242.260</text:p>
          </table:table-cell>
          <table:table-cell office:value-type="float" office:value="193357" table:style-name="ce5">
            <text:p>193.357</text:p>
          </table:table-cell>
          <table:table-cell office:value-type="float" office:value="194883" table:style-name="ce5">
            <text:p>194.883</text:p>
          </table:table-cell>
          <table:table-cell office:value-type="float" office:value="210718" table:style-name="ce5">
            <text:p>210.718</text:p>
          </table:table-cell>
          <table:table-cell office:value-type="float" office:value="224173" table:style-name="ce5">
            <text:p>224.173</text:p>
          </table:table-cell>
          <table:table-cell office:value-type="float" office:value="388435" table:style-name="ce5">
            <text:p>388.435</text:p>
          </table:table-cell>
          <table:table-cell office:value-type="float" office:value="240609" table:style-name="ce5">
            <text:p>240.609</text:p>
          </table:table-cell>
          <table:table-cell office:value-type="float" office:value="15590" table:style-name="ce5">
            <text:p>15.590</text:p>
          </table:table-cell>
          <table:table-cell office:value-type="float" office:value="703013" table:style-name="ce5">
            <text:p>703.013</text:p>
          </table:table-cell>
          <table:table-cell table:number-columns-repeated="16369" table:style-name="ce1"/>
        </table:table-row>
        <table:table-row table:style-name="ro5">
          <table:covered-table-cell/>
          <table:table-cell office:value-type="string" table:style-name="ce3">
            <text:p>More than 1 MW up to 2 MW</text:p>
          </table:table-cell>
          <table:table-cell office:value-type="float" office:value="134163" table:style-name="ce5">
            <text:p>134.163</text:p>
          </table:table-cell>
          <table:table-cell office:value-type="float" office:value="44013" table:style-name="ce5">
            <text:p>44.013</text:p>
          </table:table-cell>
          <table:table-cell office:value-type="float" office:value="132153" table:style-name="ce5">
            <text:p>132.153</text:p>
          </table:table-cell>
          <table:table-cell office:value-type="float" office:value="97627" table:style-name="ce5">
            <text:p>97.627</text:p>
          </table:table-cell>
          <table:table-cell office:value-type="float" office:value="184629" table:style-name="ce5">
            <text:p>184.629</text:p>
          </table:table-cell>
          <table:table-cell office:value-type="float" office:value="248701" table:style-name="ce5">
            <text:p>248.701</text:p>
          </table:table-cell>
          <table:table-cell office:value-type="float" office:value="138995" table:style-name="ce5">
            <text:p>138.995</text:p>
          </table:table-cell>
          <table:table-cell office:value-type="float" office:value="208754" table:style-name="ce5">
            <text:p>208.754</text:p>
          </table:table-cell>
          <table:table-cell office:value-type="float" office:value="363228" table:style-name="ce5">
            <text:p>363.228</text:p>
          </table:table-cell>
          <table:table-cell office:value-type="float" office:value="424896" table:style-name="ce5">
            <text:p>424.896</text:p>
          </table:table-cell>
          <table:table-cell office:value-type="float" office:value="420404" table:style-name="ce5">
            <text:p>420.404</text:p>
          </table:table-cell>
          <table:table-cell office:value-type="float" office:value="20510" table:style-name="ce5">
            <text:p>20.510</text:p>
          </table:table-cell>
          <table:table-cell office:value-type="float" office:value="560806" table:style-name="ce5">
            <text:p>560.806</text:p>
          </table:table-cell>
          <table:table-cell table:number-columns-repeated="16369" table:style-name="ce1"/>
        </table:table-row>
        <table:table-row table:style-name="ro5">
          <table:covered-table-cell/>
          <table:table-cell office:value-type="string" table:style-name="ce3">
            <text:p>More than 2 MW up to 3 MW</text:p>
          </table:table-cell>
          <table:table-cell office:value-type="float" office:value="128675" table:style-name="ce5">
            <text:p>128.675</text:p>
          </table:table-cell>
          <table:table-cell office:value-type="float" office:value="159678" table:style-name="ce5">
            <text:p>159.678</text:p>
          </table:table-cell>
          <table:table-cell office:value-type="float" office:value="80711" table:style-name="ce5">
            <text:p>80.711</text:p>
          </table:table-cell>
          <table:table-cell office:value-type="float" office:value="81136" table:style-name="ce5">
            <text:p>81.136</text:p>
          </table:table-cell>
          <table:table-cell office:value-type="float" office:value="186783" table:style-name="ce5">
            <text:p>186.783</text:p>
          </table:table-cell>
          <table:table-cell office:value-type="float" office:value="191435" table:style-name="ce5">
            <text:p>191.435</text:p>
          </table:table-cell>
          <table:table-cell office:value-type="float" office:value="160924" table:style-name="ce5">
            <text:p>160.924</text:p>
          </table:table-cell>
          <table:table-cell office:value-type="float" office:value="304396" table:style-name="ce5">
            <text:p>304.396</text:p>
          </table:table-cell>
          <table:table-cell office:value-type="float" office:value="616580" table:style-name="ce5">
            <text:p>616.580</text:p>
          </table:table-cell>
          <table:table-cell office:value-type="float" office:value="435195" table:style-name="ce5">
            <text:p>435.195</text:p>
          </table:table-cell>
          <table:table-cell office:value-type="float" office:value="398359" table:style-name="ce5">
            <text:p>398.359</text:p>
          </table:table-cell>
          <table:table-cell office:value-type="float" office:value="14896" table:style-name="ce5">
            <text:p>14.896</text:p>
          </table:table-cell>
          <table:table-cell office:value-type="float" office:value="324031" table:style-name="ce5">
            <text:p>324.031</text:p>
          </table:table-cell>
          <table:table-cell table:number-columns-repeated="16369" table:style-name="ce1"/>
        </table:table-row>
        <table:table-row table:style-name="ro5">
          <table:covered-table-cell/>
          <table:table-cell office:value-type="string" table:style-name="ce3">
            <text:p>More than 3 MW up to 5 MW</text:p>
          </table:table-cell>
          <table:table-cell office:value-type="float" office:value="67597" table:style-name="ce5">
            <text:p>67.597</text:p>
          </table:table-cell>
          <table:table-cell office:value-type="float" office:value="83152" table:style-name="ce5">
            <text:p>83.152</text:p>
          </table:table-cell>
          <table:table-cell office:value-type="float" office:value="69494" table:style-name="ce5">
            <text:p>69.494</text:p>
          </table:table-cell>
          <table:table-cell office:value-type="float" office:value="125182" table:style-name="ce5">
            <text:p>125.182</text:p>
          </table:table-cell>
          <table:table-cell office:value-type="float" office:value="118278" table:style-name="ce5">
            <text:p>118.278</text:p>
          </table:table-cell>
          <table:table-cell office:value-type="float" office:value="128505" table:style-name="ce5">
            <text:p>128.505</text:p>
          </table:table-cell>
          <table:table-cell office:value-type="float" office:value="240150" table:style-name="ce5">
            <text:p>240.150</text:p>
          </table:table-cell>
          <table:table-cell office:value-type="float" office:value="166622" table:style-name="ce5">
            <text:p>166.622</text:p>
          </table:table-cell>
          <table:table-cell office:value-type="float" office:value="329615" table:style-name="ce5">
            <text:p>329.615</text:p>
          </table:table-cell>
          <table:table-cell office:value-type="float" office:value="462161" table:style-name="ce5">
            <text:p>462.161</text:p>
          </table:table-cell>
          <table:table-cell office:value-type="float" office:value="351467" table:style-name="ce5">
            <text:p>351.467</text:p>
          </table:table-cell>
          <table:table-cell office:value-type="float" office:value="12562" table:style-name="ce5">
            <text:p>12.562</text:p>
          </table:table-cell>
          <table:table-cell office:value-type="float" office:value="241760" table:style-name="ce5">
            <text:p>241.760</text:p>
          </table:table-cell>
          <table:table-cell table:number-columns-repeated="16369" table:style-name="ce1"/>
        </table:table-row>
        <table:table-row table:style-name="ro5">
          <table:covered-table-cell/>
          <table:table-cell office:value-type="string" table:style-name="ce3">
            <text:p>More than 5 MW up to 10 MW</text:p>
          </table:table-cell>
          <table:table-cell office:value-type="float" office:value="83581" table:style-name="ce5">
            <text:p>83.581</text:p>
          </table:table-cell>
          <table:table-cell office:value-type="float" office:value="0" table:style-name="ce5">
            <text:p>0</text:p>
          </table:table-cell>
          <table:table-cell office:value-type="float" office:value="92215" table:style-name="ce5">
            <text:p>92.215</text:p>
          </table:table-cell>
          <table:table-cell office:value-type="float" office:value="45827" table:style-name="ce5">
            <text:p>45.827</text:p>
          </table:table-cell>
          <table:table-cell office:value-type="float" office:value="171125" table:style-name="ce5">
            <text:p>171.125</text:p>
          </table:table-cell>
          <table:table-cell office:value-type="float" office:value="218207" table:style-name="ce5">
            <text:p>218.207</text:p>
          </table:table-cell>
          <table:table-cell office:value-type="float" office:value="53981" table:style-name="ce5">
            <text:p>53.981</text:p>
          </table:table-cell>
          <table:table-cell office:value-type="float" office:value="122320" table:style-name="ce5">
            <text:p>122.320</text:p>
          </table:table-cell>
          <table:table-cell office:value-type="float" office:value="265431" table:style-name="ce5">
            <text:p>265.431</text:p>
          </table:table-cell>
          <table:table-cell office:value-type="float" office:value="445044" table:style-name="ce5">
            <text:p>445.044</text:p>
          </table:table-cell>
          <table:table-cell office:value-type="float" office:value="133435" table:style-name="ce5">
            <text:p>133.435</text:p>
          </table:table-cell>
          <table:table-cell office:value-type="float" office:value="0" table:style-name="ce5">
            <text:p>0</text:p>
          </table:table-cell>
          <table:table-cell office:value-type="float" office:value="115220" table:style-name="ce5">
            <text:p>115.220</text:p>
          </table:table-cell>
          <table:table-cell table:number-columns-repeated="16369"/>
        </table:table-row>
        <table:table-row table:style-name="ro4">
          <table:covered-table-cell/>
          <table:table-cell office:value-type="string" table:style-name="ce3">
            <text:p>More than 10 MW</text:p>
          </table:table-cell>
          <table:table-cell office:value-type="float" office:value="3763" table:style-name="ce5">
            <text:p>3.763</text:p>
          </table:table-cell>
          <table:table-cell office:value-type="float" office:value="17978" table:style-name="ce5">
            <text:p>17.978</text:p>
          </table:table-cell>
          <table:table-cell office:value-type="float" office:value="40" table:style-name="ce5">
            <text:p>40</text:p>
          </table:table-cell>
          <table:table-cell office:value-type="float" office:value="4004" table:style-name="ce5">
            <text:p>4.004</text:p>
          </table:table-cell>
          <table:table-cell office:value-type="float" office:value="73585" table:style-name="ce5">
            <text:p>73.585</text:p>
          </table:table-cell>
          <table:table-cell office:value-type="float" office:value="120689" table:style-name="ce5">
            <text:p>120.689</text:p>
          </table:table-cell>
          <table:table-cell office:value-type="float" office:value="167412" table:style-name="ce5">
            <text:p>167.412</text:p>
          </table:table-cell>
          <table:table-cell office:value-type="float" office:value="243286" table:style-name="ce5">
            <text:p>243.286</text:p>
          </table:table-cell>
          <table:table-cell office:value-type="float" office:value="108087" table:style-name="ce5">
            <text:p>108.087</text:p>
          </table:table-cell>
          <table:table-cell office:value-type="float" office:value="329586" table:style-name="ce5">
            <text:p>329.586</text:p>
          </table:table-cell>
          <table:table-cell office:value-type="float" office:value="427304" table:style-name="ce5">
            <text:p>427.304</text:p>
          </table:table-cell>
          <table:table-cell office:value-type="float" office:value="0" table:style-name="ce5">
            <text:p>0</text:p>
          </table:table-cell>
          <table:table-cell office:value-type="float" office:value="90269" table:style-name="ce5">
            <text:p>90.269</text:p>
          </table:table-cell>
          <table:table-cell table:number-columns-repeated="16369"/>
        </table:table-row>
        <table:table-row table:style-name="ro4">
          <table:covered-table-cell/>
          <table:table-cell office:value-type="string" table:style-name="ce3">
            <text:p>Has no income</text:p>
          </table:table-cell>
          <table:table-cell office:value-type="float" office:value="27972" table:style-name="ce5">
            <text:p>27.972</text:p>
          </table:table-cell>
          <table:table-cell office:value-type="float" office:value="11626" table:style-name="ce5">
            <text:p>11.626</text:p>
          </table:table-cell>
          <table:table-cell office:value-type="float" office:value="7421" table:style-name="ce5">
            <text:p>7.421</text:p>
          </table:table-cell>
          <table:table-cell office:value-type="float" office:value="2128" table:style-name="ce5">
            <text:p>2.128</text:p>
          </table:table-cell>
          <table:table-cell office:value-type="float" office:value="9392" table:style-name="ce5">
            <text:p>9.392</text:p>
          </table:table-cell>
          <table:table-cell office:value-type="float" office:value="32259" table:style-name="ce5">
            <text:p>32.259</text:p>
          </table:table-cell>
          <table:table-cell office:value-type="float" office:value="22379" table:style-name="ce5">
            <text:p>22.379</text:p>
          </table:table-cell>
          <table:table-cell office:value-type="float" office:value="10069" table:style-name="ce5">
            <text:p>10.069</text:p>
          </table:table-cell>
          <table:table-cell office:value-type="float" office:value="134203" table:style-name="ce5">
            <text:p>134.203</text:p>
          </table:table-cell>
          <table:table-cell office:value-type="float" office:value="95787" table:style-name="ce5">
            <text:p>95.787</text:p>
          </table:table-cell>
          <table:table-cell office:value-type="float" office:value="31599" table:style-name="ce5">
            <text:p>31.599</text:p>
          </table:table-cell>
          <table:table-cell office:value-type="float" office:value="6376" table:style-name="ce5">
            <text:p>6.376</text:p>
          </table:table-cell>
          <table:table-cell office:value-type="float" office:value="87296" table:style-name="ce5">
            <text:p>87.296</text:p>
          </table:table-cell>
          <table:table-cell table:number-columns-repeated="16369"/>
        </table:table-row>
        <table:table-row table:style-name="ro4">
          <table:covered-table-cell/>
          <table:table-cell office:value-type="string" table:style-name="ce3">
            <text:p>Does not know</text:p>
          </table:table-cell>
          <table:table-cell office:value-type="float" office:value="2594" table:style-name="ce5">
            <text:p>2.594</text:p>
          </table:table-cell>
          <table:table-cell office:value-type="float" office:value="3145" table:style-name="ce5">
            <text:p>3.145</text:p>
          </table:table-cell>
          <table:table-cell office:value-type="float" office:value="14289" table:style-name="ce5">
            <text:p>14.289</text:p>
          </table:table-cell>
          <table:table-cell office:value-type="float" office:value="23036" table:style-name="ce5">
            <text:p>23.036</text:p>
          </table:table-cell>
          <table:table-cell office:value-type="float" office:value="41053" table:style-name="ce5">
            <text:p>41.053</text:p>
          </table:table-cell>
          <table:table-cell office:value-type="float" office:value="60215" table:style-name="ce5">
            <text:p>60.215</text:p>
          </table:table-cell>
          <table:table-cell office:value-type="float" office:value="49176" table:style-name="ce5">
            <text:p>49.176</text:p>
          </table:table-cell>
          <table:table-cell office:value-type="float" office:value="47701" table:style-name="ce5">
            <text:p>47.701</text:p>
          </table:table-cell>
          <table:table-cell office:value-type="float" office:value="96390" table:style-name="ce5">
            <text:p>96.390</text:p>
          </table:table-cell>
          <table:table-cell office:value-type="float" office:value="139797" table:style-name="ce5">
            <text:p>139.797</text:p>
          </table:table-cell>
          <table:table-cell office:value-type="float" office:value="193300" table:style-name="ce5">
            <text:p>193.300</text:p>
          </table:table-cell>
          <table:table-cell office:value-type="float" office:value="0" table:style-name="ce5">
            <text:p>0</text:p>
          </table:table-cell>
          <table:table-cell office:value-type="float" office:value="946472" table:style-name="ce5">
            <text:p>946.472</text:p>
          </table:table-cell>
          <table:table-cell table:number-columns-repeated="16369"/>
        </table:table-row>
        <table:table-row table:style-name="ro4">
          <table:covered-table-cell/>
          <table:table-cell office:value-type="string" table:style-name="ce3">
            <text:p>Did not answer</text:p>
          </table:table-cell>
          <table:table-cell office:value-type="float" office:value="18652" table:style-name="ce5">
            <text:p>18.652</text:p>
          </table:table-cell>
          <table:table-cell office:value-type="float" office:value="2065" table:style-name="ce5">
            <text:p>2.065</text:p>
          </table:table-cell>
          <table:table-cell office:value-type="float" office:value="2385" table:style-name="ce5">
            <text:p>2.385</text:p>
          </table:table-cell>
          <table:table-cell office:value-type="float" office:value="22475" table:style-name="ce5">
            <text:p>22.475</text:p>
          </table:table-cell>
          <table:table-cell office:value-type="float" office:value="77746" table:style-name="ce5">
            <text:p>77.746</text:p>
          </table:table-cell>
          <table:table-cell office:value-type="float" office:value="30733" table:style-name="ce5">
            <text:p>30.733</text:p>
          </table:table-cell>
          <table:table-cell office:value-type="float" office:value="88054" table:style-name="ce5">
            <text:p>88.054</text:p>
          </table:table-cell>
          <table:table-cell office:value-type="float" office:value="63295" table:style-name="ce5">
            <text:p>63.295</text:p>
          </table:table-cell>
          <table:table-cell office:value-type="float" office:value="63728" table:style-name="ce5">
            <text:p>63.728</text:p>
          </table:table-cell>
          <table:table-cell office:value-type="float" office:value="299843" table:style-name="ce5">
            <text:p>299.843</text:p>
          </table:table-cell>
          <table:table-cell office:value-type="float" office:value="171729" table:style-name="ce5">
            <text:p>171.729</text:p>
          </table:table-cell>
          <table:table-cell office:value-type="float" office:value="111793" table:style-name="ce5">
            <text:p>111.793</text:p>
          </table:table-cell>
          <table:table-cell office:value-type="float" office:value="241793" table:style-name="ce5">
            <text:p>241.793</text:p>
          </table:table-cell>
          <table:table-cell table:number-columns-repeated="16369"/>
        </table:table-row>
        <table:table-row table:style-name="ro4">
          <table:table-cell office:value-type="string" table:number-columns-spanned="1" table:number-rows-spanned="4" table:style-name="ce11">
            <text:p>SOCIAL CLASS</text:p>
          </table:table-cell>
          <table:table-cell office:value-type="string" table:style-name="ce3">
            <text:p>A</text:p>
          </table:table-cell>
          <table:table-cell office:value-type="float" office:value="0" table:style-name="ce5">
            <text:p>0</text:p>
          </table:table-cell>
          <table:table-cell office:value-type="float" office:value="3186" table:style-name="ce5">
            <text:p>3.186</text:p>
          </table:table-cell>
          <table:table-cell office:value-type="float" office:value="11304" table:style-name="ce5">
            <text:p>11.304</text:p>
          </table:table-cell>
          <table:table-cell office:value-type="float" office:value="6024" table:style-name="ce5">
            <text:p>6.024</text:p>
          </table:table-cell>
          <table:table-cell office:value-type="float" office:value="74922" table:style-name="ce5">
            <text:p>74.922</text:p>
          </table:table-cell>
          <table:table-cell office:value-type="float" office:value="117676" table:style-name="ce5">
            <text:p>117.676</text:p>
          </table:table-cell>
          <table:table-cell office:value-type="float" office:value="150682" table:style-name="ce5">
            <text:p>150.682</text:p>
          </table:table-cell>
          <table:table-cell office:value-type="float" office:value="600" table:style-name="ce5">
            <text:p>600</text:p>
          </table:table-cell>
          <table:table-cell office:value-type="float" office:value="128918" table:style-name="ce5">
            <text:p>128.918</text:p>
          </table:table-cell>
          <table:table-cell office:value-type="float" office:value="295005" table:style-name="ce5">
            <text:p>295.005</text:p>
          </table:table-cell>
          <table:table-cell office:value-type="float" office:value="407992" table:style-name="ce5">
            <text:p>407.992</text:p>
          </table:table-cell>
          <table:table-cell office:value-type="float" office:value="0" table:style-name="ce5">
            <text:p>0</text:p>
          </table:table-cell>
          <table:table-cell office:value-type="float" office:value="50694" table:style-name="ce5">
            <text:p>50.694</text:p>
          </table:table-cell>
          <table:table-cell table:number-columns-repeated="16369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66084" table:style-name="ce5">
            <text:p>66.084</text:p>
          </table:table-cell>
          <table:table-cell office:value-type="float" office:value="49487" table:style-name="ce5">
            <text:p>49.487</text:p>
          </table:table-cell>
          <table:table-cell office:value-type="float" office:value="129605" table:style-name="ce5">
            <text:p>129.605</text:p>
          </table:table-cell>
          <table:table-cell office:value-type="float" office:value="151477" table:style-name="ce5">
            <text:p>151.477</text:p>
          </table:table-cell>
          <table:table-cell office:value-type="float" office:value="249656" table:style-name="ce5">
            <text:p>249.656</text:p>
          </table:table-cell>
          <table:table-cell office:value-type="float" office:value="300264" table:style-name="ce5">
            <text:p>300.264</text:p>
          </table:table-cell>
          <table:table-cell office:value-type="float" office:value="249831" table:style-name="ce5">
            <text:p>249.831</text:p>
          </table:table-cell>
          <table:table-cell office:value-type="float" office:value="297540" table:style-name="ce5">
            <text:p>297.540</text:p>
          </table:table-cell>
          <table:table-cell office:value-type="float" office:value="701420" table:style-name="ce5">
            <text:p>701.420</text:p>
          </table:table-cell>
          <table:table-cell office:value-type="float" office:value="679026" table:style-name="ce5">
            <text:p>679.026</text:p>
          </table:table-cell>
          <table:table-cell office:value-type="float" office:value="587804" table:style-name="ce5">
            <text:p>587.804</text:p>
          </table:table-cell>
          <table:table-cell office:value-type="float" office:value="109543" table:style-name="ce5">
            <text:p>109.543</text:p>
          </table:table-cell>
          <table:table-cell office:value-type="float" office:value="354414" table:style-name="ce5">
            <text:p>354.414</text:p>
          </table:table-cell>
          <table:table-cell table:number-columns-repeated="16369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191683" table:style-name="ce5">
            <text:p>191.683</text:p>
          </table:table-cell>
          <table:table-cell office:value-type="float" office:value="177101" table:style-name="ce5">
            <text:p>177.101</text:p>
          </table:table-cell>
          <table:table-cell office:value-type="float" office:value="151252" table:style-name="ce5">
            <text:p>151.252</text:p>
          </table:table-cell>
          <table:table-cell office:value-type="float" office:value="108585" table:style-name="ce5">
            <text:p>108.585</text:p>
          </table:table-cell>
          <table:table-cell office:value-type="float" office:value="331776" table:style-name="ce5">
            <text:p>331.776</text:p>
          </table:table-cell>
          <table:table-cell office:value-type="float" office:value="306997" table:style-name="ce5">
            <text:p>306.997</text:p>
          </table:table-cell>
          <table:table-cell office:value-type="float" office:value="318958" table:style-name="ce5">
            <text:p>318.958</text:p>
          </table:table-cell>
          <table:table-cell office:value-type="float" office:value="487590" table:style-name="ce5">
            <text:p>487.590</text:p>
          </table:table-cell>
          <table:table-cell office:value-type="float" office:value="528221" table:style-name="ce5">
            <text:p>528.221</text:p>
          </table:table-cell>
          <table:table-cell office:value-type="float" office:value="739087" table:style-name="ce5">
            <text:p>739.087</text:p>
          </table:table-cell>
          <table:table-cell office:value-type="float" office:value="603999" table:style-name="ce5">
            <text:p>603.999</text:p>
          </table:table-cell>
          <table:table-cell office:value-type="float" office:value="39081" table:style-name="ce5">
            <text:p>39.081</text:p>
          </table:table-cell>
          <table:table-cell office:value-type="float" office:value="1188156" table:style-name="ce5">
            <text:p>1.188.156</text:p>
          </table:table-cell>
          <table:table-cell table:number-columns-repeated="16369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81946" table:style-name="ce5">
            <text:p>81.946</text:p>
          </table:table-cell>
          <table:table-cell office:value-type="float" office:value="66786" table:style-name="ce5">
            <text:p>66.786</text:p>
          </table:table-cell>
          <table:table-cell office:value-type="float" office:value="90227" table:style-name="ce5">
            <text:p>90.227</text:p>
          </table:table-cell>
          <table:table-cell office:value-type="float" office:value="140071" table:style-name="ce5">
            <text:p>140.071</text:p>
          </table:table-cell>
          <table:table-cell office:value-type="float" office:value="147295" table:style-name="ce5">
            <text:p>147.295</text:p>
          </table:table-cell>
          <table:table-cell office:value-type="float" office:value="208343" table:style-name="ce5">
            <text:p>208.343</text:p>
          </table:table-cell>
          <table:table-cell office:value-type="float" office:value="127977" table:style-name="ce5">
            <text:p>127.977</text:p>
          </table:table-cell>
          <table:table-cell office:value-type="float" office:value="161238" table:style-name="ce5">
            <text:p>161.238</text:p>
          </table:table-cell>
          <table:table-cell office:value-type="float" office:value="190269" table:style-name="ce5">
            <text:p>190.269</text:p>
          </table:table-cell>
          <table:table-cell office:value-type="float" office:value="261748" table:style-name="ce5">
            <text:p>261.748</text:p>
          </table:table-cell>
          <table:table-cell office:value-type="float" office:value="198732" table:style-name="ce5">
            <text:p>198.732</text:p>
          </table:table-cell>
          <table:table-cell office:value-type="float" office:value="23665" table:style-name="ce5">
            <text:p>23.665</text:p>
          </table:table-cell>
          <table:table-cell office:value-type="float" office:value="572228" table:style-name="ce5">
            <text:p>572.228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0" table:style-name="ta1">
        <table:table-column table:style-name="co1" table:number-columns-repeated="2" table:default-cell-style-name="ce1"/>
        <table:table-column table:style-name="co2" table:number-columns-repeated="11" table:default-cell-style-name="ce1"/>
        <table:table-column table:style-name="co3" table:number-columns-repeated="16371" table:default-cell-style-name="ce1"/>
        <table:table-row table:style-name="ro1">
          <table:table-cell office:value-type="string" table:style-name="ce7">
            <text:p>A10 - HOUSEHOLDS WITHOUT INTERNET ACCESS BY REASON FOR NOT HAVING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households without Internet acces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1" table:number-rows-spanned="2" table:style-name="ce8">
            <text:p>Does not have a computer in the household</text:p>
          </table:table-cell>
          <table:table-cell office:value-type="string" table:number-columns-spanned="1" table:number-rows-spanned="2" table:style-name="ce8">
            <text:p>Lack of need</text:p>
          </table:table-cell>
          <table:table-cell office:value-type="string" table:number-columns-spanned="1" table:number-rows-spanned="2" table:style-name="ce8">
            <text:p>Lack of interest</text:p>
          </table:table-cell>
          <table:table-cell office:value-type="string" table:number-columns-spanned="1" table:number-rows-spanned="2" table:style-name="ce8">
            <text:p>Has Internet access elsewhere</text:p>
          </table:table-cell>
          <table:table-cell office:value-type="string" table:number-columns-spanned="1" table:number-rows-spanned="2" table:style-name="ce8">
            <text:p>Too expensive</text:p>
          </table:table-cell>
          <table:table-cell office:value-type="string" table:number-columns-spanned="1" table:number-rows-spanned="2" table:style-name="ce8">
            <text:p>Does not know how to use the Internet</text:p>
          </table:table-cell>
          <table:table-cell office:value-type="string" table:number-columns-spanned="1" table:number-rows-spanned="2" table:style-name="ce8">
            <text:p>Lack of service availability in the area of the household</text:p>
          </table:table-cell>
          <table:table-cell office:value-type="string" table:number-columns-spanned="1" table:number-rows-spanned="2" table:style-name="ce8">
            <text:p>Concerns about security and privacy</text:p>
          </table:table-cell>
          <table:table-cell office:value-type="string" table:number-columns-spanned="1" table:number-rows-spanned="2" table:style-name="ce8">
            <text:p>Desire to avoid contact with dangerous content</text:p>
          </table:table-cell>
          <table:table-cell office:value-type="string" table:number-columns-spanned="1" table:number-rows-spanned="2" table:style-name="ce8">
            <text:p>Other reason</text:p>
          </table:table-cell>
          <table:table-cell office:value-type="string" table:number-columns-spanned="1" table:number-rows-spanned="2" table:style-name="ce8">
            <text:p>None of these reasons</text:p>
          </table:table-cell>
          <table:table-cell table:style-name="ce4"/>
          <table:table-cell table:number-columns-repeated="16370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0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06840" table:style-name="ce5">
            <text:p>506.840</text:p>
          </table:table-cell>
          <table:table-cell office:value-type="float" office:value="527062" table:style-name="ce5">
            <text:p>527.062</text:p>
          </table:table-cell>
          <table:table-cell office:value-type="float" office:value="601841" table:style-name="ce5">
            <text:p>601.841</text:p>
          </table:table-cell>
          <table:table-cell office:value-type="float" office:value="349554" table:style-name="ce5">
            <text:p>349.554</text:p>
          </table:table-cell>
          <table:table-cell office:value-type="float" office:value="678609" table:style-name="ce5">
            <text:p>678.609</text:p>
          </table:table-cell>
          <table:table-cell office:value-type="float" office:value="534777" table:style-name="ce5">
            <text:p>534.777</text:p>
          </table:table-cell>
          <table:table-cell office:value-type="float" office:value="264911" table:style-name="ce5">
            <text:p>264.911</text:p>
          </table:table-cell>
          <table:table-cell office:value-type="float" office:value="548359" table:style-name="ce5">
            <text:p>548.359</text:p>
          </table:table-cell>
          <table:table-cell office:value-type="float" office:value="493800" table:style-name="ce5">
            <text:p>493.800</text:p>
          </table:table-cell>
          <table:table-cell office:value-type="float" office:value="103796" table:style-name="ce5">
            <text:p>103.796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</text:p>
          </table:table-cell>
          <table:table-cell office:value-type="float" office:value="471227" table:style-name="ce5">
            <text:p>471.227</text:p>
          </table:table-cell>
          <table:table-cell office:value-type="float" office:value="500632" table:style-name="ce5">
            <text:p>500.632</text:p>
          </table:table-cell>
          <table:table-cell office:value-type="float" office:value="549986" table:style-name="ce5">
            <text:p>549.986</text:p>
          </table:table-cell>
          <table:table-cell office:value-type="float" office:value="312488" table:style-name="ce5">
            <text:p>312.488</text:p>
          </table:table-cell>
          <table:table-cell office:value-type="float" office:value="635039" table:style-name="ce5">
            <text:p>635.039</text:p>
          </table:table-cell>
          <table:table-cell office:value-type="float" office:value="510339" table:style-name="ce5">
            <text:p>510.339</text:p>
          </table:table-cell>
          <table:table-cell office:value-type="float" office:value="230177" table:style-name="ce5">
            <text:p>230.177</text:p>
          </table:table-cell>
          <table:table-cell office:value-type="float" office:value="485749" table:style-name="ce5">
            <text:p>485.749</text:p>
          </table:table-cell>
          <table:table-cell office:value-type="float" office:value="469593" table:style-name="ce5">
            <text:p>469.593</text:p>
          </table:table-cell>
          <table:table-cell office:value-type="float" office:value="99343" table:style-name="ce5">
            <text:p>99.343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190602" table:style-name="ce5">
            <text:p>190.602</text:p>
          </table:table-cell>
          <table:table-cell office:value-type="float" office:value="176134" table:style-name="ce5">
            <text:p>176.134</text:p>
          </table:table-cell>
          <table:table-cell office:value-type="float" office:value="248039" table:style-name="ce5">
            <text:p>248.039</text:p>
          </table:table-cell>
          <table:table-cell office:value-type="float" office:value="157594" table:style-name="ce5">
            <text:p>157.594</text:p>
          </table:table-cell>
          <table:table-cell office:value-type="float" office:value="249207" table:style-name="ce5">
            <text:p>249.207</text:p>
          </table:table-cell>
          <table:table-cell office:value-type="float" office:value="165108" table:style-name="ce5">
            <text:p>165.108</text:p>
          </table:table-cell>
          <table:table-cell office:value-type="float" office:value="132796" table:style-name="ce5">
            <text:p>132.796</text:p>
          </table:table-cell>
          <table:table-cell office:value-type="float" office:value="256409" table:style-name="ce5">
            <text:p>256.409</text:p>
          </table:table-cell>
          <table:table-cell office:value-type="float" office:value="155397" table:style-name="ce5">
            <text:p>155.397</text:p>
          </table:table-cell>
          <table:table-cell office:value-type="float" office:value="30077" table:style-name="ce5">
            <text:p>30.077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Southeast</text:p>
          </table:table-cell>
          <table:table-cell office:value-type="float" office:value="432336" table:style-name="ce5">
            <text:p>432.336</text:p>
          </table:table-cell>
          <table:table-cell office:value-type="float" office:value="455508" table:style-name="ce5">
            <text:p>455.508</text:p>
          </table:table-cell>
          <table:table-cell office:value-type="float" office:value="551721" table:style-name="ce5">
            <text:p>551.721</text:p>
          </table:table-cell>
          <table:table-cell office:value-type="float" office:value="254763" table:style-name="ce5">
            <text:p>254.763</text:p>
          </table:table-cell>
          <table:table-cell office:value-type="float" office:value="591433" table:style-name="ce5">
            <text:p>591.433</text:p>
          </table:table-cell>
          <table:table-cell office:value-type="float" office:value="468949" table:style-name="ce5">
            <text:p>468.949</text:p>
          </table:table-cell>
          <table:table-cell office:value-type="float" office:value="195069" table:style-name="ce5">
            <text:p>195.069</text:p>
          </table:table-cell>
          <table:table-cell office:value-type="float" office:value="488034" table:style-name="ce5">
            <text:p>488.034</text:p>
          </table:table-cell>
          <table:table-cell office:value-type="float" office:value="429690" table:style-name="ce5">
            <text:p>429.690</text:p>
          </table:table-cell>
          <table:table-cell office:value-type="float" office:value="87008" table:style-name="ce5">
            <text:p>87.008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207171" table:style-name="ce5">
            <text:p>207.171</text:p>
          </table:table-cell>
          <table:table-cell office:value-type="float" office:value="192239" table:style-name="ce5">
            <text:p>192.239</text:p>
          </table:table-cell>
          <table:table-cell office:value-type="float" office:value="167065" table:style-name="ce5">
            <text:p>167.065</text:p>
          </table:table-cell>
          <table:table-cell office:value-type="float" office:value="176715" table:style-name="ce5">
            <text:p>176.715</text:p>
          </table:table-cell>
          <table:table-cell office:value-type="float" office:value="240944" table:style-name="ce5">
            <text:p>240.944</text:p>
          </table:table-cell>
          <table:table-cell office:value-type="float" office:value="182580" table:style-name="ce5">
            <text:p>182.580</text:p>
          </table:table-cell>
          <table:table-cell office:value-type="float" office:value="134762" table:style-name="ce5">
            <text:p>134.762</text:p>
          </table:table-cell>
          <table:table-cell office:value-type="float" office:value="180201" table:style-name="ce5">
            <text:p>180.201</text:p>
          </table:table-cell>
          <table:table-cell office:value-type="float" office:value="157144" table:style-name="ce5">
            <text:p>157.144</text:p>
          </table:table-cell>
          <table:table-cell office:value-type="float" office:value="39682" table:style-name="ce5">
            <text:p>39.682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21642" table:style-name="ce5">
            <text:p>121.642</text:p>
          </table:table-cell>
          <table:table-cell office:value-type="float" office:value="134389" table:style-name="ce5">
            <text:p>134.389</text:p>
          </table:table-cell>
          <table:table-cell office:value-type="float" office:value="133496" table:style-name="ce5">
            <text:p>133.496</text:p>
          </table:table-cell>
          <table:table-cell office:value-type="float" office:value="127066" table:style-name="ce5">
            <text:p>127.066</text:p>
          </table:table-cell>
          <table:table-cell office:value-type="float" office:value="181248" table:style-name="ce5">
            <text:p>181.248</text:p>
          </table:table-cell>
          <table:table-cell office:value-type="float" office:value="140632" table:style-name="ce5">
            <text:p>140.632</text:p>
          </table:table-cell>
          <table:table-cell office:value-type="float" office:value="90811" table:style-name="ce5">
            <text:p>90.811</text:p>
          </table:table-cell>
          <table:table-cell office:value-type="float" office:value="133303" table:style-name="ce5">
            <text:p>133.303</text:p>
          </table:table-cell>
          <table:table-cell office:value-type="float" office:value="151277" table:style-name="ce5">
            <text:p>151.277</text:p>
          </table:table-cell>
          <table:table-cell office:value-type="float" office:value="35216" table:style-name="ce5">
            <text:p>35.216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North</text:p>
          </table:table-cell>
          <table:table-cell office:value-type="float" office:value="95243" table:style-name="ce5">
            <text:p>95.243</text:p>
          </table:table-cell>
          <table:table-cell office:value-type="float" office:value="98457" table:style-name="ce5">
            <text:p>98.457</text:p>
          </table:table-cell>
          <table:table-cell office:value-type="float" office:value="74152" table:style-name="ce5">
            <text:p>74.152</text:p>
          </table:table-cell>
          <table:table-cell office:value-type="float" office:value="82609" table:style-name="ce5">
            <text:p>82.609</text:p>
          </table:table-cell>
          <table:table-cell office:value-type="float" office:value="121428" table:style-name="ce5">
            <text:p>121.428</text:p>
          </table:table-cell>
          <table:table-cell office:value-type="float" office:value="79627" table:style-name="ce5">
            <text:p>79.627</text:p>
          </table:table-cell>
          <table:table-cell office:value-type="float" office:value="67732" table:style-name="ce5">
            <text:p>67.732</text:p>
          </table:table-cell>
          <table:table-cell office:value-type="float" office:value="99902" table:style-name="ce5">
            <text:p>99.902</text:p>
          </table:table-cell>
          <table:table-cell office:value-type="float" office:value="96363" table:style-name="ce5">
            <text:p>96.363</text:p>
          </table:table-cell>
          <table:table-cell office:value-type="float" office:value="14201" table:style-name="ce5">
            <text:p>14.201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56433" table:style-name="ce5">
            <text:p>56.433</text:p>
          </table:table-cell>
          <table:table-cell office:value-type="float" office:value="74814" table:style-name="ce5">
            <text:p>74.814</text:p>
          </table:table-cell>
          <table:table-cell office:value-type="float" office:value="81153" table:style-name="ce5">
            <text:p>81.153</text:p>
          </table:table-cell>
          <table:table-cell office:value-type="float" office:value="55547" table:style-name="ce5">
            <text:p>55.547</text:p>
          </table:table-cell>
          <table:table-cell office:value-type="float" office:value="71185" table:style-name="ce5">
            <text:p>71.185</text:p>
          </table:table-cell>
          <table:table-cell office:value-type="float" office:value="81361" table:style-name="ce5">
            <text:p>81.361</text:p>
          </table:table-cell>
          <table:table-cell office:value-type="float" office:value="33631" table:style-name="ce5">
            <text:p>33.631</text:p>
          </table:table-cell>
          <table:table-cell office:value-type="float" office:value="47927" table:style-name="ce5">
            <text:p>47.927</text:p>
          </table:table-cell>
          <table:table-cell office:value-type="float" office:value="48380" table:style-name="ce5">
            <text:p>48.380</text:p>
          </table:table-cell>
          <table:table-cell office:value-type="float" office:value="13667" table:style-name="ce5">
            <text:p>13.667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9" table:style-name="ce11">
            <text:p>FAMILY INCOME</text:p>
          </table:table-cell>
          <table:table-cell office:value-type="string" table:style-name="ce3">
            <text:p>Up to 1 MW</text:p>
          </table:table-cell>
          <table:table-cell office:value-type="float" office:value="305773" table:style-name="ce5">
            <text:p>305.773</text:p>
          </table:table-cell>
          <table:table-cell office:value-type="float" office:value="313508" table:style-name="ce5">
            <text:p>313.508</text:p>
          </table:table-cell>
          <table:table-cell office:value-type="float" office:value="296650" table:style-name="ce5">
            <text:p>296.650</text:p>
          </table:table-cell>
          <table:table-cell office:value-type="float" office:value="208209" table:style-name="ce5">
            <text:p>208.209</text:p>
          </table:table-cell>
          <table:table-cell office:value-type="float" office:value="447277" table:style-name="ce5">
            <text:p>447.277</text:p>
          </table:table-cell>
          <table:table-cell office:value-type="float" office:value="312011" table:style-name="ce5">
            <text:p>312.011</text:p>
          </table:table-cell>
          <table:table-cell office:value-type="float" office:value="156922" table:style-name="ce5">
            <text:p>156.922</text:p>
          </table:table-cell>
          <table:table-cell office:value-type="float" office:value="329243" table:style-name="ce5">
            <text:p>329.243</text:p>
          </table:table-cell>
          <table:table-cell office:value-type="float" office:value="280641" table:style-name="ce5">
            <text:p>280.641</text:p>
          </table:table-cell>
          <table:table-cell office:value-type="float" office:value="38764" table:style-name="ce5">
            <text:p>38.764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5">
          <table:covered-table-cell/>
          <table:table-cell office:value-type="string" table:style-name="ce3">
            <text:p>More than 1 MW up to 2 MW</text:p>
          </table:table-cell>
          <table:table-cell office:value-type="float" office:value="220474" table:style-name="ce5">
            <text:p>220.474</text:p>
          </table:table-cell>
          <table:table-cell office:value-type="float" office:value="233513" table:style-name="ce5">
            <text:p>233.513</text:p>
          </table:table-cell>
          <table:table-cell office:value-type="float" office:value="338629" table:style-name="ce5">
            <text:p>338.629</text:p>
          </table:table-cell>
          <table:table-cell office:value-type="float" office:value="170270" table:style-name="ce5">
            <text:p>170.270</text:p>
          </table:table-cell>
          <table:table-cell office:value-type="float" office:value="295603" table:style-name="ce5">
            <text:p>295.603</text:p>
          </table:table-cell>
          <table:table-cell office:value-type="float" office:value="280220" table:style-name="ce5">
            <text:p>280.220</text:p>
          </table:table-cell>
          <table:table-cell office:value-type="float" office:value="121247" table:style-name="ce5">
            <text:p>121.247</text:p>
          </table:table-cell>
          <table:table-cell office:value-type="float" office:value="221818" table:style-name="ce5">
            <text:p>221.818</text:p>
          </table:table-cell>
          <table:table-cell office:value-type="float" office:value="217794" table:style-name="ce5">
            <text:p>217.794</text:p>
          </table:table-cell>
          <table:table-cell office:value-type="float" office:value="81938" table:style-name="ce5">
            <text:p>81.938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5">
          <table:covered-table-cell/>
          <table:table-cell office:value-type="string" table:style-name="ce3">
            <text:p>More than 2 MW up to 3 MW</text:p>
          </table:table-cell>
          <table:table-cell office:value-type="float" office:value="117661" table:style-name="ce5">
            <text:p>117.661</text:p>
          </table:table-cell>
          <table:table-cell office:value-type="float" office:value="152084" table:style-name="ce5">
            <text:p>152.084</text:p>
          </table:table-cell>
          <table:table-cell office:value-type="float" office:value="141878" table:style-name="ce5">
            <text:p>141.878</text:p>
          </table:table-cell>
          <table:table-cell office:value-type="float" office:value="83487" table:style-name="ce5">
            <text:p>83.487</text:p>
          </table:table-cell>
          <table:table-cell office:value-type="float" office:value="146822" table:style-name="ce5">
            <text:p>146.822</text:p>
          </table:table-cell>
          <table:table-cell office:value-type="float" office:value="128244" table:style-name="ce5">
            <text:p>128.244</text:p>
          </table:table-cell>
          <table:table-cell office:value-type="float" office:value="102551" table:style-name="ce5">
            <text:p>102.551</text:p>
          </table:table-cell>
          <table:table-cell office:value-type="float" office:value="137955" table:style-name="ce5">
            <text:p>137.955</text:p>
          </table:table-cell>
          <table:table-cell office:value-type="float" office:value="123129" table:style-name="ce5">
            <text:p>123.129</text:p>
          </table:table-cell>
          <table:table-cell office:value-type="float" office:value="34901" table:style-name="ce5">
            <text:p>34.901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5">
          <table:covered-table-cell/>
          <table:table-cell office:value-type="string" table:style-name="ce3">
            <text:p>More than 3 MW up to 5 MW</text:p>
          </table:table-cell>
          <table:table-cell office:value-type="float" office:value="91602" table:style-name="ce5">
            <text:p>91.602</text:p>
          </table:table-cell>
          <table:table-cell office:value-type="float" office:value="108510" table:style-name="ce5">
            <text:p>108.510</text:p>
          </table:table-cell>
          <table:table-cell office:value-type="float" office:value="116276" table:style-name="ce5">
            <text:p>116.276</text:p>
          </table:table-cell>
          <table:table-cell office:value-type="float" office:value="96292" table:style-name="ce5">
            <text:p>96.292</text:p>
          </table:table-cell>
          <table:table-cell office:value-type="float" office:value="110946" table:style-name="ce5">
            <text:p>110.946</text:p>
          </table:table-cell>
          <table:table-cell office:value-type="float" office:value="85423" table:style-name="ce5">
            <text:p>85.423</text:p>
          </table:table-cell>
          <table:table-cell office:value-type="float" office:value="39487" table:style-name="ce5">
            <text:p>39.487</text:p>
          </table:table-cell>
          <table:table-cell office:value-type="float" office:value="95516" table:style-name="ce5">
            <text:p>95.516</text:p>
          </table:table-cell>
          <table:table-cell office:value-type="float" office:value="103344" table:style-name="ce5">
            <text:p>103.344</text:p>
          </table:table-cell>
          <table:table-cell office:value-type="float" office:value="8845" table:style-name="ce5">
            <text:p>8.845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5">
          <table:covered-table-cell/>
          <table:table-cell office:value-type="string" table:style-name="ce3">
            <text:p>More than 5 MW up to 10 MW</text:p>
          </table:table-cell>
          <table:table-cell office:value-type="float" office:value="24012" table:style-name="ce5">
            <text:p>24.012</text:p>
          </table:table-cell>
          <table:table-cell office:value-type="float" office:value="23423" table:style-name="ce5">
            <text:p>23.423</text:p>
          </table:table-cell>
          <table:table-cell office:value-type="float" office:value="64102" table:style-name="ce5">
            <text:p>64.102</text:p>
          </table:table-cell>
          <table:table-cell office:value-type="float" office:value="28131" table:style-name="ce5">
            <text:p>28.131</text:p>
          </table:table-cell>
          <table:table-cell office:value-type="float" office:value="31101" table:style-name="ce5">
            <text:p>31.101</text:p>
          </table:table-cell>
          <table:table-cell office:value-type="float" office:value="58544" table:style-name="ce5">
            <text:p>58.544</text:p>
          </table:table-cell>
          <table:table-cell office:value-type="float" office:value="13201" table:style-name="ce5">
            <text:p>13.201</text:p>
          </table:table-cell>
          <table:table-cell office:value-type="float" office:value="58245" table:style-name="ce5">
            <text:p>58.245</text:p>
          </table:table-cell>
          <table:table-cell office:value-type="float" office:value="54305" table:style-name="ce5">
            <text:p>54.305</text:p>
          </table:table-cell>
          <table:table-cell office:value-type="float" office:value="22641" table:style-name="ce5">
            <text:p>22.641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More than 10 MW</text:p>
          </table:table-cell>
          <table:table-cell office:value-type="float" office:value="27535" table:style-name="ce5">
            <text:p>27.535</text:p>
          </table:table-cell>
          <table:table-cell office:value-type="float" office:value="11437" table:style-name="ce5">
            <text:p>11.437</text:p>
          </table:table-cell>
          <table:table-cell office:value-type="float" office:value="29876" table:style-name="ce5">
            <text:p>29.876</text:p>
          </table:table-cell>
          <table:table-cell office:value-type="float" office:value="6517" table:style-name="ce5">
            <text:p>6.517</text:p>
          </table:table-cell>
          <table:table-cell office:value-type="float" office:value="26832" table:style-name="ce5">
            <text:p>26.832</text:p>
          </table:table-cell>
          <table:table-cell office:value-type="float" office:value="27535" table:style-name="ce5">
            <text:p>27.535</text:p>
          </table:table-cell>
          <table:table-cell office:value-type="float" office:value="409" table:style-name="ce5">
            <text:p>409</text:p>
          </table:table-cell>
          <table:table-cell office:value-type="float" office:value="9024" table:style-name="ce5">
            <text:p>9.024</text:p>
          </table:table-cell>
          <table:table-cell office:value-type="float" office:value="27542" table:style-name="ce5">
            <text:p>27.54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Has no income</text:p>
          </table:table-cell>
          <table:table-cell office:value-type="float" office:value="133279" table:style-name="ce5">
            <text:p>133.279</text:p>
          </table:table-cell>
          <table:table-cell office:value-type="float" office:value="146629" table:style-name="ce5">
            <text:p>146.629</text:p>
          </table:table-cell>
          <table:table-cell office:value-type="float" office:value="148182" table:style-name="ce5">
            <text:p>148.182</text:p>
          </table:table-cell>
          <table:table-cell office:value-type="float" office:value="127712" table:style-name="ce5">
            <text:p>127.712</text:p>
          </table:table-cell>
          <table:table-cell office:value-type="float" office:value="155428" table:style-name="ce5">
            <text:p>155.428</text:p>
          </table:table-cell>
          <table:table-cell office:value-type="float" office:value="138395" table:style-name="ce5">
            <text:p>138.395</text:p>
          </table:table-cell>
          <table:table-cell office:value-type="float" office:value="38002" table:style-name="ce5">
            <text:p>38.002</text:p>
          </table:table-cell>
          <table:table-cell office:value-type="float" office:value="132559" table:style-name="ce5">
            <text:p>132.559</text:p>
          </table:table-cell>
          <table:table-cell office:value-type="float" office:value="132749" table:style-name="ce5">
            <text:p>132.749</text:p>
          </table:table-cell>
          <table:table-cell office:value-type="float" office:value="13559" table:style-name="ce5">
            <text:p>13.559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Does not know</text:p>
          </table:table-cell>
          <table:table-cell office:value-type="float" office:value="92445" table:style-name="ce5">
            <text:p>92.445</text:p>
          </table:table-cell>
          <table:table-cell office:value-type="float" office:value="82731" table:style-name="ce5">
            <text:p>82.731</text:p>
          </table:table-cell>
          <table:table-cell office:value-type="float" office:value="137519" table:style-name="ce5">
            <text:p>137.519</text:p>
          </table:table-cell>
          <table:table-cell office:value-type="float" office:value="94998" table:style-name="ce5">
            <text:p>94.998</text:p>
          </table:table-cell>
          <table:table-cell office:value-type="float" office:value="123748" table:style-name="ce5">
            <text:p>123.748</text:p>
          </table:table-cell>
          <table:table-cell office:value-type="float" office:value="89128" table:style-name="ce5">
            <text:p>89.128</text:p>
          </table:table-cell>
          <table:table-cell office:value-type="float" office:value="89309" table:style-name="ce5">
            <text:p>89.309</text:p>
          </table:table-cell>
          <table:table-cell office:value-type="float" office:value="139390" table:style-name="ce5">
            <text:p>139.390</text:p>
          </table:table-cell>
          <table:table-cell office:value-type="float" office:value="146674" table:style-name="ce5">
            <text:p>146.674</text:p>
          </table:table-cell>
          <table:table-cell office:value-type="float" office:value="21775" table:style-name="ce5">
            <text:p>21.775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Did not answer</text:p>
          </table:table-cell>
          <table:table-cell office:value-type="float" office:value="78335" table:style-name="ce5">
            <text:p>78.335</text:p>
          </table:table-cell>
          <table:table-cell office:value-type="float" office:value="130253" table:style-name="ce5">
            <text:p>130.253</text:p>
          </table:table-cell>
          <table:table-cell office:value-type="float" office:value="106567" table:style-name="ce5">
            <text:p>106.567</text:p>
          </table:table-cell>
          <table:table-cell office:value-type="float" office:value="47010" table:style-name="ce5">
            <text:p>47.010</text:p>
          </table:table-cell>
          <table:table-cell office:value-type="float" office:value="131263" table:style-name="ce5">
            <text:p>131.263</text:p>
          </table:table-cell>
          <table:table-cell office:value-type="float" office:value="98010" table:style-name="ce5">
            <text:p>98.010</text:p>
          </table:table-cell>
          <table:table-cell office:value-type="float" office:value="45488" table:style-name="ce5">
            <text:p>45.488</text:p>
          </table:table-cell>
          <table:table-cell office:value-type="float" office:value="105133" table:style-name="ce5">
            <text:p>105.133</text:p>
          </table:table-cell>
          <table:table-cell office:value-type="float" office:value="83503" table:style-name="ce5">
            <text:p>83.503</text:p>
          </table:table-cell>
          <table:table-cell office:value-type="float" office:value="6237" table:style-name="ce5">
            <text:p>6.237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table-cell office:value-type="string" table:number-columns-spanned="1" table:number-rows-spanned="4" table:style-name="ce11">
            <text:p>SOCIAL CLASS</text:p>
          </table:table-cell>
          <table:table-cell office:value-type="string" table:style-name="ce3">
            <text:p>A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60187" table:style-name="ce5">
            <text:p>60.187</text:p>
          </table:table-cell>
          <table:table-cell office:value-type="float" office:value="80042" table:style-name="ce5">
            <text:p>80.042</text:p>
          </table:table-cell>
          <table:table-cell office:value-type="float" office:value="65328" table:style-name="ce5">
            <text:p>65.328</text:p>
          </table:table-cell>
          <table:table-cell office:value-type="float" office:value="36244" table:style-name="ce5">
            <text:p>36.244</text:p>
          </table:table-cell>
          <table:table-cell office:value-type="float" office:value="84822" table:style-name="ce5">
            <text:p>84.822</text:p>
          </table:table-cell>
          <table:table-cell office:value-type="float" office:value="59855" table:style-name="ce5">
            <text:p>59.855</text:p>
          </table:table-cell>
          <table:table-cell office:value-type="float" office:value="65177" table:style-name="ce5">
            <text:p>65.177</text:p>
          </table:table-cell>
          <table:table-cell office:value-type="float" office:value="74522" table:style-name="ce5">
            <text:p>74.522</text:p>
          </table:table-cell>
          <table:table-cell office:value-type="float" office:value="40153" table:style-name="ce5">
            <text:p>40.153</text:p>
          </table:table-cell>
          <table:table-cell office:value-type="float" office:value="2727" table:style-name="ce5">
            <text:p>2.727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305768" table:style-name="ce5">
            <text:p>305.768</text:p>
          </table:table-cell>
          <table:table-cell office:value-type="float" office:value="370397" table:style-name="ce5">
            <text:p>370.397</text:p>
          </table:table-cell>
          <table:table-cell office:value-type="float" office:value="335652" table:style-name="ce5">
            <text:p>335.652</text:p>
          </table:table-cell>
          <table:table-cell office:value-type="float" office:value="255865" table:style-name="ce5">
            <text:p>255.865</text:p>
          </table:table-cell>
          <table:table-cell office:value-type="float" office:value="414199" table:style-name="ce5">
            <text:p>414.199</text:p>
          </table:table-cell>
          <table:table-cell office:value-type="float" office:value="293738" table:style-name="ce5">
            <text:p>293.738</text:p>
          </table:table-cell>
          <table:table-cell office:value-type="float" office:value="133830" table:style-name="ce5">
            <text:p>133.830</text:p>
          </table:table-cell>
          <table:table-cell office:value-type="float" office:value="316194" table:style-name="ce5">
            <text:p>316.194</text:p>
          </table:table-cell>
          <table:table-cell office:value-type="float" office:value="287743" table:style-name="ce5">
            <text:p>287.743</text:p>
          </table:table-cell>
          <table:table-cell office:value-type="float" office:value="84899" table:style-name="ce5">
            <text:p>84.899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350613" table:style-name="ce5">
            <text:p>350.613</text:p>
          </table:table-cell>
          <table:table-cell office:value-type="float" office:value="357552" table:style-name="ce5">
            <text:p>357.552</text:p>
          </table:table-cell>
          <table:table-cell office:value-type="float" office:value="456071" table:style-name="ce5">
            <text:p>456.071</text:p>
          </table:table-cell>
          <table:table-cell office:value-type="float" office:value="235567" table:style-name="ce5">
            <text:p>235.567</text:p>
          </table:table-cell>
          <table:table-cell office:value-type="float" office:value="472938" table:style-name="ce5">
            <text:p>472.938</text:p>
          </table:table-cell>
          <table:table-cell office:value-type="float" office:value="404101" table:style-name="ce5">
            <text:p>404.101</text:p>
          </table:table-cell>
          <table:table-cell office:value-type="float" office:value="210353" table:style-name="ce5">
            <text:p>210.353</text:p>
          </table:table-cell>
          <table:table-cell office:value-type="float" office:value="388443" table:style-name="ce5">
            <text:p>388.443</text:p>
          </table:table-cell>
          <table:table-cell office:value-type="float" office:value="369117" table:style-name="ce5">
            <text:p>369.117</text:p>
          </table:table-cell>
          <table:table-cell office:value-type="float" office:value="59081" table:style-name="ce5">
            <text:p>59.081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0A" table:style-name="ta1">
        <table:table-column table:style-name="co1" table:number-columns-repeated="2" table:default-cell-style-name="ce1"/>
        <table:table-column table:style-name="co2" table:number-columns-repeated="12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7">
            <text:p>A10A - HOUSEHOLDS WITHOUT INTERNET ACCESS BY MAIN REASON FOR NOT HAVING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households without Internet acces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1" table:number-rows-spanned="2" table:style-name="ce8">
            <text:p>Does not have a computer in the household</text:p>
          </table:table-cell>
          <table:table-cell office:value-type="string" table:number-columns-spanned="1" table:number-rows-spanned="2" table:style-name="ce8">
            <text:p>Lack of need</text:p>
          </table:table-cell>
          <table:table-cell office:value-type="string" table:number-columns-spanned="1" table:number-rows-spanned="2" table:style-name="ce8">
            <text:p>Lack of interest</text:p>
          </table:table-cell>
          <table:table-cell office:value-type="string" table:number-columns-spanned="1" table:number-rows-spanned="2" table:style-name="ce8">
            <text:p>Has Internet access elsewhere</text:p>
          </table:table-cell>
          <table:table-cell office:value-type="string" table:number-columns-spanned="1" table:number-rows-spanned="2" table:style-name="ce8">
            <text:p>Too expensive</text:p>
          </table:table-cell>
          <table:table-cell office:value-type="string" table:number-columns-spanned="1" table:number-rows-spanned="2" table:style-name="ce8">
            <text:p>Does not know how to use the Internet</text:p>
          </table:table-cell>
          <table:table-cell office:value-type="string" table:number-columns-spanned="1" table:number-rows-spanned="2" table:style-name="ce8">
            <text:p>Lack of service availability in the area of the household</text:p>
          </table:table-cell>
          <table:table-cell office:value-type="string" table:number-columns-spanned="1" table:number-rows-spanned="2" table:style-name="ce8">
            <text:p>Concerns about security and privacy</text:p>
          </table:table-cell>
          <table:table-cell office:value-type="string" table:number-columns-spanned="1" table:number-rows-spanned="2" table:style-name="ce8">
            <text:p>Desire to avoid contact with dangerous content</text:p>
          </table:table-cell>
          <table:table-cell office:value-type="string" table:number-columns-spanned="1" table:number-rows-spanned="2" table:style-name="ce8">
            <text:p>Other reason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23854" table:style-name="ce5">
            <text:p>123.854</text:p>
          </table:table-cell>
          <table:table-cell office:value-type="float" office:value="180573" table:style-name="ce5">
            <text:p>180.573</text:p>
          </table:table-cell>
          <table:table-cell office:value-type="float" office:value="348927" table:style-name="ce5">
            <text:p>348.927</text:p>
          </table:table-cell>
          <table:table-cell office:value-type="float" office:value="167241" table:style-name="ce5">
            <text:p>167.241</text:p>
          </table:table-cell>
          <table:table-cell office:value-type="float" office:value="423610" table:style-name="ce5">
            <text:p>423.610</text:p>
          </table:table-cell>
          <table:table-cell office:value-type="float" office:value="294165" table:style-name="ce5">
            <text:p>294.165</text:p>
          </table:table-cell>
          <table:table-cell office:value-type="float" office:value="114431" table:style-name="ce5">
            <text:p>114.431</text:p>
          </table:table-cell>
          <table:table-cell office:value-type="float" office:value="210742" table:style-name="ce5">
            <text:p>210.742</text:p>
          </table:table-cell>
          <table:table-cell office:value-type="float" office:value="167958" table:style-name="ce5">
            <text:p>167.958</text:p>
          </table:table-cell>
          <table:table-cell office:value-type="float" office:value="101446" table:style-name="ce5">
            <text:p>101.44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</text:p>
          </table:table-cell>
          <table:table-cell office:value-type="float" office:value="83700" table:style-name="ce5">
            <text:p>83.700</text:p>
          </table:table-cell>
          <table:table-cell office:value-type="float" office:value="172403" table:style-name="ce5">
            <text:p>172.403</text:p>
          </table:table-cell>
          <table:table-cell office:value-type="float" office:value="308639" table:style-name="ce5">
            <text:p>308.639</text:p>
          </table:table-cell>
          <table:table-cell office:value-type="float" office:value="151453" table:style-name="ce5">
            <text:p>151.453</text:p>
          </table:table-cell>
          <table:table-cell office:value-type="float" office:value="400140" table:style-name="ce5">
            <text:p>400.140</text:p>
          </table:table-cell>
          <table:table-cell office:value-type="float" office:value="277635" table:style-name="ce5">
            <text:p>277.635</text:p>
          </table:table-cell>
          <table:table-cell office:value-type="float" office:value="88848" table:style-name="ce5">
            <text:p>88.848</text:p>
          </table:table-cell>
          <table:table-cell office:value-type="float" office:value="163575" table:style-name="ce5">
            <text:p>163.575</text:p>
          </table:table-cell>
          <table:table-cell office:value-type="float" office:value="155540" table:style-name="ce5">
            <text:p>155.540</text:p>
          </table:table-cell>
          <table:table-cell office:value-type="float" office:value="97227" table:style-name="ce5">
            <text:p>97.2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91409" table:style-name="ce5">
            <text:p>91.409</text:p>
          </table:table-cell>
          <table:table-cell office:value-type="float" office:value="53740" table:style-name="ce5">
            <text:p>53.740</text:p>
          </table:table-cell>
          <table:table-cell office:value-type="float" office:value="163192" table:style-name="ce5">
            <text:p>163.192</text:p>
          </table:table-cell>
          <table:table-cell office:value-type="float" office:value="71168" table:style-name="ce5">
            <text:p>71.168</text:p>
          </table:table-cell>
          <table:table-cell office:value-type="float" office:value="142815" table:style-name="ce5">
            <text:p>142.815</text:p>
          </table:table-cell>
          <table:table-cell office:value-type="float" office:value="98210" table:style-name="ce5">
            <text:p>98.210</text:p>
          </table:table-cell>
          <table:table-cell office:value-type="float" office:value="72564" table:style-name="ce5">
            <text:p>72.564</text:p>
          </table:table-cell>
          <table:table-cell office:value-type="float" office:value="132881" table:style-name="ce5">
            <text:p>132.881</text:p>
          </table:table-cell>
          <table:table-cell office:value-type="float" office:value="63728" table:style-name="ce5">
            <text:p>63.728</text:p>
          </table:table-cell>
          <table:table-cell office:value-type="float" office:value="28954" table:style-name="ce5">
            <text:p>28.9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Southeast</text:p>
          </table:table-cell>
          <table:table-cell office:value-type="float" office:value="110595" table:style-name="ce5">
            <text:p>110.595</text:p>
          </table:table-cell>
          <table:table-cell office:value-type="float" office:value="145884" table:style-name="ce5">
            <text:p>145.884</text:p>
          </table:table-cell>
          <table:table-cell office:value-type="float" office:value="316118" table:style-name="ce5">
            <text:p>316.118</text:p>
          </table:table-cell>
          <table:table-cell office:value-type="float" office:value="100381" table:style-name="ce5">
            <text:p>100.381</text:p>
          </table:table-cell>
          <table:table-cell office:value-type="float" office:value="350749" table:style-name="ce5">
            <text:p>350.749</text:p>
          </table:table-cell>
          <table:table-cell office:value-type="float" office:value="232368" table:style-name="ce5">
            <text:p>232.368</text:p>
          </table:table-cell>
          <table:table-cell office:value-type="float" office:value="95279" table:style-name="ce5">
            <text:p>95.279</text:p>
          </table:table-cell>
          <table:table-cell office:value-type="float" office:value="199646" table:style-name="ce5">
            <text:p>199.646</text:p>
          </table:table-cell>
          <table:table-cell office:value-type="float" office:value="135075" table:style-name="ce5">
            <text:p>135.075</text:p>
          </table:table-cell>
          <table:table-cell office:value-type="float" office:value="86724" table:style-name="ce5">
            <text:p>86.7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38219" table:style-name="ce5">
            <text:p>38.219</text:p>
          </table:table-cell>
          <table:table-cell office:value-type="float" office:value="62543" table:style-name="ce5">
            <text:p>62.543</text:p>
          </table:table-cell>
          <table:table-cell office:value-type="float" office:value="88983" table:style-name="ce5">
            <text:p>88.983</text:p>
          </table:table-cell>
          <table:table-cell office:value-type="float" office:value="90426" table:style-name="ce5">
            <text:p>90.426</text:p>
          </table:table-cell>
          <table:table-cell office:value-type="float" office:value="188633" table:style-name="ce5">
            <text:p>188.633</text:p>
          </table:table-cell>
          <table:table-cell office:value-type="float" office:value="115414" table:style-name="ce5">
            <text:p>115.414</text:p>
          </table:table-cell>
          <table:table-cell office:value-type="float" office:value="40895" table:style-name="ce5">
            <text:p>40.895</text:p>
          </table:table-cell>
          <table:table-cell office:value-type="float" office:value="46882" table:style-name="ce5">
            <text:p>46.882</text:p>
          </table:table-cell>
          <table:table-cell office:value-type="float" office:value="72165" table:style-name="ce5">
            <text:p>72.165</text:p>
          </table:table-cell>
          <table:table-cell office:value-type="float" office:value="37404" table:style-name="ce5">
            <text:p>37.40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30038" table:style-name="ce5">
            <text:p>30.038</text:p>
          </table:table-cell>
          <table:table-cell office:value-type="float" office:value="74313" table:style-name="ce5">
            <text:p>74.313</text:p>
          </table:table-cell>
          <table:table-cell office:value-type="float" office:value="94918" table:style-name="ce5">
            <text:p>94.918</text:p>
          </table:table-cell>
          <table:table-cell office:value-type="float" office:value="86044" table:style-name="ce5">
            <text:p>86.044</text:p>
          </table:table-cell>
          <table:table-cell office:value-type="float" office:value="116425" table:style-name="ce5">
            <text:p>116.425</text:p>
          </table:table-cell>
          <table:table-cell office:value-type="float" office:value="108613" table:style-name="ce5">
            <text:p>108.613</text:p>
          </table:table-cell>
          <table:table-cell office:value-type="float" office:value="37456" table:style-name="ce5">
            <text:p>37.456</text:p>
          </table:table-cell>
          <table:table-cell office:value-type="float" office:value="41027" table:style-name="ce5">
            <text:p>41.027</text:p>
          </table:table-cell>
          <table:table-cell office:value-type="float" office:value="59090" table:style-name="ce5">
            <text:p>59.090</text:p>
          </table:table-cell>
          <table:table-cell office:value-type="float" office:value="31903" table:style-name="ce5">
            <text:p>31.90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th</text:p>
          </table:table-cell>
          <table:table-cell office:value-type="float" office:value="23674" table:style-name="ce5">
            <text:p>23.674</text:p>
          </table:table-cell>
          <table:table-cell office:value-type="float" office:value="36930" table:style-name="ce5">
            <text:p>36.930</text:p>
          </table:table-cell>
          <table:table-cell office:value-type="float" office:value="35180" table:style-name="ce5">
            <text:p>35.180</text:p>
          </table:table-cell>
          <table:table-cell office:value-type="float" office:value="32427" table:style-name="ce5">
            <text:p>32.427</text:p>
          </table:table-cell>
          <table:table-cell office:value-type="float" office:value="66627" table:style-name="ce5">
            <text:p>66.627</text:p>
          </table:table-cell>
          <table:table-cell office:value-type="float" office:value="42351" table:style-name="ce5">
            <text:p>42.351</text:p>
          </table:table-cell>
          <table:table-cell office:value-type="float" office:value="25194" table:style-name="ce5">
            <text:p>25.194</text:p>
          </table:table-cell>
          <table:table-cell office:value-type="float" office:value="14992" table:style-name="ce5">
            <text:p>14.992</text:p>
          </table:table-cell>
          <table:table-cell office:value-type="float" office:value="33271" table:style-name="ce5">
            <text:p>33.271</text:p>
          </table:table-cell>
          <table:table-cell office:value-type="float" office:value="12934" table:style-name="ce5">
            <text:p>12.93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3600" table:style-name="ce5">
            <text:p>13.600</text:p>
          </table:table-cell>
          <table:table-cell office:value-type="float" office:value="22953" table:style-name="ce5">
            <text:p>22.953</text:p>
          </table:table-cell>
          <table:table-cell office:value-type="float" office:value="60455" table:style-name="ce5">
            <text:p>60.455</text:p>
          </table:table-cell>
          <table:table-cell office:value-type="float" office:value="35512" table:style-name="ce5">
            <text:p>35.512</text:p>
          </table:table-cell>
          <table:table-cell office:value-type="float" office:value="53328" table:style-name="ce5">
            <text:p>53.328</text:p>
          </table:table-cell>
          <table:table-cell office:value-type="float" office:value="75016" table:style-name="ce5">
            <text:p>75.016</text:p>
          </table:table-cell>
          <table:table-cell office:value-type="float" office:value="17498" table:style-name="ce5">
            <text:p>17.498</text:p>
          </table:table-cell>
          <table:table-cell office:value-type="float" office:value="21157" table:style-name="ce5">
            <text:p>21.157</text:p>
          </table:table-cell>
          <table:table-cell office:value-type="float" office:value="12583" table:style-name="ce5">
            <text:p>12.583</text:p>
          </table:table-cell>
          <table:table-cell office:value-type="float" office:value="13647" table:style-name="ce5">
            <text:p>13.64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9" table:style-name="ce11">
            <text:p>FAMILY INCOME</text:p>
          </table:table-cell>
          <table:table-cell office:value-type="string" table:style-name="ce3">
            <text:p>Up to 1 MW</text:p>
          </table:table-cell>
          <table:table-cell office:value-type="float" office:value="60312" table:style-name="ce5">
            <text:p>60.312</text:p>
          </table:table-cell>
          <table:table-cell office:value-type="float" office:value="119899" table:style-name="ce5">
            <text:p>119.899</text:p>
          </table:table-cell>
          <table:table-cell office:value-type="float" office:value="142661" table:style-name="ce5">
            <text:p>142.661</text:p>
          </table:table-cell>
          <table:table-cell office:value-type="float" office:value="124538" table:style-name="ce5">
            <text:p>124.538</text:p>
          </table:table-cell>
          <table:table-cell office:value-type="float" office:value="266140" table:style-name="ce5">
            <text:p>266.140</text:p>
          </table:table-cell>
          <table:table-cell office:value-type="float" office:value="214360" table:style-name="ce5">
            <text:p>214.360</text:p>
          </table:table-cell>
          <table:table-cell office:value-type="float" office:value="66271" table:style-name="ce5">
            <text:p>66.271</text:p>
          </table:table-cell>
          <table:table-cell office:value-type="float" office:value="173020" table:style-name="ce5">
            <text:p>173.020</text:p>
          </table:table-cell>
          <table:table-cell office:value-type="float" office:value="107181" table:style-name="ce5">
            <text:p>107.181</text:p>
          </table:table-cell>
          <table:table-cell office:value-type="float" office:value="36509" table:style-name="ce5">
            <text:p>36.50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ore than 1 MW up to 2 MW</text:p>
          </table:table-cell>
          <table:table-cell office:value-type="float" office:value="97010" table:style-name="ce5">
            <text:p>97.010</text:p>
          </table:table-cell>
          <table:table-cell office:value-type="float" office:value="63115" table:style-name="ce5">
            <text:p>63.115</text:p>
          </table:table-cell>
          <table:table-cell office:value-type="float" office:value="171645" table:style-name="ce5">
            <text:p>171.645</text:p>
          </table:table-cell>
          <table:table-cell office:value-type="float" office:value="93292" table:style-name="ce5">
            <text:p>93.292</text:p>
          </table:table-cell>
          <table:table-cell office:value-type="float" office:value="242089" table:style-name="ce5">
            <text:p>242.089</text:p>
          </table:table-cell>
          <table:table-cell office:value-type="float" office:value="150768" table:style-name="ce5">
            <text:p>150.768</text:p>
          </table:table-cell>
          <table:table-cell office:value-type="float" office:value="53462" table:style-name="ce5">
            <text:p>53.462</text:p>
          </table:table-cell>
          <table:table-cell office:value-type="float" office:value="75804" table:style-name="ce5">
            <text:p>75.804</text:p>
          </table:table-cell>
          <table:table-cell office:value-type="float" office:value="40473" table:style-name="ce5">
            <text:p>40.473</text:p>
          </table:table-cell>
          <table:table-cell office:value-type="float" office:value="81054" table:style-name="ce5">
            <text:p>81.0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ore than 2 MW up to 3 MW</text:p>
          </table:table-cell>
          <table:table-cell office:value-type="float" office:value="11828" table:style-name="ce5">
            <text:p>11.828</text:p>
          </table:table-cell>
          <table:table-cell office:value-type="float" office:value="71718" table:style-name="ce5">
            <text:p>71.718</text:p>
          </table:table-cell>
          <table:table-cell office:value-type="float" office:value="88288" table:style-name="ce5">
            <text:p>88.288</text:p>
          </table:table-cell>
          <table:table-cell office:value-type="float" office:value="30030" table:style-name="ce5">
            <text:p>30.030</text:p>
          </table:table-cell>
          <table:table-cell office:value-type="float" office:value="87787" table:style-name="ce5">
            <text:p>87.787</text:p>
          </table:table-cell>
          <table:table-cell office:value-type="float" office:value="64645" table:style-name="ce5">
            <text:p>64.645</text:p>
          </table:table-cell>
          <table:table-cell office:value-type="float" office:value="51531" table:style-name="ce5">
            <text:p>51.531</text:p>
          </table:table-cell>
          <table:table-cell office:value-type="float" office:value="23969" table:style-name="ce5">
            <text:p>23.969</text:p>
          </table:table-cell>
          <table:table-cell office:value-type="float" office:value="38974" table:style-name="ce5">
            <text:p>38.974</text:p>
          </table:table-cell>
          <table:table-cell office:value-type="float" office:value="34901" table:style-name="ce5">
            <text:p>34.90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ore than 3 MW up to 5 MW</text:p>
          </table:table-cell>
          <table:table-cell office:value-type="float" office:value="17150" table:style-name="ce5">
            <text:p>17.150</text:p>
          </table:table-cell>
          <table:table-cell office:value-type="float" office:value="41225" table:style-name="ce5">
            <text:p>41.225</text:p>
          </table:table-cell>
          <table:table-cell office:value-type="float" office:value="70417" table:style-name="ce5">
            <text:p>70.417</text:p>
          </table:table-cell>
          <table:table-cell office:value-type="float" office:value="29237" table:style-name="ce5">
            <text:p>29.237</text:p>
          </table:table-cell>
          <table:table-cell office:value-type="float" office:value="59235" table:style-name="ce5">
            <text:p>59.235</text:p>
          </table:table-cell>
          <table:table-cell office:value-type="float" office:value="43049" table:style-name="ce5">
            <text:p>43.049</text:p>
          </table:table-cell>
          <table:table-cell office:value-type="float" office:value="9650" table:style-name="ce5">
            <text:p>9.650</text:p>
          </table:table-cell>
          <table:table-cell office:value-type="float" office:value="57978" table:style-name="ce5">
            <text:p>57.978</text:p>
          </table:table-cell>
          <table:table-cell office:value-type="float" office:value="75140" table:style-name="ce5">
            <text:p>75.14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ore than 5 MW up to 10 MW</text:p>
          </table:table-cell>
          <table:table-cell office:value-type="float" office:value="845" table:style-name="ce5">
            <text:p>845</text:p>
          </table:table-cell>
          <table:table-cell office:value-type="float" office:value="1689" table:style-name="ce5">
            <text:p>1.689</text:p>
          </table:table-cell>
          <table:table-cell office:value-type="float" office:value="53747" table:style-name="ce5">
            <text:p>53.747</text:p>
          </table:table-cell>
          <table:table-cell office:value-type="float" office:value="9892" table:style-name="ce5">
            <text:p>9.892</text:p>
          </table:table-cell>
          <table:table-cell office:value-type="float" office:value="29621" table:style-name="ce5">
            <text:p>29.621</text:p>
          </table:table-cell>
          <table:table-cell office:value-type="float" office:value="11388" table:style-name="ce5">
            <text:p>11.388</text:p>
          </table:table-cell>
          <table:table-cell office:value-type="float" office:value="13097" table:style-name="ce5">
            <text:p>13.097</text:p>
          </table:table-cell>
          <table:table-cell office:value-type="float" office:value="7117" table:style-name="ce5">
            <text:p>7.117</text:p>
          </table:table-cell>
          <table:table-cell office:value-type="float" office:value="9354" table:style-name="ce5">
            <text:p>9.354</text:p>
          </table:table-cell>
          <table:table-cell office:value-type="float" office:value="22641" table:style-name="ce5">
            <text:p>22.64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More than 10 MW</text:p>
          </table:table-cell>
          <table:table-cell office:value-type="float" office:value="0" table:style-name="ce5">
            <text:p>0</text:p>
          </table:table-cell>
          <table:table-cell office:value-type="float" office:value="2646" table:style-name="ce5">
            <text:p>2.646</text:p>
          </table:table-cell>
          <table:table-cell office:value-type="float" office:value="9212" table:style-name="ce5">
            <text:p>9.212</text:p>
          </table:table-cell>
          <table:table-cell office:value-type="float" office:value="0" table:style-name="ce5">
            <text:p>0</text:p>
          </table:table-cell>
          <table:table-cell office:value-type="float" office:value="6522" table:style-name="ce5">
            <text:p>6.522</text:p>
          </table:table-cell>
          <table:table-cell office:value-type="float" office:value="27535" table:style-name="ce5">
            <text:p>27.535</text:p>
          </table:table-cell>
          <table:table-cell office:value-type="float" office:value="0" table:style-name="ce5">
            <text:p>0</text:p>
          </table:table-cell>
          <table:table-cell office:value-type="float" office:value="622" table:style-name="ce5">
            <text:p>62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Has no income</text:p>
          </table:table-cell>
          <table:table-cell office:value-type="float" office:value="14007" table:style-name="ce5">
            <text:p>14.007</text:p>
          </table:table-cell>
          <table:table-cell office:value-type="float" office:value="12116" table:style-name="ce5">
            <text:p>12.116</text:p>
          </table:table-cell>
          <table:table-cell office:value-type="float" office:value="132758" table:style-name="ce5">
            <text:p>132.758</text:p>
          </table:table-cell>
          <table:table-cell office:value-type="float" office:value="8217" table:style-name="ce5">
            <text:p>8.217</text:p>
          </table:table-cell>
          <table:table-cell office:value-type="float" office:value="80447" table:style-name="ce5">
            <text:p>80.447</text:p>
          </table:table-cell>
          <table:table-cell office:value-type="float" office:value="51346" table:style-name="ce5">
            <text:p>51.346</text:p>
          </table:table-cell>
          <table:table-cell office:value-type="float" office:value="10081" table:style-name="ce5">
            <text:p>10.081</text:p>
          </table:table-cell>
          <table:table-cell office:value-type="float" office:value="16282" table:style-name="ce5">
            <text:p>16.282</text:p>
          </table:table-cell>
          <table:table-cell office:value-type="float" office:value="15384" table:style-name="ce5">
            <text:p>15.384</text:p>
          </table:table-cell>
          <table:table-cell office:value-type="float" office:value="13559" table:style-name="ce5">
            <text:p>13.5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Does not know</text:p>
          </table:table-cell>
          <table:table-cell office:value-type="float" office:value="48354" table:style-name="ce5">
            <text:p>48.354</text:p>
          </table:table-cell>
          <table:table-cell office:value-type="float" office:value="23049" table:style-name="ce5">
            <text:p>23.049</text:p>
          </table:table-cell>
          <table:table-cell office:value-type="float" office:value="119514" table:style-name="ce5">
            <text:p>119.514</text:p>
          </table:table-cell>
          <table:table-cell office:value-type="float" office:value="14300" table:style-name="ce5">
            <text:p>14.300</text:p>
          </table:table-cell>
          <table:table-cell office:value-type="float" office:value="86246" table:style-name="ce5">
            <text:p>86.246</text:p>
          </table:table-cell>
          <table:table-cell office:value-type="float" office:value="48684" table:style-name="ce5">
            <text:p>48.684</text:p>
          </table:table-cell>
          <table:table-cell office:value-type="float" office:value="12066" table:style-name="ce5">
            <text:p>12.066</text:p>
          </table:table-cell>
          <table:table-cell office:value-type="float" office:value="10075" table:style-name="ce5">
            <text:p>10.075</text:p>
          </table:table-cell>
          <table:table-cell office:value-type="float" office:value="81426" table:style-name="ce5">
            <text:p>81.426</text:p>
          </table:table-cell>
          <table:table-cell office:value-type="float" office:value="21694" table:style-name="ce5">
            <text:p>21.6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Did not answer</text:p>
          </table:table-cell>
          <table:table-cell office:value-type="float" office:value="14267" table:style-name="ce5">
            <text:p>14.267</text:p>
          </table:table-cell>
          <table:table-cell office:value-type="float" office:value="95086" table:style-name="ce5">
            <text:p>95.086</text:p>
          </table:table-cell>
          <table:table-cell office:value-type="float" office:value="84925" table:style-name="ce5">
            <text:p>84.925</text:p>
          </table:table-cell>
          <table:table-cell office:value-type="float" office:value="11257" table:style-name="ce5">
            <text:p>11.257</text:p>
          </table:table-cell>
          <table:table-cell office:value-type="float" office:value="63783" table:style-name="ce5">
            <text:p>63.783</text:p>
          </table:table-cell>
          <table:table-cell office:value-type="float" office:value="33700" table:style-name="ce5">
            <text:p>33.700</text:p>
          </table:table-cell>
          <table:table-cell office:value-type="float" office:value="17118" table:style-name="ce5">
            <text:p>17.118</text:p>
          </table:table-cell>
          <table:table-cell office:value-type="float" office:value="25881" table:style-name="ce5">
            <text:p>25.881</text:p>
          </table:table-cell>
          <table:table-cell office:value-type="float" office:value="33002" table:style-name="ce5">
            <text:p>33.002</text:p>
          </table:table-cell>
          <table:table-cell office:value-type="float" office:value="4786" table:style-name="ce5">
            <text:p>4.78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4" table:style-name="ce11">
            <text:p>SOCIAL CLASS</text:p>
          </table:table-cell>
          <table:table-cell office:value-type="string" table:style-name="ce3">
            <text:p>A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0" table:style-name="ce5">
            <text:p>0</text:p>
          </table:table-cell>
          <table:table-cell office:value-type="float" office:value="36659" table:style-name="ce5">
            <text:p>36.659</text:p>
          </table:table-cell>
          <table:table-cell office:value-type="float" office:value="12783" table:style-name="ce5">
            <text:p>12.783</text:p>
          </table:table-cell>
          <table:table-cell office:value-type="float" office:value="10430" table:style-name="ce5">
            <text:p>10.430</text:p>
          </table:table-cell>
          <table:table-cell office:value-type="float" office:value="75976" table:style-name="ce5">
            <text:p>75.976</text:p>
          </table:table-cell>
          <table:table-cell office:value-type="float" office:value="41133" table:style-name="ce5">
            <text:p>41.133</text:p>
          </table:table-cell>
          <table:table-cell office:value-type="float" office:value="47726" table:style-name="ce5">
            <text:p>47.726</text:p>
          </table:table-cell>
          <table:table-cell office:value-type="float" office:value="43888" table:style-name="ce5">
            <text:p>43.888</text:p>
          </table:table-cell>
          <table:table-cell office:value-type="float" office:value="0" table:style-name="ce5">
            <text:p>0</text:p>
          </table:table-cell>
          <table:table-cell office:value-type="float" office:value="2727" table:style-name="ce5">
            <text:p>2.7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66676" table:style-name="ce5">
            <text:p>66.676</text:p>
          </table:table-cell>
          <table:table-cell office:value-type="float" office:value="107093" table:style-name="ce5">
            <text:p>107.093</text:p>
          </table:table-cell>
          <table:table-cell office:value-type="float" office:value="220529" table:style-name="ce5">
            <text:p>220.529</text:p>
          </table:table-cell>
          <table:table-cell office:value-type="float" office:value="124070" table:style-name="ce5">
            <text:p>124.070</text:p>
          </table:table-cell>
          <table:table-cell office:value-type="float" office:value="224904" table:style-name="ce5">
            <text:p>224.904</text:p>
          </table:table-cell>
          <table:table-cell office:value-type="float" office:value="129263" table:style-name="ce5">
            <text:p>129.263</text:p>
          </table:table-cell>
          <table:table-cell office:value-type="float" office:value="62239" table:style-name="ce5">
            <text:p>62.239</text:p>
          </table:table-cell>
          <table:table-cell office:value-type="float" office:value="150142" table:style-name="ce5">
            <text:p>150.142</text:p>
          </table:table-cell>
          <table:table-cell office:value-type="float" office:value="101713" table:style-name="ce5">
            <text:p>101.713</text:p>
          </table:table-cell>
          <table:table-cell office:value-type="float" office:value="83471" table:style-name="ce5">
            <text:p>83.47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108871" table:style-name="ce5">
            <text:p>108.871</text:p>
          </table:table-cell>
          <table:table-cell office:value-type="float" office:value="150799" table:style-name="ce5">
            <text:p>150.799</text:p>
          </table:table-cell>
          <table:table-cell office:value-type="float" office:value="279565" table:style-name="ce5">
            <text:p>279.565</text:p>
          </table:table-cell>
          <table:table-cell office:value-type="float" office:value="110353" table:style-name="ce5">
            <text:p>110.353</text:p>
          </table:table-cell>
          <table:table-cell office:value-type="float" office:value="346853" table:style-name="ce5">
            <text:p>346.853</text:p>
          </table:table-cell>
          <table:table-cell office:value-type="float" office:value="249756" table:style-name="ce5">
            <text:p>249.756</text:p>
          </table:table-cell>
          <table:table-cell office:value-type="float" office:value="63695" table:style-name="ce5">
            <text:p>63.695</text:p>
          </table:table-cell>
          <table:table-cell office:value-type="float" office:value="132662" table:style-name="ce5">
            <text:p>132.662</text:p>
          </table:table-cell>
          <table:table-cell office:value-type="float" office:value="127356" table:style-name="ce5">
            <text:p>127.356</text:p>
          </table:table-cell>
          <table:table-cell office:value-type="float" office:value="57867" table:style-name="ce5">
            <text:p>57.86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1" table:style-name="ta1">
        <table:table-column table:style-name="co1" table:number-columns-repeated="2" table:default-cell-style-name="ce1"/>
        <table:table-column table:style-name="co2" table:number-columns-repeated="12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7">
            <text:p>A11 - HOUSEHOLDS WITH INTERNET ACCESS BY COST OF THE MAIN INTERNET CONNEC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households with Internet acces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1" table:number-rows-spanned="2" table:style-name="ce8">
            <text:p>Up to BRL 30</text:p>
          </table:table-cell>
          <table:table-cell office:value-type="string" table:number-columns-spanned="1" table:number-rows-spanned="2" table:style-name="ce8">
            <text:p>BRL 31 to BRL 40</text:p>
          </table:table-cell>
          <table:table-cell office:value-type="string" table:number-columns-spanned="1" table:number-rows-spanned="2" table:style-name="ce8">
            <text:p>BRL 41 to BRL 50</text:p>
          </table:table-cell>
          <table:table-cell office:value-type="string" table:number-columns-spanned="1" table:number-rows-spanned="2" table:style-name="ce8">
            <text:p>BRL 51 to BRL 60</text:p>
          </table:table-cell>
          <table:table-cell office:value-type="string" table:number-columns-spanned="1" table:number-rows-spanned="2" table:style-name="ce8">
            <text:p>BRL 61 to BRL 70</text:p>
          </table:table-cell>
          <table:table-cell office:value-type="string" table:number-columns-spanned="1" table:number-rows-spanned="2" table:style-name="ce8">
            <text:p>BRL 71 to BRL 80</text:p>
          </table:table-cell>
          <table:table-cell office:value-type="string" table:number-columns-spanned="1" table:number-rows-spanned="2" table:style-name="ce8">
            <text:p>BRL 81 to BRL 90</text:p>
          </table:table-cell>
          <table:table-cell office:value-type="string" table:number-columns-spanned="1" table:number-rows-spanned="2" table:style-name="ce8">
            <text:p>BRL 91 to BRL 100</text:p>
          </table:table-cell>
          <table:table-cell office:value-type="string" table:number-columns-spanned="1" table:number-rows-spanned="2" table:style-name="ce8">
            <text:p>BRL 101 to BRL 150</text:p>
          </table:table-cell>
          <table:table-cell office:value-type="string" table:number-columns-spanned="1" table:number-rows-spanned="2" table:style-name="ce8">
            <text:p>More than BRL 150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92026" table:style-name="ce5">
            <text:p>392.026</text:p>
          </table:table-cell>
          <table:table-cell office:value-type="float" office:value="253997" table:style-name="ce5">
            <text:p>253.997</text:p>
          </table:table-cell>
          <table:table-cell office:value-type="float" office:value="616484" table:style-name="ce5">
            <text:p>616.484</text:p>
          </table:table-cell>
          <table:table-cell office:value-type="float" office:value="1043335" table:style-name="ce5">
            <text:p>1.043.335</text:p>
          </table:table-cell>
          <table:table-cell office:value-type="float" office:value="625597" table:style-name="ce5">
            <text:p>625.597</text:p>
          </table:table-cell>
          <table:table-cell office:value-type="float" office:value="857179" table:style-name="ce5">
            <text:p>857.179</text:p>
          </table:table-cell>
          <table:table-cell office:value-type="float" office:value="669559" table:style-name="ce5">
            <text:p>669.559</text:p>
          </table:table-cell>
          <table:table-cell office:value-type="float" office:value="1061576" table:style-name="ce5">
            <text:p>1.061.576</text:p>
          </table:table-cell>
          <table:table-cell office:value-type="float" office:value="1330728" table:style-name="ce5">
            <text:p>1.330.728</text:p>
          </table:table-cell>
          <table:table-cell office:value-type="float" office:value="561705" table:style-name="ce5">
            <text:p>561.705</text:p>
          </table:table-cell>
          <table:table-cell office:value-type="float" office:value="1019206" table:style-name="ce5">
            <text:p>1.019.206</text:p>
          </table:table-cell>
          <table:table-cell office:value-type="float" office:value="77082" table:style-name="ce5">
            <text:p>77.082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</text:p>
          </table:table-cell>
          <table:table-cell office:value-type="float" office:value="321757" table:style-name="ce5">
            <text:p>321.757</text:p>
          </table:table-cell>
          <table:table-cell office:value-type="float" office:value="244250" table:style-name="ce5">
            <text:p>244.250</text:p>
          </table:table-cell>
          <table:table-cell office:value-type="float" office:value="587497" table:style-name="ce5">
            <text:p>587.497</text:p>
          </table:table-cell>
          <table:table-cell office:value-type="float" office:value="1020658" table:style-name="ce5">
            <text:p>1.020.658</text:p>
          </table:table-cell>
          <table:table-cell office:value-type="float" office:value="588578" table:style-name="ce5">
            <text:p>588.578</text:p>
          </table:table-cell>
          <table:table-cell office:value-type="float" office:value="835793" table:style-name="ce5">
            <text:p>835.793</text:p>
          </table:table-cell>
          <table:table-cell office:value-type="float" office:value="601012" table:style-name="ce5">
            <text:p>601.012</text:p>
          </table:table-cell>
          <table:table-cell office:value-type="float" office:value="1060904" table:style-name="ce5">
            <text:p>1.060.904</text:p>
          </table:table-cell>
          <table:table-cell office:value-type="float" office:value="1309204" table:style-name="ce5">
            <text:p>1.309.204</text:p>
          </table:table-cell>
          <table:table-cell office:value-type="float" office:value="559640" table:style-name="ce5">
            <text:p>559.640</text:p>
          </table:table-cell>
          <table:table-cell office:value-type="float" office:value="1015317" table:style-name="ce5">
            <text:p>1.015.317</text:p>
          </table:table-cell>
          <table:table-cell office:value-type="float" office:value="69860" table:style-name="ce5">
            <text:p>69.86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225643" table:style-name="ce5">
            <text:p>225.643</text:p>
          </table:table-cell>
          <table:table-cell office:value-type="float" office:value="70074" table:style-name="ce5">
            <text:p>70.074</text:p>
          </table:table-cell>
          <table:table-cell office:value-type="float" office:value="188254" table:style-name="ce5">
            <text:p>188.254</text:p>
          </table:table-cell>
          <table:table-cell office:value-type="float" office:value="217103" table:style-name="ce5">
            <text:p>217.103</text:p>
          </table:table-cell>
          <table:table-cell office:value-type="float" office:value="213319" table:style-name="ce5">
            <text:p>213.319</text:p>
          </table:table-cell>
          <table:table-cell office:value-type="float" office:value="199891" table:style-name="ce5">
            <text:p>199.891</text:p>
          </table:table-cell>
          <table:table-cell office:value-type="float" office:value="295967" table:style-name="ce5">
            <text:p>295.967</text:p>
          </table:table-cell>
          <table:table-cell office:value-type="float" office:value="209652" table:style-name="ce5">
            <text:p>209.652</text:p>
          </table:table-cell>
          <table:table-cell office:value-type="float" office:value="255469" table:style-name="ce5">
            <text:p>255.469</text:p>
          </table:table-cell>
          <table:table-cell office:value-type="float" office:value="50550" table:style-name="ce5">
            <text:p>50.550</text:p>
          </table:table-cell>
          <table:table-cell office:value-type="float" office:value="89724" table:style-name="ce5">
            <text:p>89.724</text:p>
          </table:table-cell>
          <table:table-cell office:value-type="float" office:value="32578" table:style-name="ce5">
            <text:p>32.578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Southeast</text:p>
          </table:table-cell>
          <table:table-cell office:value-type="float" office:value="260377" table:style-name="ce5">
            <text:p>260.377</text:p>
          </table:table-cell>
          <table:table-cell office:value-type="float" office:value="199099" table:style-name="ce5">
            <text:p>199.099</text:p>
          </table:table-cell>
          <table:table-cell office:value-type="float" office:value="457744" table:style-name="ce5">
            <text:p>457.744</text:p>
          </table:table-cell>
          <table:table-cell office:value-type="float" office:value="969874" table:style-name="ce5">
            <text:p>969.874</text:p>
          </table:table-cell>
          <table:table-cell office:value-type="float" office:value="488443" table:style-name="ce5">
            <text:p>488.443</text:p>
          </table:table-cell>
          <table:table-cell office:value-type="float" office:value="775611" table:style-name="ce5">
            <text:p>775.611</text:p>
          </table:table-cell>
          <table:table-cell office:value-type="float" office:value="584203" table:style-name="ce5">
            <text:p>584.203</text:p>
          </table:table-cell>
          <table:table-cell office:value-type="float" office:value="943214" table:style-name="ce5">
            <text:p>943.214</text:p>
          </table:table-cell>
          <table:table-cell office:value-type="float" office:value="1199587" table:style-name="ce5">
            <text:p>1.199.587</text:p>
          </table:table-cell>
          <table:table-cell office:value-type="float" office:value="517701" table:style-name="ce5">
            <text:p>517.701</text:p>
          </table:table-cell>
          <table:table-cell office:value-type="float" office:value="981157" table:style-name="ce5">
            <text:p>981.157</text:p>
          </table:table-cell>
          <table:table-cell office:value-type="float" office:value="54548" table:style-name="ce5">
            <text:p>54.548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200087" table:style-name="ce5">
            <text:p>200.087</text:p>
          </table:table-cell>
          <table:table-cell office:value-type="float" office:value="125882" table:style-name="ce5">
            <text:p>125.882</text:p>
          </table:table-cell>
          <table:table-cell office:value-type="float" office:value="376625" table:style-name="ce5">
            <text:p>376.625</text:p>
          </table:table-cell>
          <table:table-cell office:value-type="float" office:value="353421" table:style-name="ce5">
            <text:p>353.421</text:p>
          </table:table-cell>
          <table:table-cell office:value-type="float" office:value="339399" table:style-name="ce5">
            <text:p>339.399</text:p>
          </table:table-cell>
          <table:table-cell office:value-type="float" office:value="271682" table:style-name="ce5">
            <text:p>271.682</text:p>
          </table:table-cell>
          <table:table-cell office:value-type="float" office:value="212149" table:style-name="ce5">
            <text:p>212.149</text:p>
          </table:table-cell>
          <table:table-cell office:value-type="float" office:value="191448" table:style-name="ce5">
            <text:p>191.448</text:p>
          </table:table-cell>
          <table:table-cell office:value-type="float" office:value="141934" table:style-name="ce5">
            <text:p>141.934</text:p>
          </table:table-cell>
          <table:table-cell office:value-type="float" office:value="72617" table:style-name="ce5">
            <text:p>72.617</text:p>
          </table:table-cell>
          <table:table-cell office:value-type="float" office:value="177159" table:style-name="ce5">
            <text:p>177.159</text:p>
          </table:table-cell>
          <table:table-cell office:value-type="float" office:value="7538" table:style-name="ce5">
            <text:p>7.538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89942" table:style-name="ce5">
            <text:p>89.942</text:p>
          </table:table-cell>
          <table:table-cell office:value-type="float" office:value="72401" table:style-name="ce5">
            <text:p>72.401</text:p>
          </table:table-cell>
          <table:table-cell office:value-type="float" office:value="156782" table:style-name="ce5">
            <text:p>156.782</text:p>
          </table:table-cell>
          <table:table-cell office:value-type="float" office:value="140248" table:style-name="ce5">
            <text:p>140.248</text:p>
          </table:table-cell>
          <table:table-cell office:value-type="float" office:value="162517" table:style-name="ce5">
            <text:p>162.517</text:p>
          </table:table-cell>
          <table:table-cell office:value-type="float" office:value="213682" table:style-name="ce5">
            <text:p>213.682</text:p>
          </table:table-cell>
          <table:table-cell office:value-type="float" office:value="231657" table:style-name="ce5">
            <text:p>231.657</text:p>
          </table:table-cell>
          <table:table-cell office:value-type="float" office:value="383929" table:style-name="ce5">
            <text:p>383.929</text:p>
          </table:table-cell>
          <table:table-cell office:value-type="float" office:value="487219" table:style-name="ce5">
            <text:p>487.219</text:p>
          </table:table-cell>
          <table:table-cell office:value-type="float" office:value="178377" table:style-name="ce5">
            <text:p>178.377</text:p>
          </table:table-cell>
          <table:table-cell office:value-type="float" office:value="181851" table:style-name="ce5">
            <text:p>181.851</text:p>
          </table:table-cell>
          <table:table-cell office:value-type="float" office:value="52536" table:style-name="ce5">
            <text:p>52.536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th</text:p>
          </table:table-cell>
          <table:table-cell office:value-type="float" office:value="188954" table:style-name="ce5">
            <text:p>188.954</text:p>
          </table:table-cell>
          <table:table-cell office:value-type="float" office:value="40919" table:style-name="ce5">
            <text:p>40.919</text:p>
          </table:table-cell>
          <table:table-cell office:value-type="float" office:value="48997" table:style-name="ce5">
            <text:p>48.997</text:p>
          </table:table-cell>
          <table:table-cell office:value-type="float" office:value="44307" table:style-name="ce5">
            <text:p>44.307</text:p>
          </table:table-cell>
          <table:table-cell office:value-type="float" office:value="79486" table:style-name="ce5">
            <text:p>79.486</text:p>
          </table:table-cell>
          <table:table-cell office:value-type="float" office:value="69670" table:style-name="ce5">
            <text:p>69.670</text:p>
          </table:table-cell>
          <table:table-cell office:value-type="float" office:value="40670" table:style-name="ce5">
            <text:p>40.670</text:p>
          </table:table-cell>
          <table:table-cell office:value-type="float" office:value="166417" table:style-name="ce5">
            <text:p>166.417</text:p>
          </table:table-cell>
          <table:table-cell office:value-type="float" office:value="180162" table:style-name="ce5">
            <text:p>180.162</text:p>
          </table:table-cell>
          <table:table-cell office:value-type="float" office:value="55423" table:style-name="ce5">
            <text:p>55.423</text:p>
          </table:table-cell>
          <table:table-cell office:value-type="float" office:value="31286" table:style-name="ce5">
            <text:p>31.286</text:p>
          </table:table-cell>
          <table:table-cell office:value-type="float" office:value="9748" table:style-name="ce5">
            <text:p>9.748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45390" table:style-name="ce5">
            <text:p>45.390</text:p>
          </table:table-cell>
          <table:table-cell office:value-type="float" office:value="45951" table:style-name="ce5">
            <text:p>45.951</text:p>
          </table:table-cell>
          <table:table-cell office:value-type="float" office:value="41172" table:style-name="ce5">
            <text:p>41.172</text:p>
          </table:table-cell>
          <table:table-cell office:value-type="float" office:value="36817" table:style-name="ce5">
            <text:p>36.817</text:p>
          </table:table-cell>
          <table:table-cell office:value-type="float" office:value="69816" table:style-name="ce5">
            <text:p>69.816</text:p>
          </table:table-cell>
          <table:table-cell office:value-type="float" office:value="94119" table:style-name="ce5">
            <text:p>94.119</text:p>
          </table:table-cell>
          <table:table-cell office:value-type="float" office:value="81790" table:style-name="ce5">
            <text:p>81.790</text:p>
          </table:table-cell>
          <table:table-cell office:value-type="float" office:value="159816" table:style-name="ce5">
            <text:p>159.816</text:p>
          </table:table-cell>
          <table:table-cell office:value-type="float" office:value="204553" table:style-name="ce5">
            <text:p>204.553</text:p>
          </table:table-cell>
          <table:table-cell office:value-type="float" office:value="85648" table:style-name="ce5">
            <text:p>85.648</text:p>
          </table:table-cell>
          <table:table-cell office:value-type="float" office:value="103331" table:style-name="ce5">
            <text:p>103.331</text:p>
          </table:table-cell>
          <table:table-cell office:value-type="float" office:value="7373" table:style-name="ce5">
            <text:p>7.373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9" table:style-name="ce11">
            <text:p>FAMILY INCOME</text:p>
          </table:table-cell>
          <table:table-cell office:value-type="string" table:style-name="ce3">
            <text:p>Up to 1 MW</text:p>
          </table:table-cell>
          <table:table-cell office:value-type="float" office:value="258223" table:style-name="ce5">
            <text:p>258.223</text:p>
          </table:table-cell>
          <table:table-cell office:value-type="float" office:value="168195" table:style-name="ce5">
            <text:p>168.195</text:p>
          </table:table-cell>
          <table:table-cell office:value-type="float" office:value="284486" table:style-name="ce5">
            <text:p>284.486</text:p>
          </table:table-cell>
          <table:table-cell office:value-type="float" office:value="331853" table:style-name="ce5">
            <text:p>331.853</text:p>
          </table:table-cell>
          <table:table-cell office:value-type="float" office:value="299274" table:style-name="ce5">
            <text:p>299.274</text:p>
          </table:table-cell>
          <table:table-cell office:value-type="float" office:value="262997" table:style-name="ce5">
            <text:p>262.997</text:p>
          </table:table-cell>
          <table:table-cell office:value-type="float" office:value="308553" table:style-name="ce5">
            <text:p>308.553</text:p>
          </table:table-cell>
          <table:table-cell office:value-type="float" office:value="567966" table:style-name="ce5">
            <text:p>567.966</text:p>
          </table:table-cell>
          <table:table-cell office:value-type="float" office:value="269960" table:style-name="ce5">
            <text:p>269.960</text:p>
          </table:table-cell>
          <table:table-cell office:value-type="float" office:value="112062" table:style-name="ce5">
            <text:p>112.062</text:p>
          </table:table-cell>
          <table:table-cell office:value-type="float" office:value="244958" table:style-name="ce5">
            <text:p>244.958</text:p>
          </table:table-cell>
          <table:table-cell office:value-type="float" office:value="3014" table:style-name="ce5">
            <text:p>3.014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ore than 1 MW up to 2 MW</text:p>
          </table:table-cell>
          <table:table-cell office:value-type="float" office:value="177667" table:style-name="ce5">
            <text:p>177.667</text:p>
          </table:table-cell>
          <table:table-cell office:value-type="float" office:value="158046" table:style-name="ce5">
            <text:p>158.046</text:p>
          </table:table-cell>
          <table:table-cell office:value-type="float" office:value="261647" table:style-name="ce5">
            <text:p>261.647</text:p>
          </table:table-cell>
          <table:table-cell office:value-type="float" office:value="427161" table:style-name="ce5">
            <text:p>427.161</text:p>
          </table:table-cell>
          <table:table-cell office:value-type="float" office:value="293626" table:style-name="ce5">
            <text:p>293.626</text:p>
          </table:table-cell>
          <table:table-cell office:value-type="float" office:value="308915" table:style-name="ce5">
            <text:p>308.915</text:p>
          </table:table-cell>
          <table:table-cell office:value-type="float" office:value="366670" table:style-name="ce5">
            <text:p>366.670</text:p>
          </table:table-cell>
          <table:table-cell office:value-type="float" office:value="321851" table:style-name="ce5">
            <text:p>321.851</text:p>
          </table:table-cell>
          <table:table-cell office:value-type="float" office:value="369719" table:style-name="ce5">
            <text:p>369.719</text:p>
          </table:table-cell>
          <table:table-cell office:value-type="float" office:value="251249" table:style-name="ce5">
            <text:p>251.249</text:p>
          </table:table-cell>
          <table:table-cell office:value-type="float" office:value="228791" table:style-name="ce5">
            <text:p>228.791</text:p>
          </table:table-cell>
          <table:table-cell office:value-type="float" office:value="36766" table:style-name="ce5">
            <text:p>36.766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ore than 2 MW up to 3 MW</text:p>
          </table:table-cell>
          <table:table-cell office:value-type="float" office:value="113746" table:style-name="ce5">
            <text:p>113.746</text:p>
          </table:table-cell>
          <table:table-cell office:value-type="float" office:value="61838" table:style-name="ce5">
            <text:p>61.838</text:p>
          </table:table-cell>
          <table:table-cell office:value-type="float" office:value="177749" table:style-name="ce5">
            <text:p>177.749</text:p>
          </table:table-cell>
          <table:table-cell office:value-type="float" office:value="425674" table:style-name="ce5">
            <text:p>425.674</text:p>
          </table:table-cell>
          <table:table-cell office:value-type="float" office:value="170665" table:style-name="ce5">
            <text:p>170.665</text:p>
          </table:table-cell>
          <table:table-cell office:value-type="float" office:value="589701" table:style-name="ce5">
            <text:p>589.701</text:p>
          </table:table-cell>
          <table:table-cell office:value-type="float" office:value="208063" table:style-name="ce5">
            <text:p>208.063</text:p>
          </table:table-cell>
          <table:table-cell office:value-type="float" office:value="456062" table:style-name="ce5">
            <text:p>456.062</text:p>
          </table:table-cell>
          <table:table-cell office:value-type="float" office:value="459197" table:style-name="ce5">
            <text:p>459.197</text:p>
          </table:table-cell>
          <table:table-cell office:value-type="float" office:value="140375" table:style-name="ce5">
            <text:p>140.375</text:p>
          </table:table-cell>
          <table:table-cell office:value-type="float" office:value="202588" table:style-name="ce5">
            <text:p>202.588</text:p>
          </table:table-cell>
          <table:table-cell office:value-type="float" office:value="19318" table:style-name="ce5">
            <text:p>19.318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ore than 3 MW up to 5 MW</text:p>
          </table:table-cell>
          <table:table-cell office:value-type="float" office:value="61478" table:style-name="ce5">
            <text:p>61.478</text:p>
          </table:table-cell>
          <table:table-cell office:value-type="float" office:value="66214" table:style-name="ce5">
            <text:p>66.214</text:p>
          </table:table-cell>
          <table:table-cell office:value-type="float" office:value="111563" table:style-name="ce5">
            <text:p>111.563</text:p>
          </table:table-cell>
          <table:table-cell office:value-type="float" office:value="97486" table:style-name="ce5">
            <text:p>97.486</text:p>
          </table:table-cell>
          <table:table-cell office:value-type="float" office:value="132368" table:style-name="ce5">
            <text:p>132.368</text:p>
          </table:table-cell>
          <table:table-cell office:value-type="float" office:value="193086" table:style-name="ce5">
            <text:p>193.086</text:p>
          </table:table-cell>
          <table:table-cell office:value-type="float" office:value="250655" table:style-name="ce5">
            <text:p>250.655</text:p>
          </table:table-cell>
          <table:table-cell office:value-type="float" office:value="382805" table:style-name="ce5">
            <text:p>382.805</text:p>
          </table:table-cell>
          <table:table-cell office:value-type="float" office:value="460363" table:style-name="ce5">
            <text:p>460.363</text:p>
          </table:table-cell>
          <table:table-cell office:value-type="float" office:value="207582" table:style-name="ce5">
            <text:p>207.582</text:p>
          </table:table-cell>
          <table:table-cell office:value-type="float" office:value="286612" table:style-name="ce5">
            <text:p>286.612</text:p>
          </table:table-cell>
          <table:table-cell office:value-type="float" office:value="11321" table:style-name="ce5">
            <text:p>11.321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ore than 5 MW up to 10 MW</text:p>
          </table:table-cell>
          <table:table-cell office:value-type="float" office:value="5963" table:style-name="ce5">
            <text:p>5.963</text:p>
          </table:table-cell>
          <table:table-cell office:value-type="float" office:value="11468" table:style-name="ce5">
            <text:p>11.468</text:p>
          </table:table-cell>
          <table:table-cell office:value-type="float" office:value="60032" table:style-name="ce5">
            <text:p>60.032</text:p>
          </table:table-cell>
          <table:table-cell office:value-type="float" office:value="93210" table:style-name="ce5">
            <text:p>93.210</text:p>
          </table:table-cell>
          <table:table-cell office:value-type="float" office:value="91049" table:style-name="ce5">
            <text:p>91.049</text:p>
          </table:table-cell>
          <table:table-cell office:value-type="float" office:value="95609" table:style-name="ce5">
            <text:p>95.609</text:p>
          </table:table-cell>
          <table:table-cell office:value-type="float" office:value="151834" table:style-name="ce5">
            <text:p>151.834</text:p>
          </table:table-cell>
          <table:table-cell office:value-type="float" office:value="212356" table:style-name="ce5">
            <text:p>212.356</text:p>
          </table:table-cell>
          <table:table-cell office:value-type="float" office:value="571194" table:style-name="ce5">
            <text:p>571.194</text:p>
          </table:table-cell>
          <table:table-cell office:value-type="float" office:value="184080" table:style-name="ce5">
            <text:p>184.080</text:p>
          </table:table-cell>
          <table:table-cell office:value-type="float" office:value="125981" table:style-name="ce5">
            <text:p>125.981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More than 10 MW</text:p>
          </table:table-cell>
          <table:table-cell office:value-type="float" office:value="5998" table:style-name="ce5">
            <text:p>5.998</text:p>
          </table:table-cell>
          <table:table-cell office:value-type="float" office:value="15384" table:style-name="ce5">
            <text:p>15.384</text:p>
          </table:table-cell>
          <table:table-cell office:value-type="float" office:value="64681" table:style-name="ce5">
            <text:p>64.681</text:p>
          </table:table-cell>
          <table:table-cell office:value-type="float" office:value="7729" table:style-name="ce5">
            <text:p>7.729</text:p>
          </table:table-cell>
          <table:table-cell office:value-type="float" office:value="248292" table:style-name="ce5">
            <text:p>248.292</text:p>
          </table:table-cell>
          <table:table-cell office:value-type="float" office:value="34497" table:style-name="ce5">
            <text:p>34.497</text:p>
          </table:table-cell>
          <table:table-cell office:value-type="float" office:value="150647" table:style-name="ce5">
            <text:p>150.647</text:p>
          </table:table-cell>
          <table:table-cell office:value-type="float" office:value="241404" table:style-name="ce5">
            <text:p>241.404</text:p>
          </table:table-cell>
          <table:table-cell office:value-type="float" office:value="462590" table:style-name="ce5">
            <text:p>462.590</text:p>
          </table:table-cell>
          <table:table-cell office:value-type="float" office:value="152155" table:style-name="ce5">
            <text:p>152.155</text:p>
          </table:table-cell>
          <table:table-cell office:value-type="float" office:value="145304" table:style-name="ce5">
            <text:p>145.304</text:p>
          </table:table-cell>
          <table:table-cell office:value-type="float" office:value="40209" table:style-name="ce5">
            <text:p>40.209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Has no income</text:p>
          </table:table-cell>
          <table:table-cell office:value-type="float" office:value="32555" table:style-name="ce5">
            <text:p>32.555</text:p>
          </table:table-cell>
          <table:table-cell office:value-type="float" office:value="17163" table:style-name="ce5">
            <text:p>17.163</text:p>
          </table:table-cell>
          <table:table-cell office:value-type="float" office:value="19685" table:style-name="ce5">
            <text:p>19.685</text:p>
          </table:table-cell>
          <table:table-cell office:value-type="float" office:value="134572" table:style-name="ce5">
            <text:p>134.572</text:p>
          </table:table-cell>
          <table:table-cell office:value-type="float" office:value="24026" table:style-name="ce5">
            <text:p>24.026</text:p>
          </table:table-cell>
          <table:table-cell office:value-type="float" office:value="11405" table:style-name="ce5">
            <text:p>11.405</text:p>
          </table:table-cell>
          <table:table-cell office:value-type="float" office:value="59608" table:style-name="ce5">
            <text:p>59.608</text:p>
          </table:table-cell>
          <table:table-cell office:value-type="float" office:value="91386" table:style-name="ce5">
            <text:p>91.386</text:p>
          </table:table-cell>
          <table:table-cell office:value-type="float" office:value="70499" table:style-name="ce5">
            <text:p>70.499</text:p>
          </table:table-cell>
          <table:table-cell office:value-type="float" office:value="17719" table:style-name="ce5">
            <text:p>17.719</text:p>
          </table:table-cell>
          <table:table-cell office:value-type="float" office:value="32045" table:style-name="ce5">
            <text:p>32.045</text:p>
          </table:table-cell>
          <table:table-cell office:value-type="float" office:value="6376" table:style-name="ce5">
            <text:p>6.376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Does not know</text:p>
          </table:table-cell>
          <table:table-cell office:value-type="float" office:value="77523" table:style-name="ce5">
            <text:p>77.523</text:p>
          </table:table-cell>
          <table:table-cell office:value-type="float" office:value="61927" table:style-name="ce5">
            <text:p>61.927</text:p>
          </table:table-cell>
          <table:table-cell office:value-type="float" office:value="127380" table:style-name="ce5">
            <text:p>127.380</text:p>
          </table:table-cell>
          <table:table-cell office:value-type="float" office:value="76003" table:style-name="ce5">
            <text:p>76.003</text:p>
          </table:table-cell>
          <table:table-cell office:value-type="float" office:value="92205" table:style-name="ce5">
            <text:p>92.205</text:p>
          </table:table-cell>
          <table:table-cell office:value-type="float" office:value="113462" table:style-name="ce5">
            <text:p>113.462</text:p>
          </table:table-cell>
          <table:table-cell office:value-type="float" office:value="104868" table:style-name="ce5">
            <text:p>104.868</text:p>
          </table:table-cell>
          <table:table-cell office:value-type="float" office:value="94404" table:style-name="ce5">
            <text:p>94.404</text:p>
          </table:table-cell>
          <table:table-cell office:value-type="float" office:value="191094" table:style-name="ce5">
            <text:p>191.094</text:p>
          </table:table-cell>
          <table:table-cell office:value-type="float" office:value="41442" table:style-name="ce5">
            <text:p>41.442</text:p>
          </table:table-cell>
          <table:table-cell office:value-type="float" office:value="938715" table:style-name="ce5">
            <text:p>938.715</text:p>
          </table:table-cell>
          <table:table-cell office:value-type="float" office:value="10036" table:style-name="ce5">
            <text:p>10.036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Did not answer</text:p>
          </table:table-cell>
          <table:table-cell office:value-type="float" office:value="44725" table:style-name="ce5">
            <text:p>44.725</text:p>
          </table:table-cell>
          <table:table-cell office:value-type="float" office:value="19443" table:style-name="ce5">
            <text:p>19.443</text:p>
          </table:table-cell>
          <table:table-cell office:value-type="float" office:value="168607" table:style-name="ce5">
            <text:p>168.607</text:p>
          </table:table-cell>
          <table:table-cell office:value-type="float" office:value="67926" table:style-name="ce5">
            <text:p>67.926</text:p>
          </table:table-cell>
          <table:table-cell office:value-type="float" office:value="75363" table:style-name="ce5">
            <text:p>75.363</text:p>
          </table:table-cell>
          <table:table-cell office:value-type="float" office:value="128287" table:style-name="ce5">
            <text:p>128.287</text:p>
          </table:table-cell>
          <table:table-cell office:value-type="float" office:value="119413" table:style-name="ce5">
            <text:p>119.413</text:p>
          </table:table-cell>
          <table:table-cell office:value-type="float" office:value="120087" table:style-name="ce5">
            <text:p>120.087</text:p>
          </table:table-cell>
          <table:table-cell office:value-type="float" office:value="200713" table:style-name="ce5">
            <text:p>200.713</text:p>
          </table:table-cell>
          <table:table-cell office:value-type="float" office:value="112339" table:style-name="ce5">
            <text:p>112.339</text:p>
          </table:table-cell>
          <table:table-cell office:value-type="float" office:value="192573" table:style-name="ce5">
            <text:p>192.573</text:p>
          </table:table-cell>
          <table:table-cell office:value-type="float" office:value="40307" table:style-name="ce5">
            <text:p>40.307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4" table:style-name="ce11">
            <text:p>SOCIAL CLASS</text:p>
          </table:table-cell>
          <table:table-cell office:value-type="string" table:style-name="ce3">
            <text:p>A</text:p>
          </table:table-cell>
          <table:table-cell office:value-type="float" office:value="5268" table:style-name="ce5">
            <text:p>5.268</text:p>
          </table:table-cell>
          <table:table-cell office:value-type="float" office:value="1539" table:style-name="ce5">
            <text:p>1.539</text:p>
          </table:table-cell>
          <table:table-cell office:value-type="float" office:value="42174" table:style-name="ce5">
            <text:p>42.174</text:p>
          </table:table-cell>
          <table:table-cell office:value-type="float" office:value="8486" table:style-name="ce5">
            <text:p>8.486</text:p>
          </table:table-cell>
          <table:table-cell office:value-type="float" office:value="17993" table:style-name="ce5">
            <text:p>17.993</text:p>
          </table:table-cell>
          <table:table-cell office:value-type="float" office:value="12175" table:style-name="ce5">
            <text:p>12.175</text:p>
          </table:table-cell>
          <table:table-cell office:value-type="float" office:value="148563" table:style-name="ce5">
            <text:p>148.563</text:p>
          </table:table-cell>
          <table:table-cell office:value-type="float" office:value="214921" table:style-name="ce5">
            <text:p>214.921</text:p>
          </table:table-cell>
          <table:table-cell office:value-type="float" office:value="465053" table:style-name="ce5">
            <text:p>465.053</text:p>
          </table:table-cell>
          <table:table-cell office:value-type="float" office:value="137233" table:style-name="ce5">
            <text:p>137.233</text:p>
          </table:table-cell>
          <table:table-cell office:value-type="float" office:value="156055" table:style-name="ce5">
            <text:p>156.055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21829" table:style-name="ce5">
            <text:p>21.829</text:p>
          </table:table-cell>
          <table:table-cell office:value-type="float" office:value="61439" table:style-name="ce5">
            <text:p>61.439</text:p>
          </table:table-cell>
          <table:table-cell office:value-type="float" office:value="206768" table:style-name="ce5">
            <text:p>206.768</text:p>
          </table:table-cell>
          <table:table-cell office:value-type="float" office:value="310964" table:style-name="ce5">
            <text:p>310.964</text:p>
          </table:table-cell>
          <table:table-cell office:value-type="float" office:value="287097" table:style-name="ce5">
            <text:p>287.097</text:p>
          </table:table-cell>
          <table:table-cell office:value-type="float" office:value="646939" table:style-name="ce5">
            <text:p>646.939</text:p>
          </table:table-cell>
          <table:table-cell office:value-type="float" office:value="353325" table:style-name="ce5">
            <text:p>353.325</text:p>
          </table:table-cell>
          <table:table-cell office:value-type="float" office:value="423782" table:style-name="ce5">
            <text:p>423.782</text:p>
          </table:table-cell>
          <table:table-cell office:value-type="float" office:value="735368" table:style-name="ce5">
            <text:p>735.368</text:p>
          </table:table-cell>
          <table:table-cell office:value-type="float" office:value="382199" table:style-name="ce5">
            <text:p>382.199</text:p>
          </table:table-cell>
          <table:table-cell office:value-type="float" office:value="393964" table:style-name="ce5">
            <text:p>393.964</text:p>
          </table:table-cell>
          <table:table-cell office:value-type="float" office:value="10027" table:style-name="ce5">
            <text:p>10.027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241887" table:style-name="ce5">
            <text:p>241.887</text:p>
          </table:table-cell>
          <table:table-cell office:value-type="float" office:value="184884" table:style-name="ce5">
            <text:p>184.884</text:p>
          </table:table-cell>
          <table:table-cell office:value-type="float" office:value="444958" table:style-name="ce5">
            <text:p>444.958</text:p>
          </table:table-cell>
          <table:table-cell office:value-type="float" office:value="741289" table:style-name="ce5">
            <text:p>741.289</text:p>
          </table:table-cell>
          <table:table-cell office:value-type="float" office:value="399574" table:style-name="ce5">
            <text:p>399.574</text:p>
          </table:table-cell>
          <table:table-cell office:value-type="float" office:value="422133" table:style-name="ce5">
            <text:p>422.133</text:p>
          </table:table-cell>
          <table:table-cell office:value-type="float" office:value="511230" table:style-name="ce5">
            <text:p>511.230</text:p>
          </table:table-cell>
          <table:table-cell office:value-type="float" office:value="877440" table:style-name="ce5">
            <text:p>877.440</text:p>
          </table:table-cell>
          <table:table-cell office:value-type="float" office:value="753389" table:style-name="ce5">
            <text:p>753.389</text:p>
          </table:table-cell>
          <table:table-cell office:value-type="float" office:value="277234" table:style-name="ce5">
            <text:p>277.234</text:p>
          </table:table-cell>
          <table:table-cell office:value-type="float" office:value="948280" table:style-name="ce5">
            <text:p>948.280</text:p>
          </table:table-cell>
          <table:table-cell office:value-type="float" office:value="65231" table:style-name="ce5">
            <text:p>65.231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290643" table:style-name="ce5">
            <text:p>290.643</text:p>
          </table:table-cell>
          <table:table-cell office:value-type="float" office:value="145957" table:style-name="ce5">
            <text:p>145.957</text:p>
          </table:table-cell>
          <table:table-cell office:value-type="float" office:value="299820" table:style-name="ce5">
            <text:p>299.820</text:p>
          </table:table-cell>
          <table:table-cell office:value-type="float" office:value="317564" table:style-name="ce5">
            <text:p>317.564</text:p>
          </table:table-cell>
          <table:table-cell office:value-type="float" office:value="302358" table:style-name="ce5">
            <text:p>302.358</text:p>
          </table:table-cell>
          <table:table-cell office:value-type="float" office:value="300390" table:style-name="ce5">
            <text:p>300.390</text:p>
          </table:table-cell>
          <table:table-cell office:value-type="float" office:value="161261" table:style-name="ce5">
            <text:p>161.261</text:p>
          </table:table-cell>
          <table:table-cell office:value-type="float" office:value="251521" table:style-name="ce5">
            <text:p>251.521</text:p>
          </table:table-cell>
          <table:table-cell office:value-type="float" office:value="222786" table:style-name="ce5">
            <text:p>222.786</text:p>
          </table:table-cell>
          <table:table-cell office:value-type="float" office:value="82444" table:style-name="ce5">
            <text:p>82.444</text:p>
          </table:table-cell>
          <table:table-cell office:value-type="float" office:value="136266" table:style-name="ce5">
            <text:p>136.266</text:p>
          </table:table-cell>
          <table:table-cell office:value-type="float" office:value="41615" table:style-name="ce5">
            <text:p>41.615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2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7">
            <text:p>A12 - HOUSEHOLDS WITH INTERNET ACCESS BY PRESENCE OF WI-FI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households with Internet acces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508684" table:style-name="ce5">
            <text:p>2.508.684</text:p>
          </table:table-cell>
          <table:table-cell office:value-type="float" office:value="764929" table:style-name="ce5">
            <text:p>764.929</text:p>
          </table:table-cell>
          <table:table-cell office:value-type="float" office:value="932568" table:style-name="ce5">
            <text:p>932.568</text:p>
          </table:table-cell>
          <table:table-cell office:value-type="float" office:value="5038" table:style-name="ce5">
            <text:p>5.038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</text:p>
          </table:table-cell>
          <table:table-cell office:value-type="float" office:value="2483361" table:style-name="ce5">
            <text:p>2.483.361</text:p>
          </table:table-cell>
          <table:table-cell office:value-type="float" office:value="724131" table:style-name="ce5">
            <text:p>724.131</text:p>
          </table:table-cell>
          <table:table-cell office:value-type="float" office:value="931806" table:style-name="ce5">
            <text:p>931.806</text:p>
          </table:table-cell>
          <table:table-cell office:value-type="float" office:value="5038" table:style-name="ce5">
            <text:p>5.038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629214" table:style-name="ce5">
            <text:p>629.214</text:p>
          </table:table-cell>
          <table:table-cell office:value-type="float" office:value="251392" table:style-name="ce5">
            <text:p>251.392</text:p>
          </table:table-cell>
          <table:table-cell office:value-type="float" office:value="37803" table:style-name="ce5">
            <text:p>37.803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Southeast</text:p>
          </table:table-cell>
          <table:table-cell office:value-type="float" office:value="2215800" table:style-name="ce5">
            <text:p>2.215.800</text:p>
          </table:table-cell>
          <table:table-cell office:value-type="float" office:value="661624" table:style-name="ce5">
            <text:p>661.624</text:p>
          </table:table-cell>
          <table:table-cell office:value-type="float" office:value="929770" table:style-name="ce5">
            <text:p>929.77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619658" table:style-name="ce5">
            <text:p>619.658</text:p>
          </table:table-cell>
          <table:table-cell office:value-type="float" office:value="278388" table:style-name="ce5">
            <text:p>278.388</text:p>
          </table:table-cell>
          <table:table-cell office:value-type="float" office:value="46239" table:style-name="ce5">
            <text:p>46.239</text:p>
          </table:table-cell>
          <table:table-cell office:value-type="float" office:value="3989" table:style-name="ce5">
            <text:p>3.989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870544" table:style-name="ce5">
            <text:p>870.544</text:p>
          </table:table-cell>
          <table:table-cell office:value-type="float" office:value="133064" table:style-name="ce5">
            <text:p>133.064</text:p>
          </table:table-cell>
          <table:table-cell office:value-type="float" office:value="52437" table:style-name="ce5">
            <text:p>52.437</text:p>
          </table:table-cell>
          <table:table-cell office:value-type="float" office:value="2157" table:style-name="ce5">
            <text:p>2.157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</text:p>
          </table:table-cell>
          <table:table-cell office:value-type="float" office:value="286177" table:style-name="ce5">
            <text:p>286.177</text:p>
          </table:table-cell>
          <table:table-cell office:value-type="float" office:value="209988" table:style-name="ce5">
            <text:p>209.988</text:p>
          </table:table-cell>
          <table:table-cell office:value-type="float" office:value="7027" table:style-name="ce5">
            <text:p>7.027</text:p>
          </table:table-cell>
          <table:table-cell office:value-type="float" office:value="264" table:style-name="ce5">
            <text:p>264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400010" table:style-name="ce5">
            <text:p>400.010</text:p>
          </table:table-cell>
          <table:table-cell office:value-type="float" office:value="89829" table:style-name="ce5">
            <text:p>89.829</text:p>
          </table:table-cell>
          <table:table-cell office:value-type="float" office:value="16577" table:style-name="ce5">
            <text:p>16.577</text:p>
          </table:table-cell>
          <table:table-cell office:value-type="float" office:value="2179" table:style-name="ce5">
            <text:p>2.179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9" table:style-name="ce11">
            <text:p>FAMILY INCOME</text:p>
          </table:table-cell>
          <table:table-cell office:value-type="string" table:style-name="ce3">
            <text:p>Up to 1 MW</text:p>
          </table:table-cell>
          <table:table-cell office:value-type="float" office:value="954509" table:style-name="ce5">
            <text:p>954.509</text:p>
          </table:table-cell>
          <table:table-cell office:value-type="float" office:value="434817" table:style-name="ce5">
            <text:p>434.817</text:p>
          </table:table-cell>
          <table:table-cell office:value-type="float" office:value="54246" table:style-name="ce5">
            <text:p>54.246</text:p>
          </table:table-cell>
          <table:table-cell office:value-type="float" office:value="3192" table:style-name="ce5">
            <text:p>3.192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1 MW up to 2 MW</text:p>
          </table:table-cell>
          <table:table-cell office:value-type="float" office:value="963424" table:style-name="ce5">
            <text:p>963.424</text:p>
          </table:table-cell>
          <table:table-cell office:value-type="float" office:value="371333" table:style-name="ce5">
            <text:p>371.333</text:p>
          </table:table-cell>
          <table:table-cell office:value-type="float" office:value="55832" table:style-name="ce5">
            <text:p>55.832</text:p>
          </table:table-cell>
          <table:table-cell office:value-type="float" office:value="2651" table:style-name="ce5">
            <text:p>2.651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2 MW up to 3 MW</text:p>
          </table:table-cell>
          <table:table-cell office:value-type="float" office:value="990081" table:style-name="ce5">
            <text:p>990.081</text:p>
          </table:table-cell>
          <table:table-cell office:value-type="float" office:value="255175" table:style-name="ce5">
            <text:p>255.175</text:p>
          </table:table-cell>
          <table:table-cell office:value-type="float" office:value="67360" table:style-name="ce5">
            <text:p>67.36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3 MW up to 5 MW</text:p>
          </table:table-cell>
          <table:table-cell office:value-type="float" office:value="762496" table:style-name="ce5">
            <text:p>762.496</text:p>
          </table:table-cell>
          <table:table-cell office:value-type="float" office:value="238688" table:style-name="ce5">
            <text:p>238.688</text:p>
          </table:table-cell>
          <table:table-cell office:value-type="float" office:value="14722" table:style-name="ce5">
            <text:p>14.722</text:p>
          </table:table-cell>
          <table:table-cell office:value-type="float" office:value="1849" table:style-name="ce5">
            <text:p>1.849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5 MW up to 10 MW</text:p>
          </table:table-cell>
          <table:table-cell office:value-type="float" office:value="789381" table:style-name="ce5">
            <text:p>789.381</text:p>
          </table:table-cell>
          <table:table-cell office:value-type="float" office:value="53408" table:style-name="ce5">
            <text:p>53.408</text:p>
          </table:table-cell>
          <table:table-cell office:value-type="float" office:value="48099" table:style-name="ce5">
            <text:p>48.099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More than 10 MW</text:p>
          </table:table-cell>
          <table:table-cell office:value-type="float" office:value="612133" table:style-name="ce5">
            <text:p>612.133</text:p>
          </table:table-cell>
          <table:table-cell office:value-type="float" office:value="21912" table:style-name="ce5">
            <text:p>21.912</text:p>
          </table:table-cell>
          <table:table-cell office:value-type="float" office:value="11343" table:style-name="ce5">
            <text:p>11.343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Has no income</text:p>
          </table:table-cell>
          <table:table-cell office:value-type="float" office:value="189282" table:style-name="ce5">
            <text:p>189.282</text:p>
          </table:table-cell>
          <table:table-cell office:value-type="float" office:value="59866" table:style-name="ce5">
            <text:p>59.866</text:p>
          </table:table-cell>
          <table:table-cell office:value-type="float" office:value="6172" table:style-name="ce5">
            <text:p>6.172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oes not know</text:p>
          </table:table-cell>
          <table:table-cell office:value-type="float" office:value="354239" table:style-name="ce5">
            <text:p>354.239</text:p>
          </table:table-cell>
          <table:table-cell office:value-type="float" office:value="151250" table:style-name="ce5">
            <text:p>151.250</text:p>
          </table:table-cell>
          <table:table-cell office:value-type="float" office:value="925409" table:style-name="ce5">
            <text:p>925.409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id not answer</text:p>
          </table:table-cell>
          <table:table-cell office:value-type="float" office:value="492965" table:style-name="ce5">
            <text:p>492.965</text:p>
          </table:table-cell>
          <table:table-cell office:value-type="float" office:value="63921" table:style-name="ce5">
            <text:p>63.921</text:p>
          </table:table-cell>
          <table:table-cell office:value-type="float" office:value="24550" table:style-name="ce5">
            <text:p>24.550</text:p>
          </table:table-cell>
          <table:table-cell office:value-type="float" office:value="2179" table:style-name="ce5">
            <text:p>2.179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SOCIAL CLASS</text:p>
          </table:table-cell>
          <table:table-cell office:value-type="string" table:style-name="ce3">
            <text:p>A</text:p>
          </table:table-cell>
          <table:table-cell office:value-type="float" office:value="562965" table:style-name="ce5">
            <text:p>562.965</text:p>
          </table:table-cell>
          <table:table-cell office:value-type="float" office:value="5336" table:style-name="ce5">
            <text:p>5.33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1334909" table:style-name="ce5">
            <text:p>1.334.909</text:p>
          </table:table-cell>
          <table:table-cell office:value-type="float" office:value="242019" table:style-name="ce5">
            <text:p>242.019</text:p>
          </table:table-cell>
          <table:table-cell office:value-type="float" office:value="34909" table:style-name="ce5">
            <text:p>34.909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1941313" table:style-name="ce5">
            <text:p>1.941.313</text:p>
          </table:table-cell>
          <table:table-cell office:value-type="float" office:value="521030" table:style-name="ce5">
            <text:p>521.030</text:p>
          </table:table-cell>
          <table:table-cell office:value-type="float" office:value="930221" table:style-name="ce5">
            <text:p>930.221</text:p>
          </table:table-cell>
          <table:table-cell office:value-type="float" office:value="3001" table:style-name="ce5">
            <text:p>3.00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731821" table:style-name="ce5">
            <text:p>731.821</text:p>
          </table:table-cell>
          <table:table-cell office:value-type="float" office:value="398333" table:style-name="ce5">
            <text:p>398.333</text:p>
          </table:table-cell>
          <table:table-cell office:value-type="float" office:value="62194" table:style-name="ce5">
            <text:p>62.194</text:p>
          </table:table-cell>
          <table:table-cell office:value-type="float" office:value="4047" table:style-name="ce5">
            <text:p>4.047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3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7">
            <text:p>A13 - HOUSEHOLDS WITH INTERNET ACCESS BY SHARED ACCESS WITH NEIGHBORING HOUSEHOLD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households with Internet acces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885339" table:style-name="ce5">
            <text:p>885.339</text:p>
          </table:table-cell>
          <table:table-cell office:value-type="float" office:value="2449511" table:style-name="ce5">
            <text:p>2.449.511</text:p>
          </table:table-cell>
          <table:table-cell office:value-type="float" office:value="933740" table:style-name="ce5">
            <text:p>933.740</text:p>
          </table:table-cell>
          <table:table-cell office:value-type="float" office:value="11959" table:style-name="ce5">
            <text:p>11.959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</text:p>
          </table:table-cell>
          <table:table-cell office:value-type="float" office:value="842533" table:style-name="ce5">
            <text:p>842.533</text:p>
          </table:table-cell>
          <table:table-cell office:value-type="float" office:value="2402113" table:style-name="ce5">
            <text:p>2.402.113</text:p>
          </table:table-cell>
          <table:table-cell office:value-type="float" office:value="933284" table:style-name="ce5">
            <text:p>933.284</text:p>
          </table:table-cell>
          <table:table-cell office:value-type="float" office:value="10680" table:style-name="ce5">
            <text:p>10.68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287007" table:style-name="ce5">
            <text:p>287.007</text:p>
          </table:table-cell>
          <table:table-cell office:value-type="float" office:value="670490" table:style-name="ce5">
            <text:p>670.490</text:p>
          </table:table-cell>
          <table:table-cell office:value-type="float" office:value="29165" table:style-name="ce5">
            <text:p>29.165</text:p>
          </table:table-cell>
          <table:table-cell office:value-type="float" office:value="5381" table:style-name="ce5">
            <text:p>5.381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Southeast</text:p>
          </table:table-cell>
          <table:table-cell office:value-type="float" office:value="774189" table:style-name="ce5">
            <text:p>774.189</text:p>
          </table:table-cell>
          <table:table-cell office:value-type="float" office:value="2176242" table:style-name="ce5">
            <text:p>2.176.242</text:p>
          </table:table-cell>
          <table:table-cell office:value-type="float" office:value="930265" table:style-name="ce5">
            <text:p>930.265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327405" table:style-name="ce5">
            <text:p>327.405</text:p>
          </table:table-cell>
          <table:table-cell office:value-type="float" office:value="571411" table:style-name="ce5">
            <text:p>571.411</text:p>
          </table:table-cell>
          <table:table-cell office:value-type="float" office:value="76250" table:style-name="ce5">
            <text:p>76.250</text:p>
          </table:table-cell>
          <table:table-cell office:value-type="float" office:value="5381" table:style-name="ce5">
            <text:p>5.38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233186" table:style-name="ce5">
            <text:p>233.186</text:p>
          </table:table-cell>
          <table:table-cell office:value-type="float" office:value="836891" table:style-name="ce5">
            <text:p>836.891</text:p>
          </table:table-cell>
          <table:table-cell office:value-type="float" office:value="24533" table:style-name="ce5">
            <text:p>24.533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</text:p>
          </table:table-cell>
          <table:table-cell office:value-type="float" office:value="124335" table:style-name="ce5">
            <text:p>124.335</text:p>
          </table:table-cell>
          <table:table-cell office:value-type="float" office:value="289503" table:style-name="ce5">
            <text:p>289.503</text:p>
          </table:table-cell>
          <table:table-cell office:value-type="float" office:value="3495" table:style-name="ce5">
            <text:p>3.495</text:p>
          </table:table-cell>
          <table:table-cell office:value-type="float" office:value="10680" table:style-name="ce5">
            <text:p>10.68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86183" table:style-name="ce5">
            <text:p>86.183</text:p>
          </table:table-cell>
          <table:table-cell office:value-type="float" office:value="391620" table:style-name="ce5">
            <text:p>391.620</text:p>
          </table:table-cell>
          <table:table-cell office:value-type="float" office:value="6986" table:style-name="ce5">
            <text:p>6.986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9" table:style-name="ce11">
            <text:p>FAMILY INCOME</text:p>
          </table:table-cell>
          <table:table-cell office:value-type="string" table:style-name="ce3">
            <text:p>Up to 1 MW</text:p>
          </table:table-cell>
          <table:table-cell office:value-type="float" office:value="381758" table:style-name="ce5">
            <text:p>381.758</text:p>
          </table:table-cell>
          <table:table-cell office:value-type="float" office:value="1008221" table:style-name="ce5">
            <text:p>1.008.221</text:p>
          </table:table-cell>
          <table:table-cell office:value-type="float" office:value="59917" table:style-name="ce5">
            <text:p>59.917</text:p>
          </table:table-cell>
          <table:table-cell office:value-type="float" office:value="5381" table:style-name="ce5">
            <text:p>5.381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1 MW up to 2 MW</text:p>
          </table:table-cell>
          <table:table-cell office:value-type="float" office:value="428165" table:style-name="ce5">
            <text:p>428.165</text:p>
          </table:table-cell>
          <table:table-cell office:value-type="float" office:value="951216" table:style-name="ce5">
            <text:p>951.216</text:p>
          </table:table-cell>
          <table:table-cell office:value-type="float" office:value="91279" table:style-name="ce5">
            <text:p>91.279</text:p>
          </table:table-cell>
          <table:table-cell office:value-type="float" office:value="10635" table:style-name="ce5">
            <text:p>10.635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2 MW up to 3 MW</text:p>
          </table:table-cell>
          <table:table-cell office:value-type="float" office:value="223799" table:style-name="ce5">
            <text:p>223.799</text:p>
          </table:table-cell>
          <table:table-cell office:value-type="float" office:value="995527" table:style-name="ce5">
            <text:p>995.527</text:p>
          </table:table-cell>
          <table:table-cell office:value-type="float" office:value="43425" table:style-name="ce5">
            <text:p>43.425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3 MW up to 5 MW</text:p>
          </table:table-cell>
          <table:table-cell office:value-type="float" office:value="279831" table:style-name="ce5">
            <text:p>279.831</text:p>
          </table:table-cell>
          <table:table-cell office:value-type="float" office:value="736388" table:style-name="ce5">
            <text:p>736.388</text:p>
          </table:table-cell>
          <table:table-cell office:value-type="float" office:value="10092" table:style-name="ce5">
            <text:p>10.092</text:p>
          </table:table-cell>
          <table:table-cell office:value-type="float" office:value="985" table:style-name="ce5">
            <text:p>985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5 MW up to 10 MW</text:p>
          </table:table-cell>
          <table:table-cell office:value-type="float" office:value="218831" table:style-name="ce5">
            <text:p>218.831</text:p>
          </table:table-cell>
          <table:table-cell office:value-type="float" office:value="777018" table:style-name="ce5">
            <text:p>777.018</text:p>
          </table:table-cell>
          <table:table-cell office:value-type="float" office:value="8079" table:style-name="ce5">
            <text:p>8.079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More than 10 MW</text:p>
          </table:table-cell>
          <table:table-cell office:value-type="float" office:value="64009" table:style-name="ce5">
            <text:p>64.009</text:p>
          </table:table-cell>
          <table:table-cell office:value-type="float" office:value="611501" table:style-name="ce5">
            <text:p>611.501</text:p>
          </table:table-cell>
          <table:table-cell office:value-type="float" office:value="1379" table:style-name="ce5">
            <text:p>1.379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Has no income</text:p>
          </table:table-cell>
          <table:table-cell office:value-type="float" office:value="46303" table:style-name="ce5">
            <text:p>46.303</text:p>
          </table:table-cell>
          <table:table-cell office:value-type="float" office:value="190799" table:style-name="ce5">
            <text:p>190.799</text:p>
          </table:table-cell>
          <table:table-cell office:value-type="float" office:value="1513" table:style-name="ce5">
            <text:p>1.513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oes not know</text:p>
          </table:table-cell>
          <table:table-cell office:value-type="float" office:value="138373" table:style-name="ce5">
            <text:p>138.373</text:p>
          </table:table-cell>
          <table:table-cell office:value-type="float" office:value="326027" table:style-name="ce5">
            <text:p>326.027</text:p>
          </table:table-cell>
          <table:table-cell office:value-type="float" office:value="924789" table:style-name="ce5">
            <text:p>924.789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id not answer</text:p>
          </table:table-cell>
          <table:table-cell office:value-type="float" office:value="78892" table:style-name="ce5">
            <text:p>78.892</text:p>
          </table:table-cell>
          <table:table-cell office:value-type="float" office:value="499735" table:style-name="ce5">
            <text:p>499.735</text:p>
          </table:table-cell>
          <table:table-cell office:value-type="float" office:value="31961" table:style-name="ce5">
            <text:p>31.961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SOCIAL CLASS</text:p>
          </table:table-cell>
          <table:table-cell office:value-type="string" table:style-name="ce3">
            <text:p>A</text:p>
          </table:table-cell>
          <table:table-cell office:value-type="float" office:value="12536" table:style-name="ce5">
            <text:p>12.536</text:p>
          </table:table-cell>
          <table:table-cell office:value-type="float" office:value="562932" table:style-name="ce5">
            <text:p>562.932</text:p>
          </table:table-cell>
          <table:table-cell office:value-type="float" office:value="1379" table:style-name="ce5">
            <text:p>1.379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334441" table:style-name="ce5">
            <text:p>334.441</text:p>
          </table:table-cell>
          <table:table-cell office:value-type="float" office:value="1413796" table:style-name="ce5">
            <text:p>1.413.796</text:p>
          </table:table-cell>
          <table:table-cell office:value-type="float" office:value="17283" table:style-name="ce5">
            <text:p>17.283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642572" table:style-name="ce5">
            <text:p>642.572</text:p>
          </table:table-cell>
          <table:table-cell office:value-type="float" office:value="1733536" table:style-name="ce5">
            <text:p>1.733.536</text:p>
          </table:table-cell>
          <table:table-cell office:value-type="float" office:value="931586" table:style-name="ce5">
            <text:p>931.586</text:p>
          </table:table-cell>
          <table:table-cell office:value-type="float" office:value="985" table:style-name="ce5">
            <text:p>985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396116" table:style-name="ce5">
            <text:p>396.116</text:p>
          </table:table-cell>
          <table:table-cell office:value-type="float" office:value="725189" table:style-name="ce5">
            <text:p>725.189</text:p>
          </table:table-cell>
          <table:table-cell office:value-type="float" office:value="55573" table:style-name="ce5">
            <text:p>55.573</text:p>
          </table:table-cell>
          <table:table-cell office:value-type="float" office:value="11918" table:style-name="ce5">
            <text:p>11.918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meta:initial-creator>tabular Workbook</meta:initial-creator>
    <dc:creator>Fabio Storino</dc:creator>
    <meta:creation-date>2022-06-16T23:15:02Z</meta:creation-date>
    <dc:date>2022-06-20T19:19:28Z</dc:date>
  </office:meta>
</office:document-meta>
</file>